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7FC3B5C7BA105528FB.jpg" manifest:media-type="image/jpeg"/>
  <manifest:file-entry manifest:full-path="Pictures/100000000000016800000168E00E0282D627F6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355cm" fo:min-width="9.952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598cm" fo:min-width="2.60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041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185cm" fo:min-width="2.0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598cm" fo:min-width="0.8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308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365cm" fo:min-width="1.50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3.019cm" fo:min-width="1.02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54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366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Long_20_Dash" svg:stroke-width="0.026cm" svg:stroke-color="#00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092cm" fo:min-width="2.95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2" draw:textarea-vertical-align="middle" draw:auto-grow-height="false" draw:fit-to-size="false" style:shrink-to-fit="false" fo:min-height="1.092cm" fo:min-width="3.47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2.048cm" fo:min-width="0.33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2.409cm" fo:min-width="1.17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598cm" fo:min-width="0.73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4.466cm" fo:min-width="1.025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245cm" fo:min-width="4.46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772cm" fo:min-width="4.46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709cm" fo:min-width="4.46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3.828cm" fo:min-width="0.62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3.757cm" fo:min-width="1.02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942cm" fo:min-width="1.61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245cm" fo:min-width="2.77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245cm" fo:min-width="2.682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598cm" fo:min-width="0.87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948cm" fo:min-width="2.06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998cm" fo:min-width="1.52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245cm" fo:min-width="2.83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708cm" fo:min-width="2.83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245cm" fo:min-width="1.4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028cm" fo:min-width="0.56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245cm" fo:min-width="1.7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cm" fo:min-width="0.67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474cm" fo:min-width="0.25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389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2.04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1.622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1.191cm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solid" svg:stroke-width="0cm" svg:stroke-color="#ff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solid" svg:stroke-width="0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solid" svg:stroke-width="0cm" svg:stroke-color="#c00000" draw:fill="solid" draw:fill-color="#ff0000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2.331cm" fo:min-width="1.364cm" fo:padding-top="0.125cm" fo:padding-bottom="0.125cm" fo:padding-left="0.25cm" fo:padding-right="0.25cm" fo:wrap-option="wrap"/>
    </style:style>
    <style:style style:name="gr5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53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35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b05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b05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ff000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245cm" fo:min-width="1.339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1.927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solid" svg:stroke-width="0.035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53cm" svg:stroke-color="#70ad47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04cm" fo:min-width="7.904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236cm" fo:min-width="1.994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788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1cm" fo:min-width="1.543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1.235cm" fo:min-width="0.608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199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048cm" fo:min-width="1.114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2.379cm" fo:min-width="0.726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558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246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829cm" fo:min-width="2.281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2" draw:textarea-vertical-align="middle" draw:auto-grow-height="false" draw:fit-to-size="false" style:shrink-to-fit="false" fo:min-height="0.828cm" fo:min-width="2.696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598cm" fo:min-width="0.173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889cm" fo:min-width="0.849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236cm" fo:min-width="0.49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3.543cm" fo:min-width="0.726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952cm" fo:min-width="3.491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572cm" fo:min-width="3.491cm" fo:padding-top="0.125cm" fo:padding-bottom="0.125cm" fo:padding-left="0.25cm" fo:padding-right="0.25cm" fo:wrap-option="wrap"/>
    </style:style>
    <style:style style:name="gr119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521cm" fo:min-width="3.491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3.029cm" fo:min-width="0.403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2.972cm" fo:min-width="0.726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709cm" fo:min-width="1.2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952cm" fo:min-width="2.131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952cm" fo:min-width="2.06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237cm" fo:min-width="0.607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0.714cm" fo:min-width="1.565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558cm" fo:min-width="1.126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952cm" fo:min-width="2.179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52cm" fo:min-width="2.179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954cm" fo:min-width="1.048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779cm" fo:min-width="0.354cm" fo:padding-top="0.125cm" fo:padding-bottom="0.125cm" fo:padding-left="0.25cm" fo:padding-right="0.25cm" fo:wrap-option="wrap"/>
    </style:style>
    <style:style style:name="gr132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954cm" fo:min-width="1.288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cm" fo:min-width="0.444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333cm" fo:min-width="0.106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332cm" fo:min-width="0.107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264cm" fo:min-width="0cm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1.542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1.207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35cm" svg:stroke-color="#527f34" draw:stroke-linejoin="miter" svg:stroke-linecap="butt" draw:fill="solid" draw:fill-color="#70ad47" draw:textarea-vertical-align="middle" draw:auto-grow-height="false" draw:fit-to-size="false" style:shrink-to-fit="false" fo:min-height="0cm" fo:min-width="0.86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18cm" svg:stroke-color="#000000" draw:stroke-linejoin="miter" svg:stroke-linecap="butt" draw:fill="gradient" draw:fill-gradient-name="Gradient_20_1" draw:textarea-vertical-align="middle" draw:auto-grow-height="false" draw:fit-to-size="false" style:shrink-to-fit="false" fo:min-height="1.826cm" fo:min-width="1cm" fo:padding-top="0.125cm" fo:padding-bottom="0.125cm" fo:padding-left="0.25cm" fo:padding-right="0.25cm" fo:wrap-option="wrap"/>
    </style:style>
    <style:style style:name="gr1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48cm" fo:min-width="0.978cm" fo:padding-top="0.125cm" fo:padding-bottom="0.125cm" fo:padding-left="0.25cm" fo:padding-right="0.25cm" fo:wrap-option="wrap"/>
    </style:style>
    <style:style style:name="gr14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1.452cm" fo:padding-top="0.125cm" fo:padding-bottom="0.125cm" fo:padding-left="0.25cm" fo:padding-right="0.25cm" fo:wrap-option="wrap"/>
    </style:style>
    <style:style style:name="gr16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1.451cm" fo:padding-top="0.125cm" fo:padding-bottom="0.125cm" fo:padding-left="0.25cm" fo:padding-right="0.25cm" fo:wrap-option="wrap"/>
    </style:style>
    <style:style style:name="gr17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solid" svg:stroke-width="0.035cm" svg:stroke-color="#7a7a7a" draw:stroke-linejoin="miter" svg:stroke-linecap="butt" draw:fill="solid" draw:fill-color="#a5a5a5" draw:textarea-vertical-align="middle" draw:auto-grow-height="false" draw:fit-to-size="false" style:shrink-to-fit="false" fo:min-height="0.332cm" fo:min-width="0.108cm" fo:padding-top="0.125cm" fo:padding-bottom="0.125cm" fo:padding-left="0.25cm" fo:padding-right="0.25cm" fo:wrap-option="wrap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Forestbird-title">
      <style:graphic-properties draw:auto-grow-height="true" fo:min-height="5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8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-notes">
      <style:graphic-properties draw:fill-color="#ffffff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r17" style:family="presentation" style:parent-style-name="Forestbird3-title">
      <style:graphic-properties fo:min-height="11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Liberation Sans1" fo:font-size="24pt" style:font-size-asian="24pt" style:font-size-complex="24pt"/>
    </style:style>
    <style:style style:name="P3" style:family="paragraph">
      <loext:graphic-properties draw:fill-color="#ffffff"/>
      <style:text-properties style:font-name="Liberation Sans1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a5a5a5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12" style:family="paragraph">
      <loext:graphic-properties draw:fill="solid" draw:fill-color="#70ad47"/>
      <style:paragraph-properties fo:text-align="center" style:font-independent-line-spacing="true"/>
      <style:text-properties fo:font-size="18pt"/>
    </style:style>
    <style:style style:name="P13" style:family="paragraph">
      <loext:graphic-properties draw:fill="solid" draw:fill-color="#ff0000"/>
      <style:paragraph-properties fo:text-align="start"/>
      <style:text-properties fo:font-size="18pt"/>
    </style:style>
    <style:style style:name="P14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text-properties style:font-name="Liberation Sans1"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style:font-name="Liberation Sans1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5.5cm" svg:x="1.5cm" svg:y="0.5cm" presentation:class="title" presentation:user-transformed="true">
          <draw:text-box>
            <text:p text:style-name="P1"><text:span text:style-name="T1"><text:s/></text:span><text:span text:style-name="T1">S</text:span><text:span text:style-name="T1">t</text:span><text:span text:style-name="T1">a</text:span><text:span text:style-name="T1">t</text:span><text:span text:style-name="T1">u</text:span><text:span text:style-name="T1">s</text:span><text:span text:style-name="T1"> </text:span><text:span text:style-name="T1">o</text:span><text:span text:style-name="T1">f</text:span><text:span text:style-name="T1"> </text:span><text:span text:style-name="T1">I</text:span><text:span text:style-name="T1">C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v</text:span><text:span text:style-name="T1">i</text:span><text:span text:style-name="T1">t</text:span><text:span text:style-name="T1">y</text:span></text:p>
          </draw:text-box>
        </draw:frame>
        <draw:frame presentation:style-name="pr2" draw:text-style-name="P3" draw:layer="layout" svg:width="24.5cm" svg:height="8cm" svg:x="1.5cm" svg:y="5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P</text:span><text:span text:style-name="T2">r</text:span><text:span text:style-name="T2">e</text:span><text:span text:style-name="T2">p</text:span><text:span text:style-name="T2">a</text:span><text:span text:style-name="T2">r</text:span><text:span text:style-name="T2">e</text:span><text:span text:style-name="T2">d</text:span><text:span text:style-name="T2"> </text:span><text:span text:style-name="T2">b</text:span><text:span text:style-name="T2">y</text:span><text:span text:style-name="T2">:</text:span><text:span text:style-name="T2"> </text:span><text:span text:style-name="T2">D</text:span><text:span text:style-name="T2">a</text:span><text:span text:style-name="T2">v</text:span><text:span text:style-name="T2">e</text:span><text:span text:style-name="T2"> </text:span><text:span text:style-name="T2">B</text:span><text:span text:style-name="T2">o</text:span><text:span text:style-name="T2">r</text:span><text:span text:style-name="T2">j</text:span><text:span text:style-name="T2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 text:style-name="P1"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text:span text:style-name="T1"> </text:span><text:span text:style-name="T1">o</text:span><text:span text:style-name="T1">f</text:span><text:span text:style-name="T1"> </text:span><text:span text:style-name="T1">C</text:span><text:span text:style-name="T1">a</text:span><text:span text:style-name="T1">m</text:span><text:span text:style-name="T1">p</text:span><text:span text:style-name="T1">u</text:span><text:span text:style-name="T1">s</text:span><text:span text:style-name="T1"> </text:span><text:span text:style-name="T1">I</text:span><text:span text:style-name="T1">C</text:span><text:span text:style-name="T1">T</text:span><text:span text:style-name="T1"> </text:span><text:span text:style-name="T1">I</text:span><text:span text:style-name="T1">n</text:span><text:span text:style-name="T1">f</text:span><text:span text:style-name="T1">r</text:span><text:span text:style-name="T1">a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draw:name="Title 1" presentation:style-name="pr5" draw:text-style-name="P6" draw:layer="layout" svg:width="25.399cm" svg:height="0.957cm" svg:x="4.224cm" svg:y="0.312cm" presentation:class="title" presentation:user-transformed="true">
          <draw:text-box>
            <text:p text:style-name="P5"><text:span text:style-name="T3">C</text:span><text:span text:style-name="T3">a</text:span><text:span text:style-name="T3">l</text:span><text:span text:style-name="T3">a</text:span><text:span text:style-name="T3">b</text:span><text:span text:style-name="T3">a</text:span><text:span text:style-name="T3">n</text:span><text:span text:style-name="T3">g</text:span><text:span text:style-name="T3">a</text:span></text:p>
          </draw:text-box>
        </draw:frame>
        <draw:custom-shape draw:name="Rectangle 3" draw:style-name="gr2" draw:text-style-name="P7" draw:layer="layout" svg:width="10.451cm" svg:height="1.604cm" svg:x="3.825cm" svg:y="17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" draw:text-style-name="P8" draw:layer="layout" svg:x1="6.464cm" svg:y1="17.444cm" svg:x2="6.465cm" svg:y2="19.05cm">
          <text:p/>
        </draw:line>
        <draw:line draw:name="Straight Connector 7" draw:style-name="gr4" draw:text-style-name="P8" draw:layer="layout" svg:x1="6.533cm" svg:y1="17.444cm" svg:x2="6.534cm" svg:y2="19.05cm">
          <text:p/>
        </draw:line>
        <draw:line draw:name="Straight Connector 8" draw:style-name="gr4" draw:text-style-name="P8" draw:layer="layout" svg:x1="7.286cm" svg:y1="17.444cm" svg:x2="7.287cm" svg:y2="19.05cm">
          <text:p/>
        </draw:line>
        <draw:line draw:name="Straight Connector 9" draw:style-name="gr3" draw:text-style-name="P8" draw:layer="layout" svg:x1="7.362cm" svg:y1="17.444cm" svg:x2="7.363cm" svg:y2="19.05cm">
          <text:p/>
        </draw:line>
        <draw:line draw:name="Straight Connector 10" draw:style-name="gr4" draw:text-style-name="P8" draw:layer="layout" svg:x1="6.533cm" svg:y1="18.241cm" svg:x2="7.286cm" svg:y2="18.242cm">
          <text:p/>
        </draw:line>
        <draw:line draw:name="Straight Connector 13" draw:style-name="gr4" draw:text-style-name="P8" draw:layer="layout" svg:x1="6.533cm" svg:y1="17.444cm" svg:x2="7.286cm" svg:y2="17.445cm">
          <text:p/>
        </draw:line>
        <draw:line draw:name="Straight Connector 14" draw:style-name="gr4" draw:text-style-name="P8" draw:layer="layout" svg:x1="6.563cm" svg:y1="19.058cm" svg:x2="7.286cm" svg:y2="19.05cm">
          <text:p/>
        </draw:line>
        <draw:line draw:name="Straight Connector 18" draw:style-name="gr4" draw:text-style-name="P8" draw:layer="layout" svg:x1="9.479cm" svg:y1="17.444cm" svg:x2="9.48cm" svg:y2="19.05cm">
          <text:p/>
        </draw:line>
        <draw:line draw:name="Straight Connector 19" draw:style-name="gr4" draw:text-style-name="P8" draw:layer="layout" svg:x1="8.688cm" svg:y1="17.444cm" svg:x2="8.689cm" svg:y2="19.05cm">
          <text:p/>
        </draw:line>
        <draw:line draw:name="Straight Connector 20" draw:style-name="gr3" draw:text-style-name="P8" draw:layer="layout" svg:x1="9.555cm" svg:y1="17.439cm" svg:x2="9.556cm" svg:y2="19.044cm">
          <text:p/>
        </draw:line>
        <draw:line draw:name="Straight Connector 21" draw:style-name="gr3" draw:text-style-name="P8" draw:layer="layout" svg:x1="8.61cm" svg:y1="17.439cm" svg:x2="8.611cm" svg:y2="19.044cm">
          <text:p/>
        </draw:line>
        <draw:line draw:name="Straight Connector 22" draw:style-name="gr4" draw:text-style-name="P8" draw:layer="layout" svg:x1="8.688cm" svg:y1="18.254cm" svg:x2="9.441cm" svg:y2="18.255cm">
          <text:p/>
        </draw:line>
        <draw:line draw:name="Straight Connector 23" draw:style-name="gr4" draw:text-style-name="P8" draw:layer="layout" svg:x1="8.688cm" svg:y1="17.451cm" svg:x2="9.441cm" svg:y2="17.452cm">
          <text:p/>
        </draw:line>
        <draw:line draw:name="Straight Connector 24" draw:style-name="gr4" draw:text-style-name="P8" draw:layer="layout" svg:x1="8.688cm" svg:y1="19.032cm" svg:x2="9.441cm" svg:y2="19.033cm">
          <text:p/>
        </draw:line>
        <draw:line draw:name="Straight Connector 25" draw:style-name="gr4" draw:text-style-name="P8" draw:layer="layout" svg:x1="13.588cm" svg:y1="17.453cm" svg:x2="13.589cm" svg:y2="19.058cm">
          <text:p/>
        </draw:line>
        <draw:line draw:name="Straight Connector 26" draw:style-name="gr4" draw:text-style-name="P8" draw:layer="layout" svg:x1="14.277cm" svg:y1="17.439cm" svg:x2="14.278cm" svg:y2="19.044cm">
          <text:p/>
        </draw:line>
        <draw:line draw:name="Straight Connector 27" draw:style-name="gr4" draw:text-style-name="P8" draw:layer="layout" svg:x1="13.588cm" svg:y1="17.439cm" svg:x2="14.277cm" svg:y2="17.44cm">
          <text:p/>
        </draw:line>
        <draw:line draw:name="Straight Connector 29" draw:style-name="gr4" draw:text-style-name="P8" draw:layer="layout" svg:x1="13.588cm" svg:y1="19.021cm" svg:x2="14.277cm" svg:y2="19.022cm">
          <text:p/>
        </draw:line>
        <draw:line draw:name="Straight Connector 31" draw:style-name="gr3" draw:text-style-name="P8" draw:layer="layout" svg:x1="13.503cm" svg:y1="18.241cm" svg:x2="3.824cm" svg:y2="18.247cm">
          <text:p/>
        </draw:line>
        <draw:custom-shape draw:name="Rectangle 32" draw:style-name="gr5" draw:text-style-name="P7" draw:layer="layout" svg:width="3.101cm" svg:height="1.847cm" svg:x="14.641cm" svg:y="17.1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6" draw:text-style-name="P9" draw:layer="layout" svg:width="0.315cm" svg:height="1.29cm" svg:x="14.324cm" svg:y="17.1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6" draw:text-style-name="P9" draw:layer="layout" svg:width="0.315cm" svg:height="1.29cm" svg:x="17.743cm" svg:y="17.1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9" draw:layer="layout" svg:width="2.539cm" svg:height="0.434cm" svg:x="17.814cm" svg:y="18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8" draw:text-style-name="P9" draw:layer="layout" svg:width="1.376cm" svg:height="1.847cm" svg:x="18.963cm" svg:y="17.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9" draw:text-style-name="P9" draw:layer="layout" svg:width="0.21cm" svg:height="0.557cm" svg:x="20.313cm" svg:y="18.4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0" draw:text-style-name="P7" draw:layer="layout" svg:width="2.007cm" svg:height="1.614cm" svg:x="23.013cm" svg:y="17.4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1" draw:text-style-name="P7" draw:layer="layout" svg:width="1.524cm" svg:height="3.268cm" svg:x="22.751cm" svg:y="13.8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0" draw:layer="layout" svg:width="0.126cm" svg:height="1.003cm" svg:x="24.017cm" svg:y="15.1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3" draw:text-style-name="P10" draw:layer="layout" svg:width="0.126cm" svg:height="0.615cm" svg:x="23.943cm" svg:y="17.9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3" draw:text-style-name="P8" draw:layer="layout" svg:x1="23.943cm" svg:y1="18.29cm" svg:x2="23.089cm" svg:y2="19.012cm">
          <text:p/>
        </draw:line>
        <draw:line draw:name="Straight Connector 45" draw:style-name="gr3" draw:text-style-name="P8" draw:layer="layout" svg:x1="24.117cm" svg:y1="18.29cm" svg:x2="24.999cm" svg:y2="19.05cm">
          <text:p/>
        </draw:line>
        <draw:line draw:name="Straight Connector 49" draw:style-name="gr14" draw:text-style-name="P8" draw:layer="layout" svg:x1="24.999cm" svg:y1="17.451cm" svg:x2="24.144cm" svg:y2="18.241cm">
          <text:p/>
        </draw:line>
        <draw:line draw:name="Straight Connector 50" draw:style-name="gr14" draw:text-style-name="P8" draw:layer="layout" svg:x1="23.943cm" svg:y1="18.29cm" svg:x2="23.013cm" svg:y2="17.475cm">
          <text:p/>
        </draw:line>
        <draw:line draw:name="Straight Connector 52" draw:style-name="gr3" draw:text-style-name="P8" draw:layer="layout" svg:x1="23.478cm" svg:y1="16.502cm" svg:x2="22.763cm" svg:y2="17.127cm">
          <text:p/>
        </draw:line>
        <draw:line draw:name="Straight Connector 54" draw:style-name="gr3" draw:text-style-name="P8" draw:layer="layout" svg:x1="23.513cm" svg:y1="16.468cm" svg:x2="24.318cm" svg:y2="17.159cm">
          <text:p/>
        </draw:line>
        <draw:line draw:name="Straight Connector 57" draw:style-name="gr3" draw:text-style-name="P8" draw:layer="layout" svg:x1="22.751cm" svg:y1="13.851cm" svg:x2="23.513cm" svg:y2="14.444cm">
          <text:p/>
        </draw:line>
        <draw:line draw:name="Straight Connector 59" draw:style-name="gr3" draw:text-style-name="P8" draw:layer="layout" svg:x1="24.275cm" svg:y1="13.843cm" svg:x2="23.561cm" svg:y2="14.444cm">
          <text:p/>
        </draw:line>
        <draw:line draw:name="Straight Connector 63" draw:style-name="gr4" draw:text-style-name="P8" draw:layer="layout" svg:x1="23.561cm" svg:y1="14.444cm" svg:x2="23.513cm" svg:y2="16.46cm">
          <text:p/>
        </draw:line>
        <draw:line draw:name="Straight Connector 65" draw:style-name="gr3" draw:text-style-name="P8" draw:layer="layout" svg:x1="14.249cm" svg:y1="18.455cm" svg:x2="18.059cm" svg:y2="18.456cm">
          <text:p/>
        </draw:line>
        <draw:line draw:name="Straight Connector 66" draw:style-name="gr3" draw:text-style-name="P8" draw:layer="layout" svg:x1="14.769cm" svg:y1="17.854cm" svg:x2="17.571cm" svg:y2="17.855cm">
          <text:p/>
        </draw:line>
        <draw:line draw:name="Straight Connector 69" draw:style-name="gr3" draw:text-style-name="P8" draw:layer="layout" svg:x1="14.787cm" svg:y1="17.858cm" svg:x2="14.314cm" svg:y2="17.171cm">
          <text:p/>
        </draw:line>
        <draw:line draw:name="Straight Connector 78" draw:style-name="gr3" draw:text-style-name="P8" draw:layer="layout" svg:x1="14.809cm" svg:y1="17.821cm" svg:x2="14.314cm" svg:y2="18.455cm">
          <text:p/>
        </draw:line>
        <draw:line draw:name="Straight Connector 80" draw:style-name="gr15" draw:text-style-name="P8" draw:layer="layout" svg:x1="14.482cm" svg:y1="18.455cm" svg:x2="14.483cm" svg:y2="18.456cm">
          <text:p/>
        </draw:line>
        <draw:line draw:name="Straight Connector 81" draw:style-name="gr3" draw:text-style-name="P8" draw:layer="layout" svg:x1="18.009cm" svg:y1="17.198cm" svg:x2="17.514cm" svg:y2="17.831cm">
          <text:p/>
        </draw:line>
        <draw:line draw:name="Straight Connector 82" draw:style-name="gr3" draw:text-style-name="P8" draw:layer="layout" svg:x1="18.016cm" svg:y1="18.438cm" svg:x2="17.507cm" svg:y2="17.825cm">
          <text:p/>
        </draw:line>
        <draw:line draw:name="Straight Connector 86" draw:style-name="gr3" draw:text-style-name="P8" draw:layer="layout" svg:x1="18.985cm" svg:y1="17.198cm" svg:x2="19.668cm" svg:y2="17.717cm">
          <text:p/>
        </draw:line>
        <draw:line draw:name="Straight Connector 87" draw:style-name="gr3" draw:text-style-name="P8" draw:layer="layout" svg:x1="19.615cm" svg:y1="18.511cm" svg:x2="20.313cm" svg:y2="19.012cm">
          <text:p/>
        </draw:line>
        <draw:line draw:name="Straight Connector 89" draw:style-name="gr3" draw:text-style-name="P8" draw:layer="layout" svg:x1="20.313cm" svg:y1="17.216cm" svg:x2="19.703cm" svg:y2="17.735cm">
          <text:p/>
        </draw:line>
        <draw:line draw:name="Straight Connector 92" draw:style-name="gr3" draw:text-style-name="P8" draw:layer="layout" svg:x1="19.615cm" svg:y1="18.511cm" svg:x2="19.005cm" svg:y2="19.03cm">
          <text:p/>
        </draw:line>
        <draw:line draw:name="Straight Connector 95" draw:style-name="gr16" draw:text-style-name="P8" draw:layer="layout" svg:x1="19.69cm" svg:y1="17.717cm" svg:x2="19.651cm" svg:y2="18.494cm">
          <text:p/>
        </draw:line>
        <draw:line draw:name="Straight Connector 97" draw:style-name="gr3" draw:text-style-name="P8" draw:layer="layout" svg:x1="14.286cm" svg:y1="17.159cm" svg:x2="18.096cm" svg:y2="17.16cm">
          <text:p/>
        </draw:line>
        <draw:line draw:name="Straight Connector 99" draw:style-name="gr3" draw:text-style-name="P8" draw:layer="layout" svg:x1="18.923cm" svg:y1="17.188cm" svg:x2="20.34cm" svg:y2="17.196cm">
          <text:p/>
        </draw:line>
        <draw:line draw:name="Straight Connector 102" draw:style-name="gr3" draw:text-style-name="P8" draw:layer="layout" svg:x1="18.943cm" svg:y1="19.022cm" svg:x2="20.36cm" svg:y2="19.03cm">
          <text:p/>
        </draw:line>
        <draw:line draw:name="Straight Connector 104" draw:style-name="gr3" draw:text-style-name="P8" draw:layer="layout" svg:x1="14.265cm" svg:y1="17.419cm" svg:x2="3.789cm" svg:y2="17.401cm">
          <text:p/>
        </draw:line>
        <draw:line draw:name="Straight Connector 105" draw:style-name="gr3" draw:text-style-name="P8" draw:layer="layout" svg:x1="14.253cm" svg:y1="19.035cm" svg:x2="3.778cm" svg:y2="19.017cm">
          <text:p/>
        </draw:line>
        <draw:line draw:name="Straight Connector 106" draw:style-name="gr3" draw:text-style-name="P8" draw:layer="layout" svg:x1="3.778cm" svg:y1="17.369cm" svg:x2="3.779cm" svg:y2="18.975cm">
          <text:p/>
        </draw:line>
        <draw:line draw:name="Straight Connector 107" draw:style-name="gr3" draw:text-style-name="P8" draw:layer="layout" svg:x1="18.963cm" svg:y1="17.161cm" svg:x2="18.965cm" svg:y2="19.079cm">
          <text:p/>
        </draw:line>
        <draw:line draw:name="Straight Connector 111" draw:style-name="gr3" draw:text-style-name="P8" draw:layer="layout" svg:x1="20.291cm" svg:y1="17.161cm" svg:x2="20.293cm" svg:y2="19.079cm">
          <text:p/>
        </draw:line>
        <draw:line draw:name="Straight Connector 112" draw:style-name="gr16" draw:text-style-name="P8" draw:layer="layout" svg:x1="22.98cm" svg:y1="17.43cm" svg:x2="23.001cm" svg:y2="19.079cm">
          <text:p/>
        </draw:line>
        <draw:line draw:name="Straight Connector 115" draw:style-name="gr16" draw:text-style-name="P8" draw:layer="layout" svg:x1="25.055cm" svg:y1="17.43cm" svg:x2="25.076cm" svg:y2="19.079cm">
          <text:p/>
        </draw:line>
        <draw:line draw:name="Straight Connector 116" draw:style-name="gr3" draw:text-style-name="P8" draw:layer="layout" svg:x1="23.001cm" svg:y1="17.457cm" svg:x2="25.088cm" svg:y2="17.458cm">
          <text:p/>
        </draw:line>
        <draw:line draw:name="Straight Connector 118" draw:style-name="gr3" draw:text-style-name="P8" draw:layer="layout" svg:x1="23.001cm" svg:y1="19.104cm" svg:x2="25.088cm" svg:y2="19.105cm">
          <text:p/>
        </draw:line>
        <draw:custom-shape draw:name="Rectangle 119" draw:style-name="gr17" draw:text-style-name="P7" draw:layer="layout" svg:width="3.457cm" svg:height="1.341cm" svg:x="25.485cm" svg:y="17.6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0" draw:style-name="gr3" draw:text-style-name="P8" draw:layer="layout" svg:x1="26.103cm" svg:y1="18.411cm" svg:x2="28.181cm" svg:y2="18.437cm">
          <text:p/>
        </draw:line>
        <draw:line draw:name="Straight Connector 122" draw:style-name="gr3" draw:text-style-name="P8" draw:layer="layout" svg:x1="25.485cm" svg:y1="17.735cm" svg:x2="26.132cm" svg:y2="18.402cm">
          <text:p/>
        </draw:line>
        <draw:line draw:name="Straight Connector 124" draw:style-name="gr3" draw:text-style-name="P8" draw:layer="layout" svg:x1="28.181cm" svg:y1="18.437cm" svg:x2="28.943cm" svg:y2="19.03cm">
          <text:p/>
        </draw:line>
        <draw:line draw:name="Straight Connector 126" draw:style-name="gr3" draw:text-style-name="P8" draw:layer="layout" svg:x1="28.919cm" svg:y1="17.745cm" svg:x2="28.181cm" svg:y2="18.455cm">
          <text:p/>
        </draw:line>
        <draw:line draw:name="Straight Connector 128" draw:style-name="gr3" draw:text-style-name="P8" draw:layer="layout" svg:x1="26.115cm" svg:y1="18.408cm" svg:x2="25.472cm" svg:y2="19.068cm">
          <text:p/>
        </draw:line>
        <draw:line draw:name="Straight Connector 131" draw:style-name="gr3" draw:text-style-name="P8" draw:layer="layout" svg:x1="25.866cm" svg:y1="17.612cm" svg:x2="25.058cm" svg:y2="17.396cm">
          <text:p/>
        </draw:line>
        <draw:line draw:name="Straight Connector 133" draw:style-name="gr3" draw:text-style-name="P8" draw:layer="layout" svg:x1="25.062cm" svg:y1="17.401cm" svg:x2="21.041cm" svg:y2="17.402cm">
          <text:p/>
        </draw:line>
        <draw:line draw:name="Straight Connector 134" draw:style-name="gr3" draw:text-style-name="P8" draw:layer="layout" svg:x1="25.085cm" svg:y1="17.179cm" svg:x2="21.064cm" svg:y2="17.18cm">
          <text:p/>
        </draw:line>
        <draw:line draw:name="Straight Connector 135" draw:style-name="gr3" draw:text-style-name="P8" draw:layer="layout" svg:x1="25.934cm" svg:y1="17.418cm" svg:x2="25.05cm" svg:y2="17.184cm">
          <text:p/>
        </draw:line>
        <draw:line draw:name="Straight Connector 137" draw:style-name="gr3" draw:text-style-name="P8" draw:layer="layout" svg:x1="20.35cm" svg:y1="17.342cm" svg:x2="21.065cm" svg:y2="17.392cm">
          <text:p/>
        </draw:line>
        <draw:line draw:name="Straight Connector 138" draw:style-name="gr3" draw:text-style-name="P8" draw:layer="layout" svg:x1="20.387cm" svg:y1="17.134cm" svg:x2="21.102cm" svg:y2="17.184cm">
          <text:p/>
        </draw:line>
        <draw:custom-shape draw:name="Rectangle 139" draw:style-name="gr18" draw:text-style-name="P11" draw:layer="layout" svg:width="3.975cm" svg:height="1.341cm" draw:transform="rotate (1.40795710758383) translate (30.707cm 17.27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0" draw:style-name="gr3" draw:text-style-name="P8" draw:layer="layout" svg:x1="31.31cm" svg:y1="13.338cm" svg:x2="31.936cm" svg:y2="14.144cm">
          <text:p/>
        </draw:line>
        <draw:line draw:name="Straight Connector 142" draw:style-name="gr3" draw:text-style-name="P8" draw:layer="layout" svg:x1="32.663cm" svg:y1="13.543cm" svg:x2="31.949cm" svg:y2="14.144cm">
          <text:p/>
        </draw:line>
        <draw:line draw:name="Straight Connector 144" draw:style-name="gr4" draw:text-style-name="P8" draw:layer="layout" svg:x1="31.952cm" svg:y1="14.104cm" svg:x2="31.469cm" svg:y2="16.813cm">
          <text:p/>
        </draw:line>
        <draw:line draw:name="Straight Connector 146" draw:style-name="gr3" draw:text-style-name="P8" draw:layer="layout" svg:x1="31.469cm" svg:y1="16.748cm" svg:x2="32.043cm" svg:y2="17.498cm">
          <text:p/>
        </draw:line>
        <draw:line draw:name="Straight Connector 148" draw:style-name="gr3" draw:text-style-name="P8" draw:layer="layout" svg:x1="31.461cm" svg:y1="16.748cm" svg:x2="30.721cm" svg:y2="17.273cm">
          <text:p/>
        </draw:line>
        <draw:line draw:name="Straight Connector 153" draw:style-name="gr3" draw:text-style-name="P8" draw:layer="layout" svg:x1="25.067cm" svg:y1="15.958cm" svg:x2="25.064cm" svg:y2="17.179cm">
          <text:p/>
        </draw:line>
        <draw:line draw:name="Straight Connector 156" draw:style-name="gr3" draw:text-style-name="P8" draw:layer="layout" svg:x1="25.126cm" svg:y1="15.967cm" svg:x2="25.122cm" svg:y2="17.188cm">
          <text:p/>
        </draw:line>
        <draw:line draw:name="Straight Connector 157" draw:style-name="gr3" draw:text-style-name="P8" draw:layer="layout" svg:x1="25.122cm" svg:y1="16.031cm" svg:x2="24.275cm" svg:y2="16.032cm">
          <text:p/>
        </draw:line>
        <draw:line draw:name="Straight Connector 159" draw:style-name="gr3" draw:text-style-name="P8" draw:layer="layout" svg:x1="25.122cm" svg:y1="15.969cm" svg:x2="24.275cm" svg:y2="15.97cm">
          <text:p/>
        </draw:line>
        <draw:line draw:name="Straight Connector 161" draw:style-name="gr3" draw:text-style-name="P8" draw:layer="layout" svg:x1="25.122cm" svg:y1="15.418cm" svg:x2="24.275cm" svg:y2="15.419cm">
          <text:p/>
        </draw:line>
        <draw:line draw:name="Straight Connector 162" draw:style-name="gr3" draw:text-style-name="P8" draw:layer="layout" svg:x1="25.122cm" svg:y1="15.452cm" svg:x2="24.275cm" svg:y2="15.453cm">
          <text:p/>
        </draw:line>
        <draw:line draw:name="Straight Connector 163" draw:style-name="gr3" draw:text-style-name="P8" draw:layer="layout" svg:x1="25.119cm" svg:y1="13.543cm" svg:x2="25.12cm" svg:y2="15.454cm">
          <text:p/>
        </draw:line>
        <draw:line draw:name="Straight Connector 165" draw:style-name="gr3" draw:text-style-name="P8" draw:layer="layout" svg:x1="25.14cm" svg:y1="13.543cm" svg:x2="23.915cm" svg:y2="13.544cm">
          <text:p/>
        </draw:line>
        <draw:line draw:name="Straight Connector 168" draw:style-name="gr3" draw:text-style-name="P8" draw:layer="layout" svg:x1="25.14cm" svg:y1="13.612cm" svg:x2="23.915cm" svg:y2="13.613cm">
          <text:p/>
        </draw:line>
        <draw:line draw:name="Straight Connector 169" draw:style-name="gr3" draw:text-style-name="P8" draw:layer="layout" svg:x1="25.05cm" svg:y1="13.507cm" svg:x2="25.051cm" svg:y2="15.418cm">
          <text:p/>
        </draw:line>
        <draw:line draw:name="Straight Connector 170" draw:style-name="gr3" draw:text-style-name="P8" draw:layer="layout" svg:x1="23.227cm" svg:y1="13.543cm" svg:x2="22.002cm" svg:y2="13.544cm">
          <text:p/>
        </draw:line>
        <draw:line draw:name="Straight Connector 171" draw:style-name="gr3" draw:text-style-name="P8" draw:layer="layout" svg:x1="23.227cm" svg:y1="13.624cm" svg:x2="20.819cm" svg:y2="13.625cm">
          <text:p/>
        </draw:line>
        <draw:line draw:name="Straight Connector 173" draw:style-name="gr19" draw:text-style-name="P8" draw:layer="layout" svg:x1="23.227cm" svg:y1="13.507cm" svg:x2="23.228cm" svg:y2="13.879cm">
          <text:p/>
        </draw:line>
        <draw:line draw:name="Straight Connector 175" draw:style-name="gr19" draw:text-style-name="P8" draw:layer="layout" svg:x1="23.943cm" svg:y1="13.507cm" svg:x2="23.944cm" svg:y2="13.879cm">
          <text:p/>
        </draw:line>
        <draw:custom-shape draw:name="Rectangle 176" draw:style-name="gr20" draw:text-style-name="P7" draw:layer="layout" svg:width="0.835cm" svg:height="2.297cm" svg:x="21.468cm" svg:y="14.2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8" draw:style-name="gr3" draw:text-style-name="P8" draw:layer="layout" svg:x1="23.227cm" svg:y1="13.543cm" svg:x2="20.819cm" svg:y2="13.544cm">
          <text:p/>
        </draw:line>
        <draw:custom-shape draw:name="Rectangle 4" draw:style-name="gr21" draw:text-style-name="P7" draw:layer="layout" svg:width="1.676cm" svg:height="2.658cm" svg:x="30.993cm" svg:y="10.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" draw:text-style-name="P7" draw:layer="layout" svg:width="1.237cm" svg:height="1.847cm" svg:x="31.318cm" svg:y="7.8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7" draw:layer="layout" svg:width="1.524cm" svg:height="4.715cm" svg:x="30.099cm" svg:y="2.2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4" draw:text-style-name="P7" draw:layer="layout" svg:width="4.963cm" svg:height="1.494cm" svg:x="24.768cm" svg:y="1.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9" draw:layer="layout" svg:width="4.963cm" svg:height="1.021cm" svg:x="19.403cm" svg:y="10.9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" draw:text-style-name="P9" draw:layer="layout" svg:width="4.963cm" svg:height="0.958cm" svg:x="19.403cm" svg:y="7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" draw:text-style-name="P7" draw:layer="layout" svg:width="1.122cm" svg:height="4.077cm" svg:x="23.228cm" svg:y="7.8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8" draw:text-style-name="P7" draw:layer="layout" svg:width="1.524cm" svg:height="4.006cm" svg:x="22.751cm" svg:y="2.9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9" draw:text-style-name="P7" draw:layer="layout" svg:width="2.113cm" svg:height="1.191cm" svg:x="22.303cm" svg:y="1.7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0" draw:text-style-name="P7" draw:layer="layout" svg:width="3.272cm" svg:height="1.494cm" svg:x="18.94cm" svg:y="1.7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1" draw:text-style-name="P7" draw:layer="layout" svg:width="3.181cm" svg:height="1.494cm" svg:x="15.076cm" svg:y="1.6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2" draw:text-style-name="P7" draw:layer="layout" svg:width="1.376cm" svg:height="1.847cm" svg:x="13.257cm" svg:y="0.9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3" draw:text-style-name="P7" draw:layer="layout" svg:width="2.568cm" svg:height="1.197cm" svg:x="10.375cm" svg:y="1.5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4" draw:text-style-name="P7" draw:layer="layout" svg:width="2.022cm" svg:height="2.247cm" svg:x="8.109cm" svg:y="0.9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5" draw:text-style-name="P9" draw:layer="layout" svg:width="3.331cm" svg:height="1.494cm" svg:x="4.413cm" svg:y="0.9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6" draw:text-style-name="P9" draw:layer="layout" svg:width="3.331cm" svg:height="0.957cm" svg:x="0.015cm" svg:y="1.2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37" draw:text-style-name="P9" draw:layer="layout" svg:width="1.924cm" svg:height="1.494cm" svg:x="3.577cm" svg:y="5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8" draw:text-style-name="P9" draw:layer="layout" svg:width="1.06cm" svg:height="1.277cm" svg:x="5.502cm" svg:y="5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39" draw:text-style-name="P9" draw:layer="layout" svg:width="2.223cm" svg:height="1.494cm" svg:x="6.465cm" svg:y="5.18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40" draw:text-style-name="P9" draw:layer="layout" svg:width="1.172cm" svg:height="0.126cm" svg:x="5.391cm" svg:y="6.7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41" draw:text-style-name="P9" draw:layer="layout" svg:width="0.754cm" svg:height="0.723cm" svg:x="5.599cm" svg:y="6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41" draw:text-style-name="P9" draw:layer="layout" svg:width="0.754cm" svg:height="0.723cm" svg:x="4.661cm" svg:y="6.6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7" draw:style-name="gr3" draw:text-style-name="P8" draw:layer="layout" svg:x1="31.097cm" svg:y1="10.734cm" svg:x2="31.825cm" svg:y2="11.485cm">
          <text:p/>
        </draw:line>
        <draw:line draw:name="Straight Connector 68" draw:style-name="gr3" draw:text-style-name="P8" draw:layer="layout" svg:x1="32.699cm" svg:y1="10.692cm" svg:x2="31.825cm" svg:y2="11.485cm">
          <text:p/>
        </draw:line>
        <draw:line draw:name="Straight Connector 73" draw:style-name="gr3" draw:text-style-name="P8" draw:layer="layout" svg:x1="31.86cm" svg:y1="12.646cm" svg:x2="32.663cm" svg:y2="13.33cm">
          <text:p/>
        </draw:line>
        <draw:line draw:name="Straight Connector 74" draw:style-name="gr3" draw:text-style-name="P8" draw:layer="layout" svg:x1="31.809cm" svg:y1="12.666cm" svg:x2="31.027cm" svg:y2="13.366cm">
          <text:p/>
        </draw:line>
        <draw:line draw:name="Straight Connector 76" draw:style-name="gr4" draw:text-style-name="P8" draw:layer="layout" svg:x1="31.821cm" svg:y1="11.47cm" svg:x2="31.831cm" svg:y2="12.697cm">
          <text:p/>
        </draw:line>
        <draw:line draw:name="Straight Connector 85" draw:style-name="gr4" draw:text-style-name="P8" draw:layer="layout" svg:x1="32.04cm" svg:y1="8.291cm" svg:x2="32.041cm" svg:y2="9.408cm">
          <text:p/>
        </draw:line>
        <draw:line draw:name="Straight Connector 90" draw:style-name="gr3" draw:text-style-name="P8" draw:layer="layout" svg:x1="31.327cm" svg:y1="7.915cm" svg:x2="32.04cm" svg:y2="8.291cm">
          <text:p/>
        </draw:line>
        <draw:line draw:name="Straight Connector 93" draw:style-name="gr3" draw:text-style-name="P8" draw:layer="layout" svg:x1="32.04cm" svg:y1="9.374cm" svg:x2="32.573cm" svg:y2="9.726cm">
          <text:p/>
        </draw:line>
        <draw:line draw:name="Straight Connector 96" draw:style-name="gr3" draw:text-style-name="P8" draw:layer="layout" svg:x1="32.502cm" svg:y1="7.914cm" svg:x2="32.065cm" svg:y2="8.291cm">
          <text:p/>
        </draw:line>
        <draw:line draw:name="Straight Connector 101" draw:style-name="gr3" draw:text-style-name="P8" draw:layer="layout" svg:x1="32.043cm" svg:y1="9.374cm" svg:x2="31.331cm" svg:y2="9.752cm">
          <text:p/>
        </draw:line>
        <draw:line draw:name="Straight Connector 108" draw:style-name="gr4" draw:text-style-name="P8" draw:layer="layout" svg:x1="30.793cm" svg:y1="2.928cm" svg:x2="30.861cm" svg:y2="6.295cm">
          <text:p/>
        </draw:line>
        <draw:line draw:name="Straight Connector 113" draw:style-name="gr3" draw:text-style-name="P8" draw:layer="layout" svg:x1="30.082cm" svg:y1="2.24cm" svg:x2="30.793cm" svg:y2="2.919cm">
          <text:p/>
        </draw:line>
        <draw:line draw:name="Straight Connector 117" draw:style-name="gr3" draw:text-style-name="P8" draw:layer="layout" svg:x1="30.891cm" svg:y1="6.263cm" svg:x2="31.601cm" svg:y2="6.941cm">
          <text:p/>
        </draw:line>
        <draw:line draw:name="Straight Connector 121" draw:style-name="gr3" draw:text-style-name="P8" draw:layer="layout" svg:x1="30.87cm" svg:y1="6.272cm" svg:x2="30.099cm" svg:y2="6.941cm">
          <text:p/>
        </draw:line>
        <draw:line draw:name="Straight Connector 125" draw:style-name="gr3" draw:text-style-name="P8" draw:layer="layout" svg:x1="31.613cm" svg:y1="2.232cm" svg:x2="30.842cm" svg:y2="2.901cm">
          <text:p/>
        </draw:line>
        <draw:line draw:name="Straight Connector 127" draw:style-name="gr4" draw:text-style-name="P8" draw:layer="layout" svg:x1="26.466cm" svg:y1="1.651cm" svg:x2="26.467cm" svg:y2="3.176cm">
          <text:p/>
        </draw:line>
        <draw:line draw:name="Straight Connector 130" draw:style-name="gr3" draw:text-style-name="P8" draw:layer="layout" svg:x1="26.47cm" svg:y1="1.678cm" svg:x2="27.18cm" svg:y2="2.356cm">
          <text:p/>
        </draw:line>
        <draw:line draw:name="Straight Connector 132" draw:style-name="gr3" draw:text-style-name="P8" draw:layer="layout" svg:x1="29.704cm" svg:y1="1.661cm" svg:x2="28.932cm" svg:y2="2.33cm">
          <text:p/>
        </draw:line>
        <draw:line draw:name="Straight Connector 136" draw:style-name="gr4" draw:text-style-name="P8" draw:layer="layout" svg:x1="27.18cm" svg:y1="2.374cm" svg:x2="28.943cm" svg:y2="2.375cm">
          <text:p/>
        </draw:line>
        <draw:line draw:name="Straight Connector 143" draw:style-name="gr3" draw:text-style-name="P8" draw:layer="layout" svg:x1="27.25cm" svg:y1="2.412cm" svg:x2="26.478cm" svg:y2="3.165cm">
          <text:p/>
        </draw:line>
        <draw:line draw:name="Straight Connector 149" draw:style-name="gr3" draw:text-style-name="P8" draw:layer="layout" svg:x1="28.897cm" svg:y1="2.366cm" svg:x2="29.687cm" svg:y2="3.103cm">
          <text:p/>
        </draw:line>
        <draw:line draw:name="Straight Connector 152" draw:style-name="gr3" draw:text-style-name="P8" draw:layer="layout" svg:x1="21.984cm" svg:y1="2.134cm" svg:x2="21.985cm" svg:y2="2.781cm">
          <text:p/>
        </draw:line>
        <draw:line draw:name="Straight Connector 160" draw:style-name="gr3" draw:text-style-name="P8" draw:layer="layout" svg:x1="21.64cm" svg:y1="1.709cm" svg:x2="21.641cm" svg:y2="2.781cm">
          <text:p/>
        </draw:line>
        <draw:line draw:name="Straight Connector 172" draw:style-name="gr3" draw:text-style-name="P8" draw:layer="layout" svg:x1="21.981cm" svg:y1="2.781cm" svg:x2="22.238cm" svg:y2="2.782cm">
          <text:p/>
        </draw:line>
        <draw:line draw:name="Straight Connector 177" draw:style-name="gr3" draw:text-style-name="P8" draw:layer="layout" svg:x1="21.981cm" svg:y1="2.287cm" svg:x2="22.238cm" svg:y2="2.288cm">
          <text:p/>
        </draw:line>
        <draw:line draw:name="Straight Connector 179" draw:style-name="gr3" draw:text-style-name="P8" draw:layer="layout" svg:x1="22.001cm" svg:y1="2.407cm" svg:x2="22.259cm" svg:y2="2.408cm">
          <text:p/>
        </draw:line>
        <draw:line draw:name="Straight Connector 180" draw:style-name="gr3" draw:text-style-name="P8" draw:layer="layout" svg:x1="22.004cm" svg:y1="2.566cm" svg:x2="22.261cm" svg:y2="2.567cm">
          <text:p/>
        </draw:line>
        <draw:line draw:name="Straight Connector 181" draw:style-name="gr3" draw:text-style-name="P8" draw:layer="layout" svg:x1="21.981cm" svg:y1="2.134cm" svg:x2="22.238cm" svg:y2="2.135cm">
          <text:p/>
        </draw:line>
        <draw:line draw:name="Straight Connector 182" draw:style-name="gr3" draw:text-style-name="P8" draw:layer="layout" svg:x1="22.001cm" svg:y1="2.681cm" svg:x2="22.259cm" svg:y2="2.682cm">
          <text:p/>
        </draw:line>
        <draw:line draw:name="Straight Connector 183" draw:style-name="gr3" draw:text-style-name="P8" draw:layer="layout" svg:x1="21.899cm" svg:y1="2.134cm" svg:x2="21.9cm" svg:y2="2.782cm">
          <text:p/>
        </draw:line>
        <draw:line draw:name="Straight Connector 184" draw:style-name="gr3" draw:text-style-name="P8" draw:layer="layout" svg:x1="21.627cm" svg:y1="2.134cm" svg:x2="21.885cm" svg:y2="2.135cm">
          <text:p/>
        </draw:line>
        <draw:line draw:name="Straight Connector 185" draw:style-name="gr3" draw:text-style-name="P8" draw:layer="layout" svg:x1="21.627cm" svg:y1="2.272cm" svg:x2="21.885cm" svg:y2="2.273cm">
          <text:p/>
        </draw:line>
        <draw:line draw:name="Straight Connector 186" draw:style-name="gr3" draw:text-style-name="P8" draw:layer="layout" svg:x1="21.627cm" svg:y1="2.419cm" svg:x2="21.885cm" svg:y2="2.42cm">
          <text:p/>
        </draw:line>
        <draw:line draw:name="Straight Connector 187" draw:style-name="gr3" draw:text-style-name="P8" draw:layer="layout" svg:x1="21.627cm" svg:y1="2.558cm" svg:x2="21.885cm" svg:y2="2.559cm">
          <text:p/>
        </draw:line>
        <draw:line draw:name="Straight Connector 188" draw:style-name="gr3" draw:text-style-name="P8" draw:layer="layout" svg:x1="21.627cm" svg:y1="2.681cm" svg:x2="21.885cm" svg:y2="2.682cm">
          <text:p/>
        </draw:line>
        <draw:line draw:name="Straight Connector 189" draw:style-name="gr42" draw:text-style-name="P8" draw:layer="layout" svg:x1="21.627cm" svg:y1="2.781cm" svg:x2="21.885cm" svg:y2="2.782cm">
          <text:p/>
        </draw:line>
        <draw:custom-shape draw:name="Straight Arrow Connector 191" draw:style-name="gr43" draw:text-style-name="P8" draw:layer="layout" svg:width="0.001cm" svg:height="0.639cm" svg:x="22.117cm" svg:y="2.16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96" draw:style-name="gr4" draw:text-style-name="P8" draw:layer="layout" svg:x1="23.789cm" svg:y1="8.43cm" svg:x2="23.79cm" svg:y2="11.383cm">
          <text:p/>
        </draw:line>
        <draw:line draw:name="Straight Connector 198" draw:style-name="gr3" draw:text-style-name="P8" draw:layer="layout" svg:x1="24.376cm" svg:y1="7.805cm" svg:x2="23.758cm" svg:y2="8.473cm">
          <text:p/>
        </draw:line>
        <draw:line draw:name="Straight Connector 200" draw:style-name="gr3" draw:text-style-name="P8" draw:layer="layout" svg:x1="23.789cm" svg:y1="11.309cm" svg:x2="23.232cm" svg:y2="11.927cm">
          <text:p/>
        </draw:line>
        <draw:line draw:name="Straight Connector 202" draw:style-name="gr3" draw:text-style-name="P8" draw:layer="layout" svg:x1="23.817cm" svg:y1="11.302cm" svg:x2="24.367cm" svg:y2="11.912cm">
          <text:p/>
        </draw:line>
        <draw:line draw:name="Straight Connector 204" draw:style-name="gr3" draw:text-style-name="P8" draw:layer="layout" svg:x1="23.242cm" svg:y1="7.831cm" svg:x2="23.793cm" svg:y2="8.44cm">
          <text:p/>
        </draw:line>
        <draw:line draw:name="Straight Connector 205" draw:style-name="gr4" draw:text-style-name="P8" draw:layer="layout" svg:x1="22.615cm" svg:y1="7.826cm" svg:x2="22.616cm" svg:y2="8.818cm">
          <text:p/>
        </draw:line>
        <draw:line draw:name="Straight Connector 207" draw:style-name="gr4" draw:text-style-name="P8" draw:layer="layout" svg:x1="21.627cm" svg:y1="7.792cm" svg:x2="21.628cm" svg:y2="8.785cm">
          <text:p/>
        </draw:line>
        <draw:line draw:name="Straight Connector 208" draw:style-name="gr4" draw:text-style-name="P8" draw:layer="layout" svg:x1="23.51cm" svg:y1="3.591cm" svg:x2="23.511cm" svg:y2="6.295cm">
          <text:p/>
        </draw:line>
        <draw:line draw:name="Straight Connector 211" draw:style-name="gr3" draw:text-style-name="P8" draw:layer="layout" svg:x1="23.55cm" svg:y1="6.252cm" svg:x2="24.261cm" svg:y2="6.931cm">
          <text:p/>
        </draw:line>
        <draw:line draw:name="Straight Connector 212" draw:style-name="gr3" draw:text-style-name="P8" draw:layer="layout" svg:x1="22.776cm" svg:y1="2.913cm" svg:x2="23.487cm" svg:y2="3.591cm">
          <text:p/>
        </draw:line>
        <draw:line draw:name="Straight Connector 215" draw:style-name="gr3" draw:text-style-name="P8" draw:layer="layout" svg:x1="24.205cm" svg:y1="2.962cm" svg:x2="23.544cm" svg:y2="3.612cm">
          <text:p/>
        </draw:line>
        <draw:line draw:name="Straight Connector 216" draw:style-name="gr3" draw:text-style-name="P8" draw:layer="layout" svg:x1="23.55cm" svg:y1="6.242cm" svg:x2="22.779cm" svg:y2="6.911cm">
          <text:p/>
        </draw:line>
        <draw:line draw:name="Straight Connector 218" draw:style-name="gr4" draw:text-style-name="P8" draw:layer="layout" svg:x1="25.208cm" svg:y1="2.4cm" svg:x2="25.866cm" svg:y2="2.401cm">
          <text:p/>
        </draw:line>
        <draw:line draw:name="Straight Connector 221" draw:style-name="gr3" draw:text-style-name="P8" draw:layer="layout" svg:x1="25.294cm" svg:y1="2.418cm" svg:x2="24.762cm" svg:y2="3.127cm">
          <text:p/>
        </draw:line>
        <draw:line draw:name="Straight Connector 224" draw:style-name="gr3" draw:text-style-name="P8" draw:layer="layout" svg:x1="26.456cm" svg:y1="1.703cm" svg:x2="25.851cm" svg:y2="2.4cm">
          <text:p/>
        </draw:line>
        <draw:line draw:name="Straight Connector 226" draw:style-name="gr3" draw:text-style-name="P8" draw:layer="layout" svg:x1="24.776cm" svg:y1="1.656cm" svg:x2="25.261cm" svg:y2="2.393cm">
          <text:p/>
        </draw:line>
        <draw:line draw:name="Straight Connector 228" draw:style-name="gr3" draw:text-style-name="P8" draw:layer="layout" svg:x1="25.802cm" svg:y1="2.389cm" svg:x2="26.429cm" svg:y2="3.112cm">
          <text:p/>
        </draw:line>
        <draw:line draw:name="Straight Connector 230" draw:style-name="gr4" draw:text-style-name="P8" draw:layer="layout" svg:x1="22.96cm" svg:y1="2.346cm" svg:x2="23.618cm" svg:y2="2.347cm">
          <text:p/>
        </draw:line>
        <draw:line draw:name="Straight Connector 231" draw:style-name="gr3" draw:text-style-name="P8" draw:layer="layout" svg:x1="23.594cm" svg:y1="2.346cm" svg:x2="24.364cm" svg:y2="2.906cm">
          <text:p/>
        </draw:line>
        <draw:line draw:name="Straight Connector 232" draw:style-name="gr3" draw:text-style-name="P8" draw:layer="layout" svg:x1="22.348cm" svg:y1="1.711cm" svg:x2="23.01cm" svg:y2="2.385cm">
          <text:p/>
        </draw:line>
        <draw:line draw:name="Straight Connector 235" draw:style-name="gr3" draw:text-style-name="P8" draw:layer="layout" svg:x1="24.385cm" svg:y1="1.736cm" svg:x2="23.634cm" svg:y2="2.322cm">
          <text:p/>
        </draw:line>
        <draw:line draw:name="Straight Connector 236" draw:style-name="gr3" draw:text-style-name="P8" draw:layer="layout" svg:x1="22.968cm" svg:y1="2.366cm" svg:x2="22.34cm" svg:y2="2.886cm">
          <text:p/>
        </draw:line>
        <draw:line draw:name="Straight Connector 239" draw:style-name="gr4" draw:text-style-name="P8" draw:layer="layout" svg:x1="16.009cm" svg:y1="2.428cm" svg:x2="17.425cm" svg:y2="2.429cm">
          <text:p/>
        </draw:line>
        <draw:line draw:name="Straight Connector 241" draw:style-name="gr3" draw:text-style-name="P8" draw:layer="layout" svg:x1="17.425cm" svg:y1="2.412cm" svg:x2="18.208cm" svg:y2="3.142cm">
          <text:p/>
        </draw:line>
        <draw:line draw:name="Straight Connector 242" draw:style-name="gr3" draw:text-style-name="P8" draw:layer="layout" svg:x1="15.111cm" svg:y1="1.7cm" svg:x2="16.056cm" svg:y2="2.458cm">
          <text:p/>
        </draw:line>
        <draw:line draw:name="Straight Connector 245" draw:style-name="gr3" draw:text-style-name="P8" draw:layer="layout" svg:x1="18.222cm" svg:y1="1.7cm" svg:x2="17.367cm" svg:y2="2.442cm">
          <text:p/>
        </draw:line>
        <draw:line draw:name="Straight Connector 246" draw:style-name="gr3" draw:text-style-name="P8" draw:layer="layout" svg:x1="16.048cm" svg:y1="2.463cm" svg:x2="15.12cm" svg:y2="3.176cm">
          <text:p/>
        </draw:line>
        <draw:line draw:name="Straight Connector 249" draw:style-name="gr4" draw:text-style-name="P8" draw:layer="layout" svg:x1="19.615cm" svg:y1="2.457cm" svg:x2="21.467cm" svg:y2="2.458cm">
          <text:p/>
        </draw:line>
        <draw:line draw:name="Straight Connector 252" draw:style-name="gr3" draw:text-style-name="P8" draw:layer="layout" svg:x1="21.483cm" svg:y1="2.468cm" svg:x2="22.145cm" svg:y2="3.142cm">
          <text:p/>
        </draw:line>
        <draw:line draw:name="Straight Connector 253" draw:style-name="gr3" draw:text-style-name="P8" draw:layer="layout" svg:x1="18.988cm" svg:y1="1.723cm" svg:x2="19.676cm" svg:y2="2.45cm">
          <text:p/>
        </draw:line>
        <draw:line draw:name="Straight Connector 255" draw:style-name="gr3" draw:text-style-name="P8" draw:layer="layout" svg:x1="19.682cm" svg:y1="2.49cm" svg:x2="18.952cm" svg:y2="3.176cm">
          <text:p/>
        </draw:line>
        <draw:line draw:name="Straight Connector 256" draw:style-name="gr3" draw:text-style-name="P8" draw:layer="layout" svg:x1="22.198cm" svg:y1="1.753cm" svg:x2="21.461cm" svg:y2="2.463cm">
          <text:p/>
        </draw:line>
        <draw:line draw:name="Straight Connector 259" draw:style-name="gr4" draw:text-style-name="P8" draw:layer="layout" svg:x1="13.933cm" svg:y1="1.352cm" svg:x2="13.934cm" svg:y2="2.272cm">
          <text:p/>
        </draw:line>
        <draw:line draw:name="Straight Connector 261" draw:style-name="gr3" draw:text-style-name="P8" draw:layer="layout" svg:x1="13.952cm" svg:y1="2.23cm" svg:x2="14.576cm" svg:y2="2.773cm">
          <text:p/>
        </draw:line>
        <draw:line draw:name="Straight Connector 262" draw:style-name="gr3" draw:text-style-name="P8" draw:layer="layout" svg:x1="13.257cm" svg:y1="0.942cm" svg:x2="13.933cm" svg:y2="1.376cm">
          <text:p/>
        </draw:line>
        <draw:line draw:name="Straight Connector 265" draw:style-name="gr3" draw:text-style-name="P8" draw:layer="layout" svg:x1="13.935cm" svg:y1="2.248cm" svg:x2="13.239cm" svg:y2="2.833cm">
          <text:p/>
        </draw:line>
        <draw:line draw:name="Straight Connector 266" draw:style-name="gr3" draw:text-style-name="P8" draw:layer="layout" svg:x1="14.594cm" svg:y1="0.942cm" svg:x2="13.952cm" svg:y2="1.352cm">
          <text:p/>
        </draw:line>
        <draw:line draw:name="Straight Connector 269" draw:style-name="gr4" draw:text-style-name="P8" draw:layer="layout" svg:x1="10.95cm" svg:y1="2.208cm" svg:x2="12.367cm" svg:y2="2.209cm">
          <text:p/>
        </draw:line>
        <draw:line draw:name="Straight Connector 270" draw:style-name="gr3" draw:text-style-name="P8" draw:layer="layout" svg:x1="12.335cm" svg:y1="2.2cm" svg:x2="12.948cm" svg:y2="2.79cm">
          <text:p/>
        </draw:line>
        <draw:line draw:name="Straight Connector 271" draw:style-name="gr3" draw:text-style-name="P8" draw:layer="layout" svg:x1="10.397cm" svg:y1="1.598cm" svg:x2="11.03cm" svg:y2="2.208cm">
          <text:p/>
        </draw:line>
        <draw:line draw:name="Straight Connector 274" draw:style-name="gr3" draw:text-style-name="P8" draw:layer="layout" svg:x1="12.92cm" svg:y1="1.574cm" svg:x2="12.37cm" svg:y2="2.195cm">
          <text:p/>
        </draw:line>
        <draw:line draw:name="Straight Connector 275" draw:style-name="gr3" draw:text-style-name="P8" draw:layer="layout" svg:x1="11cm" svg:y1="2.223cm" svg:x2="10.377cm" svg:y2="2.788cm">
          <text:p/>
        </draw:line>
        <draw:line draw:name="Straight Connector 278" draw:style-name="gr4" draw:text-style-name="P8" draw:layer="layout" svg:x1="9.098cm" svg:y1="1.569cm" svg:x2="9.099cm" svg:y2="2.49cm">
          <text:p/>
        </draw:line>
        <draw:line draw:name="Straight Connector 279" draw:style-name="gr3" draw:text-style-name="P8" draw:layer="layout" svg:x1="9.099cm" svg:y1="2.456cm" svg:x2="10.085cm" svg:y2="3.127cm">
          <text:p/>
        </draw:line>
        <draw:line draw:name="Straight Connector 280" draw:style-name="gr3" draw:text-style-name="P8" draw:layer="layout" svg:x1="8.158cm" svg:y1="0.93cm" svg:x2="9.12cm" svg:y2="1.622cm">
          <text:p/>
        </draw:line>
        <draw:line draw:name="Straight Connector 283" draw:style-name="gr3" draw:text-style-name="P8" draw:layer="layout" svg:x1="10.059cm" svg:y1="0.942cm" svg:x2="9.133cm" svg:y2="1.624cm">
          <text:p/>
        </draw:line>
        <draw:line draw:name="Straight Connector 284" draw:style-name="gr3" draw:text-style-name="P8" draw:layer="layout" svg:x1="9.121cm" svg:y1="2.481cm" svg:x2="8.176cm" svg:y2="3.103cm">
          <text:p/>
        </draw:line>
        <draw:line draw:name="Straight Connector 287" draw:style-name="gr4" draw:text-style-name="P8" draw:layer="layout" svg:x1="5.268cm" svg:y1="1.678cm" svg:x2="7.031cm" svg:y2="1.679cm">
          <text:p/>
        </draw:line>
        <draw:line draw:name="Straight Connector 289" draw:style-name="gr3" draw:text-style-name="P8" draw:layer="layout" svg:x1="7.041cm" svg:y1="1.698cm" svg:x2="7.716cm" svg:y2="2.385cm">
          <text:p/>
        </draw:line>
        <draw:line draw:name="Straight Connector 290" draw:style-name="gr3" draw:text-style-name="P8" draw:layer="layout" svg:x1="4.41cm" svg:y1="0.942cm" svg:x2="5.268cm" svg:y2="1.7cm">
          <text:p/>
        </draw:line>
        <draw:line draw:name="Straight Connector 293" draw:style-name="gr3" draw:text-style-name="P8" draw:layer="layout" svg:x1="7.702cm" svg:y1="0.938cm" svg:x2="7.003cm" svg:y2="1.664cm">
          <text:p/>
        </draw:line>
        <draw:line draw:name="Straight Connector 294" draw:style-name="gr3" draw:text-style-name="P8" draw:layer="layout" svg:x1="5.294cm" svg:y1="1.665cm" svg:x2="4.476cm" svg:y2="2.428cm">
          <text:p/>
        </draw:line>
        <draw:line draw:name="Straight Connector 297" draw:style-name="gr4" draw:text-style-name="P8" draw:layer="layout" svg:x1="0.512cm" svg:y1="1.792cm" svg:x2="2.787cm" svg:y2="1.812cm">
          <text:p/>
        </draw:line>
        <draw:line draw:name="Straight Connector 299" draw:style-name="gr3" draw:text-style-name="P8" draw:layer="layout" svg:x1="2.722cm" svg:y1="1.775cm" svg:x2="3.342cm" svg:y2="2.272cm">
          <text:p/>
        </draw:line>
        <draw:line draw:name="Straight Connector 300" draw:style-name="gr3" draw:text-style-name="P8" draw:layer="layout" svg:x1="0.027cm" svg:y1="1.274cm" svg:x2="0.531cm" svg:y2="1.812cm">
          <text:p/>
        </draw:line>
        <draw:line draw:name="Straight Connector 303" draw:style-name="gr3" draw:text-style-name="P8" draw:layer="layout" svg:x1="3.358cm" svg:y1="1.301cm" svg:x2="2.765cm" svg:y2="1.783cm">
          <text:p/>
        </draw:line>
        <draw:line draw:name="Straight Connector 304" draw:style-name="gr3" draw:text-style-name="P8" draw:layer="layout" svg:x1="0.577cm" svg:y1="1.838cm" svg:x2="0.027cm" svg:y2="2.208cm">
          <text:p/>
        </draw:line>
        <draw:line draw:name="Straight Connector 308" draw:style-name="gr14" draw:text-style-name="P8" draw:layer="layout" svg:x1="32.753cm" svg:y1="10.547cm" svg:x2="26.296cm" svg:y2="10.559cm">
          <text:p/>
        </draw:line>
        <draw:line draw:name="Straight Connector 310" draw:style-name="gr14" draw:text-style-name="P8" draw:layer="layout" svg:x1="32.719cm" svg:y1="10.011cm" svg:x2="26.296cm" svg:y2="10.012cm">
          <text:p/>
        </draw:line>
        <draw:line draw:name="Straight Connector 311" draw:style-name="gr14" draw:text-style-name="P8" draw:layer="layout" svg:x1="26.193cm" svg:y1="10.559cm" svg:x2="26.162cm" svg:y2="16.453cm">
          <text:p/>
        </draw:line>
        <draw:line draw:name="Straight Connector 313" draw:style-name="gr14" draw:text-style-name="P8" draw:layer="layout" svg:x1="25.259cm" svg:y1="13.107cm" svg:x2="25.218cm" svg:y2="17.216cm">
          <text:p/>
        </draw:line>
        <draw:line draw:name="Straight Connector 316" draw:style-name="gr14" draw:text-style-name="P8" draw:layer="layout" svg:x1="28.918cm" svg:y1="16.502cm" svg:x2="26.104cm" svg:y2="16.492cm">
          <text:p/>
        </draw:line>
        <draw:line draw:name="Straight Connector 320" draw:style-name="gr14" draw:text-style-name="P8" draw:layer="layout" svg:x1="26.825cm" svg:y1="17.228cm" svg:x2="25.203cm" svg:y2="17.229cm">
          <text:p/>
        </draw:line>
        <draw:line draw:name="Straight Connector 322" draw:style-name="gr14" draw:text-style-name="P8" draw:layer="layout" svg:x1="26.849cm" svg:y1="17.194cm" svg:x2="26.868cm" svg:y2="17.734cm">
          <text:p/>
        </draw:line>
        <draw:line draw:name="Straight Connector 325" draw:style-name="gr14" draw:text-style-name="P8" draw:layer="layout" svg:x1="26.926cm" svg:y1="17.181cm" svg:x2="26.946cm" svg:y2="17.72cm">
          <text:p/>
        </draw:line>
        <draw:line draw:name="Straight Connector 326" draw:style-name="gr14" draw:text-style-name="P8" draw:layer="layout" svg:x1="27.399cm" svg:y1="17.209cm" svg:x2="27.419cm" svg:y2="17.749cm">
          <text:p/>
        </draw:line>
        <draw:line draw:name="Straight Connector 327" draw:style-name="gr14" draw:text-style-name="P8" draw:layer="layout" svg:x1="27.489cm" svg:y1="17.204cm" svg:x2="27.508cm" svg:y2="17.744cm">
          <text:p/>
        </draw:line>
        <draw:line draw:name="Straight Connector 328" draw:style-name="gr14" draw:text-style-name="P8" draw:layer="layout" svg:x1="28.918cm" svg:y1="17.245cm" svg:x2="27.399cm" svg:y2="17.246cm">
          <text:p/>
        </draw:line>
        <draw:line draw:name="Straight Connector 330" draw:style-name="gr14" draw:text-style-name="P8" draw:layer="layout" svg:x1="28.898cm" svg:y1="16.508cm" svg:x2="28.926cm" svg:y2="17.216cm">
          <text:p/>
        </draw:line>
        <draw:line draw:name="Straight Connector 332" draw:style-name="gr14" draw:text-style-name="P8" draw:layer="layout" svg:x1="25.259cm" svg:y1="13.149cm" svg:x2="20.008cm" svg:y2="13.108cm">
          <text:p/>
        </draw:line>
        <draw:line draw:name="Straight Connector 334" draw:style-name="gr14" draw:text-style-name="P8" draw:layer="layout" svg:x1="25.234cm" svg:y1="12.52cm" svg:x2="19.177cm" svg:y2="12.529cm">
          <text:p/>
        </draw:line>
        <draw:line draw:name="Straight Connector 335" draw:style-name="gr14" draw:text-style-name="P8" draw:layer="layout" svg:x1="25.294cm" svg:y1="10.574cm" svg:x2="25.295cm" svg:y2="12.541cm">
          <text:p/>
        </draw:line>
        <draw:line draw:name="Straight Connector 338" draw:style-name="gr14" draw:text-style-name="P8" draw:layer="layout" svg:x1="25.234cm" svg:y1="10.565cm" svg:x2="24.35cm" svg:y2="10.566cm">
          <text:p/>
        </draw:line>
        <draw:line draw:name="Straight Connector 341" draw:style-name="gr14" draw:text-style-name="P8" draw:layer="layout" svg:x1="25.234cm" svg:y1="10.011cm" svg:x2="24.35cm" svg:y2="10.012cm">
          <text:p/>
        </draw:line>
        <draw:line draw:name="Straight Connector 343" draw:style-name="gr14" draw:text-style-name="P8" draw:layer="layout" svg:x1="25.34cm" svg:y1="7.7cm" svg:x2="25.342cm" svg:y2="10.026cm">
          <text:p/>
        </draw:line>
        <draw:line draw:name="Straight Connector 345" draw:style-name="gr14" draw:text-style-name="P8" draw:layer="layout" svg:x1="25.197cm" svg:y1="7.651cm" svg:x2="21.627cm" svg:y2="7.652cm">
          <text:p/>
        </draw:line>
        <draw:line draw:name="Straight Connector 348" draw:style-name="gr14" draw:text-style-name="P8" draw:layer="layout" svg:x1="25.34cm" svg:y1="7.203cm" svg:x2="22.28cm" svg:y2="7.204cm">
          <text:p/>
        </draw:line>
        <draw:line draw:name="Straight Connector 349" draw:style-name="gr14" draw:text-style-name="P8" draw:layer="layout" svg:x1="25.353cm" svg:y1="3.326cm" svg:x2="25.354cm" svg:y2="7.232cm">
          <text:p/>
        </draw:line>
        <draw:line draw:name="Straight Connector 351" draw:style-name="gr14" draw:text-style-name="P8" draw:layer="layout" svg:x1="26.234cm" svg:y1="3.326cm" svg:x2="26.282cm" svg:y2="10.007cm">
          <text:p/>
        </draw:line>
        <draw:line draw:name="Straight Connector 356" draw:style-name="gr3" draw:text-style-name="P8" draw:layer="layout" svg:x1="24.649cm" svg:y1="3.301cm" svg:x2="29.508cm" svg:y2="3.302cm">
          <text:p/>
        </draw:line>
        <draw:line draw:name="Straight Connector 361" draw:style-name="gr14" draw:text-style-name="P8" draw:layer="layout" svg:x1="22.268cm" svg:y1="3.71cm" svg:x2="22.319cm" svg:y2="7.232cm">
          <text:p/>
        </draw:line>
        <draw:line draw:name="Straight Connector 363" draw:style-name="gr14" draw:text-style-name="P8" draw:layer="layout" svg:x1="21.635cm" svg:y1="4.4cm" svg:x2="21.636cm" svg:y2="7.651cm">
          <text:p/>
        </draw:line>
        <draw:line draw:name="Straight Connector 365" draw:style-name="gr14" draw:text-style-name="P8" draw:layer="layout" svg:x1="22.339cm" svg:y1="3.75cm" svg:x2="0.05cm" svg:y2="3.751cm">
          <text:p/>
        </draw:line>
        <draw:line draw:name="Straight Connector 370" draw:style-name="gr14" draw:text-style-name="P8" draw:layer="layout" svg:x1="21.627cm" svg:y1="4.407cm" svg:x2="14.551cm" svg:y2="4.408cm">
          <text:p/>
        </draw:line>
        <draw:line draw:name="Straight Connector 372" draw:style-name="gr14" draw:text-style-name="P8" draw:layer="layout" svg:x1="11.423cm" svg:y1="4.912cm" svg:x2="3.457cm" svg:y2="4.882cm">
          <text:p/>
        </draw:line>
        <draw:line draw:name="Straight Connector 373" draw:style-name="gr14" draw:text-style-name="P8" draw:layer="layout" svg:x1="14.576cm" svg:y1="4.402cm" svg:x2="11.423cm" svg:y2="4.882cm">
          <text:p/>
        </draw:line>
        <draw:custom-shape draw:name="Rectangle 376" draw:style-name="gr44" draw:text-style-name="P12" draw:layer="layout" svg:width="2.539cm" svg:height="0.126cm" svg:x="8.46cm" svg:y="4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8" draw:style-name="gr15" draw:text-style-name="P8" draw:layer="layout" svg:x1="11cm" svg:y1="4.25cm" svg:x2="13.239cm" svg:y2="4.17cm">
          <text:p/>
        </draw:line>
        <draw:line draw:name="Straight Connector 379" draw:style-name="gr15" draw:text-style-name="P8" draw:layer="layout" svg:x1="11.023cm" svg:y1="4.4cm" svg:x2="13.239cm" svg:y2="4.196cm">
          <text:p/>
        </draw:line>
        <draw:custom-shape draw:name="Rectangle 382" draw:style-name="gr45" draw:text-style-name="P12" draw:layer="layout" svg:width="2.121cm" svg:height="0.126cm" svg:x="5.582cm" svg:y="4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46" draw:text-style-name="P12" draw:layer="layout" svg:width="1.69cm" svg:height="0.126cm" svg:x="3.565cm" svg:y="4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5" draw:style-name="gr14" draw:text-style-name="P8" draw:layer="layout" svg:x1="2.805cm" svg:y1="4.538cm" svg:x2="0.05cm" svg:y2="4.539cm">
          <text:p/>
        </draw:line>
        <draw:line draw:name="Straight Connector 389" draw:style-name="gr14" draw:text-style-name="P8" draw:layer="layout" svg:x1="3.371cm" svg:y1="4.882cm" svg:x2="3.349cm" svg:y2="16.384cm">
          <text:p/>
        </draw:line>
        <draw:line draw:name="Straight Connector 391" draw:style-name="gr14" draw:text-style-name="P8" draw:layer="layout" svg:x1="2.813cm" svg:y1="4.58cm" svg:x2="2.73cm" svg:y2="17.011cm">
          <text:p/>
        </draw:line>
        <draw:line draw:name="Straight Connector 394" draw:style-name="gr14" draw:text-style-name="P8" draw:layer="layout" svg:x1="19.947cm" svg:y1="16.959cm" svg:x2="2.722cm" svg:y2="16.877cm">
          <text:p/>
        </draw:line>
        <draw:line draw:name="Straight Connector 396" draw:style-name="gr14" draw:text-style-name="P8" draw:layer="layout" svg:x1="19.177cm" svg:y1="16.426cm" svg:x2="3.229cm" svg:y2="16.315cm">
          <text:p/>
        </draw:line>
        <draw:line draw:name="Straight Connector 399" draw:style-name="gr14" draw:text-style-name="P8" draw:layer="layout" svg:x1="19.947cm" svg:y1="13.107cm" svg:x2="19.948cm" svg:y2="17.011cm">
          <text:p/>
        </draw:line>
        <draw:line draw:name="Straight Connector 403" draw:style-name="gr14" draw:text-style-name="P8" draw:layer="layout" svg:x1="19.177cm" svg:y1="12.574cm" svg:x2="19.178cm" svg:y2="16.478cm">
          <text:p/>
        </draw:line>
        <draw:frame draw:name="Picture 91" draw:style-name="gr47" draw:text-style-name="P8" draw:layer="layout" svg:width="0.48cm" svg:height="0.48cm" draw:transform="rotate (-3.14159265358979) translate (4.595cm 6.498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94" draw:style-name="gr47" draw:text-style-name="P8" draw:layer="layout" svg:width="0.629cm" svg:height="0.629cm" draw:transform="rotate (-3.14159265358979) translate (6.323cm 2.329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98" draw:style-name="gr47" draw:text-style-name="P8" draw:layer="layout" svg:width="0.629cm" svg:height="0.629cm" draw:transform="rotate (-3.14159265358979) translate (17.287cm 3.111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00" draw:style-name="gr47" draw:text-style-name="P8" draw:layer="layout" svg:width="0.48cm" svg:height="0.48cm" draw:transform="rotate (-3.14159265358979) translate (7.377cm 6.518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03" draw:style-name="gr47" draw:text-style-name="P8" draw:layer="layout" svg:width="0.48cm" svg:height="0.48cm" svg:x="4.114cm" svg:y="5.298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09" draw:style-name="gr47" draw:text-style-name="P8" draw:layer="layout" svg:width="0.48cm" svg:height="0.48cm" svg:x="6.86cm" svg:y="5.317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10" draw:style-name="gr47" draw:text-style-name="P8" draw:layer="layout" svg:width="0.48cm" svg:height="0.48cm" svg:x="19.416cm" svg:y="17.918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14" draw:style-name="gr48" draw:text-style-name="P8" draw:layer="layout" svg:width="0.48cm" svg:height="0.48cm" draw:transform="rotate (1.5707963267949) translate (31.328cm 13.092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23" draw:style-name="gr47" draw:text-style-name="P8" draw:layer="layout" svg:width="0.48cm" svg:height="0.48cm" svg:x="23.451cm" svg:y="18.253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29" draw:style-name="gr48" draw:text-style-name="P8" draw:layer="layout" svg:width="0.48cm" svg:height="0.48cm" draw:transform="rotate (-1.5707963267949) translate (23.638cm 15.447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41" draw:style-name="gr48" draw:text-style-name="P8" draw:layer="layout" svg:width="0.48cm" svg:height="0.48cm" draw:transform="rotate (-1.5707963267949) translate (23.703cm 6.237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45" draw:style-name="gr47" draw:text-style-name="P8" draw:layer="layout" svg:width="0.48cm" svg:height="0.48cm" draw:transform="rotate (-3.14159265358979) translate (20.848cm 3.162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47" draw:style-name="gr49" draw:text-style-name="P13" draw:layer="layout" svg:width="0.48cm" svg:height="0.48cm" draw:transform="rotate (1.5707963267949) translate (31.463cm 9.598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50" draw:style-name="gr47" draw:text-style-name="P8" draw:layer="layout" svg:width="0.48cm" svg:height="0.48cm" svg:x="7.69cm" svg:y="17.717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51" draw:style-name="gr47" draw:text-style-name="P8" draw:layer="layout" svg:width="0.48cm" svg:height="0.48cm" svg:x="16.094cm" svg:y="17.32cm">
          <draw:image xlink:href="Pictures/100000000000016800000168E00E0282D627F6B6.png" xlink:type="simple" xlink:show="embed" xlink:actuate="onLoad" draw:mime-type="image/png">
            <text:p/>
          </draw:image>
        </draw:frame>
        <draw:custom-shape draw:name="Rectangle 155" draw:style-name="gr50" draw:text-style-name="P7" draw:layer="layout" svg:width="1.863cm" svg:height="2.58cm" svg:x="4.864cm" svg:y="8.5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8" draw:style-name="gr4" draw:text-style-name="P8" draw:layer="layout" svg:x1="5.693cm" svg:y1="9.227cm" svg:x2="5.694cm" svg:y2="10.547cm">
          <text:p/>
        </draw:line>
        <draw:line draw:name="Straight Connector 166" draw:style-name="gr3" draw:text-style-name="P8" draw:layer="layout" svg:x1="5.677cm" svg:y1="10.498cm" svg:x2="4.895cm" svg:y2="11.144cm">
          <text:p/>
        </draw:line>
        <draw:line draw:name="Straight Connector 167" draw:style-name="gr3" draw:text-style-name="P8" draw:layer="layout" svg:x1="6.689cm" svg:y1="8.584cm" svg:x2="5.677cm" svg:y2="9.263cm">
          <text:p/>
        </draw:line>
        <draw:line draw:name="Straight Connector 192" draw:style-name="gr3" draw:text-style-name="P8" draw:layer="layout" svg:x1="4.852cm" svg:y1="8.548cm" svg:x2="5.74cm" svg:y2="9.261cm">
          <text:p/>
        </draw:line>
        <draw:line draw:name="Straight Connector 193" draw:style-name="gr3" draw:text-style-name="P8" draw:layer="layout" svg:x1="5.74cm" svg:y1="10.498cm" svg:x2="6.726cm" svg:y2="11.169cm">
          <text:p/>
        </draw:line>
        <draw:frame draw:name="Picture 203" draw:style-name="gr47" draw:text-style-name="P8" draw:layer="layout" svg:width="0.48cm" svg:height="0.451cm" draw:transform="rotate (-1.5707963267949) translate (5.519cm 9.722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71" draw:style-name="gr51" draw:text-style-name="P8" draw:layer="layout" svg:width="0.893cm" svg:height="0.684cm" draw:transform="rotate (-0.0464257581030492) translate (5.93cm 6.09cm)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72" draw:style-name="gr51" draw:text-style-name="P8" draw:layer="layout" svg:width="0.893cm" svg:height="0.684cm" draw:transform="rotate (-0.297927703315432) translate (31.671cm 15.475cm)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75" draw:style-name="gr51" draw:text-style-name="P8" draw:layer="layout" svg:width="0.893cm" svg:height="0.684cm" svg:x="2.018cm" svg:y="1.295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77" draw:style-name="gr51" draw:text-style-name="P8" draw:layer="layout" svg:width="0.893cm" svg:height="0.684cm" svg:x="27.375cm" svg:y="18.425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79" draw:style-name="gr51" draw:text-style-name="P8" draw:layer="layout" svg:width="0.893cm" svg:height="0.684cm" svg:x="21.839cm" svg:y="7.818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83" draw:style-name="gr51" draw:text-style-name="P8" draw:layer="layout" svg:width="0.893cm" svg:height="0.684cm" svg:x="31.934cm" svg:y="11.157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84" draw:style-name="gr51" draw:text-style-name="P8" draw:layer="layout" svg:width="0.893cm" svg:height="0.684cm" svg:x="30.217cm" svg:y="6.293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88" draw:style-name="gr51" draw:text-style-name="P8" draw:layer="layout" svg:width="0.893cm" svg:height="0.684cm" svg:x="25.656cm" svg:y="1.773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154" draw:style-name="gr51" draw:text-style-name="P8" draw:layer="layout" svg:width="0.893cm" svg:height="0.684cm" svg:x="20.872cm" svg:y="1.824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164" draw:style-name="gr51" draw:text-style-name="P8" draw:layer="layout" svg:width="0.893cm" svg:height="0.684cm" svg:x="9.356cm" svg:y="1.968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174" draw:style-name="gr51" draw:text-style-name="P8" draw:layer="layout" svg:width="0.893cm" svg:height="0.684cm" svg:x="6.503cm" svg:y="18.113cm">
          <draw:image xlink:href="Pictures/10000000000001F40000017FC3B5C7BA105528FB.jpg" xlink:type="simple" xlink:show="embed" xlink:actuate="onLoad" draw:mime-type="image/jpeg">
            <text:p/>
          </draw:image>
        </draw:frame>
        <draw:line draw:name="Straight Connector 194" draw:style-name="gr52" draw:text-style-name="P8" draw:layer="layout" svg:x1="7.576cm" svg:y1="6.677cm" svg:x2="7.576cm" svg:y2="7.914cm">
          <text:p/>
        </draw:line>
        <draw:line draw:name="Straight Connector 195" draw:style-name="gr52" draw:text-style-name="P8" draw:layer="layout" svg:x1="7.569cm" svg:y1="7.816cm" svg:x2="3.178cm" svg:y2="7.78cm">
          <text:p/>
        </draw:line>
        <draw:line draw:name="Straight Connector 201" draw:style-name="gr52" draw:text-style-name="P8" draw:layer="layout" svg:x1="7.603cm" svg:y1="7.899cm" svg:x2="3.213cm" svg:y2="7.863cm">
          <text:p/>
        </draw:line>
        <draw:line draw:name="Straight Connector 206" draw:style-name="gr52" draw:text-style-name="P8" draw:layer="layout" svg:x1="3.241cm" svg:y1="7.839cm" svg:x2="3.242cm" svg:y2="17.319cm">
          <text:p/>
        </draw:line>
        <draw:line draw:name="Straight Connector 214" draw:style-name="gr53" draw:text-style-name="P8" draw:layer="layout" svg:x1="17.055cm" svg:y1="17.351cm" svg:x2="7.041cm" svg:y2="17.333cm">
          <text:p/>
        </draw:line>
        <draw:line draw:name="Straight Connector 219" draw:style-name="gr52" draw:text-style-name="P8" draw:layer="layout" svg:x1="6.81cm" svg:y1="17.325cm" svg:x2="6.79cm" svg:y2="18.024cm">
          <text:p/>
        </draw:line>
        <draw:line draw:name="Straight Connector 229" draw:style-name="gr53" draw:text-style-name="P8" draw:layer="layout" svg:x1="6.98cm" svg:y1="17.351cm" svg:x2="6.961cm" svg:y2="18.049cm">
          <text:p/>
        </draw:line>
        <draw:line draw:name="Straight Connector 238" draw:style-name="gr53" draw:text-style-name="P8" draw:layer="layout" svg:x1="17.059cm" svg:y1="17.359cm" svg:x2="20.291cm" svg:y2="17.12cm">
          <text:p/>
        </draw:line>
        <draw:line draw:name="Straight Connector 240" draw:style-name="gr53" draw:text-style-name="P8" draw:layer="layout" svg:x1="20.291cm" svg:y1="17.12cm" svg:x2="21.235cm" svg:y2="17.515cm">
          <text:p/>
        </draw:line>
        <draw:line draw:name="Straight Connector 247" draw:style-name="gr53" draw:text-style-name="P8" draw:layer="layout" svg:x1="21.214cm" svg:y1="17.496cm" svg:x2="25.257cm" svg:y2="17.545cm">
          <text:p/>
        </draw:line>
        <draw:line draw:name="Straight Connector 251" draw:style-name="gr52" draw:text-style-name="P8" draw:layer="layout" svg:x1="25.485cm" svg:y1="17.504cm" svg:x2="25.486cm" svg:y2="18.363cm">
          <text:p/>
        </draw:line>
        <draw:line draw:name="Straight Connector 254" draw:style-name="gr52" draw:text-style-name="P8" draw:layer="layout" svg:x1="25.492cm" svg:y1="18.176cm" svg:x2="27.563cm" svg:y2="18.196cm">
          <text:p/>
        </draw:line>
        <draw:line draw:name="Straight Connector 272" draw:style-name="gr52" draw:text-style-name="P8" draw:layer="layout" svg:x1="3.244cm" svg:y1="3.204cm" svg:x2="3.202cm" svg:y2="7.774cm">
          <text:p/>
        </draw:line>
        <draw:line draw:name="Straight Connector 281" draw:style-name="gr52" draw:text-style-name="P8" draw:layer="layout" svg:x1="3.276cm" svg:y1="3.204cm" svg:x2="2.401cm" svg:y2="3.205cm">
          <text:p/>
        </draw:line>
        <draw:line draw:name="Straight Connector 286" draw:style-name="gr52" draw:text-style-name="P8" draw:layer="layout" svg:x1="7.505cm" svg:y1="6.621cm" svg:x2="7.505cm" svg:y2="7.857cm">
          <text:p/>
        </draw:line>
        <draw:line draw:name="Straight Connector 288" draw:style-name="gr52" draw:text-style-name="P8" draw:layer="layout" svg:x1="7.657cm" svg:y1="6.663cm" svg:x2="7.657cm" svg:y2="7.899cm">
          <text:p/>
        </draw:line>
        <draw:line draw:name="Straight Connector 291" draw:style-name="gr52" draw:text-style-name="P8" draw:layer="layout" svg:x1="2.427cm" svg:y1="1.955cm" svg:x2="2.427cm" svg:y2="3.191cm">
          <text:p/>
        </draw:line>
        <draw:line draw:name="Straight Connector 292" draw:style-name="gr52" draw:text-style-name="P8" draw:layer="layout" svg:x1="7.748cm" svg:y1="6.657cm" svg:x2="7.755cm" svg:y2="7.754cm">
          <text:p/>
        </draw:line>
        <draw:line draw:name="Straight Connector 295" draw:style-name="gr52" draw:text-style-name="P8" draw:layer="layout" svg:x1="7.734cm" svg:y1="6.676cm" svg:x2="6.775cm" svg:y2="6.669cm">
          <text:p/>
        </draw:line>
        <draw:line draw:name="Straight Connector 298" draw:style-name="gr52" draw:text-style-name="P8" draw:layer="layout" svg:x1="7.606cm" svg:y1="6.73cm" svg:x2="6.647cm" svg:y2="6.723cm">
          <text:p/>
        </draw:line>
        <draw:line draw:name="Straight Connector 301" draw:style-name="gr52" draw:text-style-name="P8" draw:layer="layout" svg:x1="7.58cm" svg:y1="6.792cm" svg:x2="6.62cm" svg:y2="6.785cm">
          <text:p/>
        </draw:line>
        <draw:line draw:name="Straight Connector 302" draw:style-name="gr52" draw:text-style-name="P8" draw:layer="layout" svg:x1="25.203cm" svg:y1="7.843cm" svg:x2="7.73cm" svg:y2="7.746cm">
          <text:p/>
        </draw:line>
        <draw:line draw:name="Straight Connector 307" draw:style-name="gr52" draw:text-style-name="P8" draw:layer="layout" svg:x1="25.308cm" svg:y1="7.94cm" svg:x2="7.569cm" svg:y2="7.824cm">
          <text:p/>
        </draw:line>
        <draw:line draw:name="Straight Connector 309" draw:style-name="gr52" draw:text-style-name="P8" draw:layer="layout" svg:x1="25.28cm" svg:y1="8.021cm" svg:x2="7.402cm" svg:y2="7.905cm">
          <text:p/>
        </draw:line>
        <draw:custom-shape draw:name="Rectangle 312" draw:style-name="gr54" draw:text-style-name="P14" draw:layer="layout" svg:width="0.322cm" svg:height="0.243cm" svg:x="24.001cm" svg:y="7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4" draw:style-name="gr54" draw:text-style-name="P14" draw:layer="layout" svg:width="0.322cm" svg:height="0.243cm" svg:x="7.449cm" svg:y="6.6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5" draw:style-name="gr54" draw:text-style-name="P14" draw:layer="layout" svg:width="0.322cm" svg:height="0.243cm" svg:x="25.042cm" svg:y="3.1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7" draw:style-name="gr54" draw:text-style-name="P14" draw:layer="layout" svg:width="0.322cm" svg:height="0.243cm" svg:x="25.268cm" svg:y="17.83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8" draw:style-name="gr54" draw:text-style-name="P14" draw:layer="layout" svg:width="0.322cm" svg:height="0.243cm" svg:x="6.718cm" svg:y="17.2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9" draw:style-name="gr54" draw:text-style-name="P14" draw:layer="layout" svg:width="0.322cm" svg:height="0.243cm" svg:x="2.3cm" svg:y="2.2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21" draw:style-name="gr52" draw:text-style-name="P8" draw:layer="layout" svg:x1="25.259cm" svg:y1="3.382cm" svg:x2="25.238cm" svg:y2="7.855cm">
          <text:p/>
        </draw:line>
        <draw:line draw:name="Straight Connector 344" draw:style-name="gr52" draw:text-style-name="P8" draw:layer="layout" svg:x1="25.299cm" svg:y1="7.038cm" svg:x2="25.3cm" svg:y2="7.946cm">
          <text:p/>
        </draw:line>
        <draw:line draw:name="Straight Connector 350" draw:style-name="gr52" draw:text-style-name="P8" draw:layer="layout" svg:x1="31.246cm" svg:y1="8.584cm" svg:x2="26.531cm" svg:y2="7.085cm">
          <text:p/>
        </draw:line>
        <draw:line draw:name="Straight Connector 354" draw:style-name="gr52" draw:text-style-name="P8" draw:layer="layout" svg:x1="25.265cm" svg:y1="8cm" svg:x2="25.181cm" svg:y2="17.498cm">
          <text:p/>
        </draw:line>
        <draw:line draw:name="Straight Connector 199" draw:style-name="gr55" draw:text-style-name="P8" draw:layer="layout" svg:x1="21.31cm" svg:y1="2.776cm" svg:x2="16.956cm" svg:y2="2.788cm">
          <text:p/>
        </draw:line>
        <draw:line draw:name="Straight Connector 213" draw:style-name="gr56" draw:text-style-name="P8" draw:layer="layout" svg:x1="21.235cm" svg:y1="2.274cm" svg:x2="21.236cm" svg:y2="2.79cm">
          <text:p/>
        </draw:line>
        <draw:line draw:name="Straight Connector 222" draw:style-name="gr57" draw:text-style-name="P8" draw:layer="layout" svg:x1="21.12cm" svg:y1="1.55cm" svg:x2="21.121cm" svg:y2="2.126cm">
          <text:p/>
        </draw:line>
        <draw:line draw:name="Straight Connector 225" draw:style-name="gr57" draw:text-style-name="P8" draw:layer="layout" svg:x1="29.574cm" svg:y1="1.996cm" svg:x2="29.687cm" svg:y2="6.978cm">
          <text:p/>
        </draw:line>
        <draw:line draw:name="Straight Connector 227" draw:style-name="gr56" draw:text-style-name="P8" draw:layer="layout" svg:x1="25.119cm" svg:y1="3.376cm" svg:x2="24.31cm" svg:y2="4.086cm">
          <text:p/>
        </draw:line>
        <draw:line draw:name="Straight Connector 233" draw:style-name="gr56" draw:text-style-name="P8" draw:layer="layout" svg:x1="23.647cm" svg:y1="4.05cm" svg:x2="23.648cm" svg:y2="6.22cm">
          <text:p/>
        </draw:line>
        <draw:line draw:name="Straight Connector 237" draw:style-name="gr58" draw:text-style-name="P8" draw:layer="layout" svg:x1="26.014cm" svg:y1="1.561cm" svg:x2="21.112cm" svg:y2="1.549cm">
          <text:p/>
        </draw:line>
        <draw:line draw:name="Straight Connector 244" draw:style-name="gr57" draw:text-style-name="P8" draw:layer="layout" svg:x1="26cm" svg:y1="1.573cm" svg:x2="25.994cm" svg:y2="1.847cm">
          <text:p/>
        </draw:line>
        <draw:line draw:name="Straight Connector 263" draw:style-name="gr55" draw:text-style-name="P8" draw:layer="layout" svg:x1="24.376cm" svg:y1="4.061cm" svg:x2="23.678cm" svg:y2="4.062cm">
          <text:p/>
        </draw:line>
        <draw:line draw:name="Straight Connector 277" draw:style-name="gr56" draw:text-style-name="P8" draw:layer="layout" svg:x1="32.513cm" svg:y1="6.912cm" svg:x2="32.502cm" svg:y2="8.473cm">
          <text:p/>
        </draw:line>
        <draw:line draw:name="Straight Connector 282" draw:style-name="gr57" draw:text-style-name="P8" draw:layer="layout" svg:x1="25.155cm" svg:y1="3.39cm" svg:x2="25.117cm" svg:y2="7.75cm">
          <text:p/>
        </draw:line>
        <draw:line draw:name="Straight Connector 285" draw:style-name="gr55" draw:text-style-name="P8" draw:layer="layout" svg:x1="25.112cm" svg:y1="1.782cm" svg:x2="25.14cm" svg:y2="3.168cm">
          <text:p/>
        </draw:line>
        <draw:line draw:name="Straight Connector 324" draw:style-name="gr55" draw:text-style-name="P8" draw:layer="layout" svg:x1="31.51cm" svg:y1="8.473cm" svg:x2="32.533cm" svg:y2="8.474cm">
          <text:p/>
        </draw:line>
        <draw:line draw:name="Straight Connector 329" draw:style-name="gr58" draw:text-style-name="P8" draw:layer="layout" svg:x1="22.198cm" svg:y1="7.746cm" svg:x2="25.14cm" svg:y2="7.768cm">
          <text:p/>
        </draw:line>
        <draw:line draw:name="Straight Connector 331" draw:style-name="gr58" draw:text-style-name="P8" draw:layer="layout" svg:x1="32.01cm" svg:y1="13.366cm" svg:x2="32.011cm" svg:y2="11.671cm">
          <text:p/>
        </draw:line>
        <draw:line draw:name="Straight Connector 333" draw:style-name="gr55" draw:text-style-name="P8" draw:layer="layout" svg:x1="25.099cm" svg:y1="1.792cm" svg:x2="25.924cm" svg:y2="1.793cm">
          <text:p/>
        </draw:line>
        <draw:line draw:name="Straight Connector 347" draw:style-name="gr56" draw:text-style-name="P8" draw:layer="layout" svg:x1="31.54cm" svg:y1="8.454cm" svg:x2="31.541cm" svg:y2="9.151cm">
          <text:p/>
        </draw:line>
        <draw:line draw:name="Straight Connector 352" draw:style-name="gr57" draw:text-style-name="P8" draw:layer="layout" svg:x1="22.203cm" svg:y1="7.717cm" svg:x2="22.204cm" svg:y2="8.163cm">
          <text:p/>
        </draw:line>
        <draw:line draw:name="Straight Connector 355" draw:style-name="gr58" draw:text-style-name="P8" draw:layer="layout" svg:x1="29.624cm" svg:y1="2.052cm" svg:x2="26.35cm" svg:y2="2.043cm">
          <text:p/>
        </draw:line>
        <draw:line draw:name="Straight Connector 360" draw:style-name="gr58" draw:text-style-name="P8" draw:layer="layout" svg:x1="29.672cm" svg:y1="6.952cm" svg:x2="30.306cm" svg:y2="6.953cm">
          <text:p/>
        </draw:line>
        <draw:line draw:name="Straight Connector 364" draw:style-name="gr55" draw:text-style-name="P8" draw:layer="layout" svg:x1="30.726cm" svg:y1="6.931cm" svg:x2="32.502cm" svg:y2="6.932cm">
          <text:p/>
        </draw:line>
        <draw:custom-shape draw:name="Flowchart: Magnetic Disk 374" draw:style-name="gr59" draw:text-style-name="P14" draw:layer="layout" svg:width="0.402cm" svg:height="0.222cm" svg:x="32.123cm" svg:y="9.489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Straight Connector 375" draw:style-name="gr52" draw:text-style-name="P8" draw:layer="layout" svg:x1="26.565cm" svg:y1="7.101cm" svg:x2="25.283cm" svg:y2="7.066cm">
          <text:p/>
        </draw:line>
        <draw:line draw:name="Straight Connector 380" draw:style-name="gr52" draw:text-style-name="P8" draw:layer="layout" svg:x1="31.228cm" svg:y1="9.653cm" svg:x2="31.229cm" svg:y2="8.568cm">
          <text:p/>
        </draw:line>
        <draw:line draw:name="Straight Connector 386" draw:style-name="gr52" draw:text-style-name="P8" draw:layer="layout" svg:x1="32.043cm" svg:y1="9.67cm" svg:x2="31.173cm" svg:y2="9.659cm">
          <text:p/>
        </draw:line>
        <draw:line draw:name="Straight Connector 400" draw:style-name="gr55" draw:text-style-name="P8" draw:layer="layout" svg:x1="31.053cm" svg:y1="15.687cm" svg:x2="31.788cm" svg:y2="15.785cm">
          <text:p/>
        </draw:line>
        <draw:line draw:name="Straight Connector 401" draw:style-name="gr58" draw:text-style-name="P8" draw:layer="layout" svg:x1="30.762cm" svg:y1="17.396cm" svg:x2="31.998cm" svg:y2="17.612cm">
          <text:p/>
        </draw:line>
        <draw:line draw:name="Straight Connector 402" draw:style-name="gr58" draw:text-style-name="P8" draw:layer="layout" svg:x1="31.537cm" svg:y1="13.34cm" svg:x2="32.04cm" svg:y2="13.341cm">
          <text:p/>
        </draw:line>
        <draw:line draw:name="Straight Connector 406" draw:style-name="gr58" draw:text-style-name="P8" draw:layer="layout" svg:x1="31.173cm" svg:y1="15.617cm" svg:x2="31.51cm" svg:y2="13.33cm">
          <text:p/>
        </draw:line>
        <draw:line draw:name="Straight Connector 408" draw:style-name="gr55" draw:text-style-name="P8" draw:layer="layout" svg:x1="31.091cm" svg:y1="15.687cm" svg:x2="31.468cm" svg:y2="13.101cm">
          <text:p/>
        </draw:line>
        <draw:line draw:name="Straight Connector 415" draw:style-name="gr58" draw:text-style-name="P8" draw:layer="layout" svg:x1="31.161cm" svg:y1="15.627cm" svg:x2="31.897cm" svg:y2="15.725cm">
          <text:p/>
        </draw:line>
        <draw:line draw:name="Straight Connector 416" draw:style-name="gr58" draw:text-style-name="P8" draw:layer="layout" svg:x1="31.05cm" svg:y1="15.754cm" svg:x2="31.785cm" svg:y2="15.852cm">
          <text:p/>
        </draw:line>
        <draw:line draw:name="Straight Connector 417" draw:style-name="gr58" draw:text-style-name="P8" draw:layer="layout" svg:x1="30.778cm" svg:y1="17.392cm" svg:x2="31.067cm" svg:y2="15.745cm">
          <text:p/>
        </draw:line>
        <draw:line draw:name="Straight Connector 420" draw:style-name="gr58" draw:text-style-name="P8" draw:layer="layout" svg:x1="31.703cm" svg:y1="19.035cm" svg:x2="31.972cm" svg:y2="17.599cm">
          <text:p/>
        </draw:line>
        <draw:line draw:name="Straight Connector 422" draw:style-name="gr58" draw:text-style-name="P8" draw:layer="layout" svg:x1="28.157cm" svg:y1="18.899cm" svg:x2="31.703cm" svg:y2="19.003cm">
          <text:p/>
        </draw:line>
        <draw:line draw:name="Straight Connector 428" draw:style-name="gr55" draw:text-style-name="P8" draw:layer="layout" svg:x1="25.435cm" svg:y1="18.251cm" svg:x2="27.506cm" svg:y2="18.271cm">
          <text:p/>
        </draw:line>
        <draw:line draw:name="Straight Connector 429" draw:style-name="gr55" draw:text-style-name="P8" draw:layer="layout" svg:x1="25.433cm" svg:y1="18.251cm" svg:x2="25.413cm" svg:y2="17.593cm">
          <text:p/>
        </draw:line>
        <draw:line draw:name="Straight Connector 432" draw:style-name="gr55" draw:text-style-name="P8" draw:layer="layout" svg:x1="20.24cm" svg:y1="17.58cm" svg:x2="25.418cm" svg:y2="17.621cm">
          <text:p/>
        </draw:line>
        <draw:line draw:name="Straight Connector 433" draw:style-name="gr55" draw:text-style-name="P8" draw:layer="layout" svg:x1="23.709cm" svg:y1="18.284cm" svg:x2="23.689cm" svg:y2="17.626cm">
          <text:p/>
        </draw:line>
        <draw:line draw:name="Straight Connector 435" draw:style-name="gr55" draw:text-style-name="P8" draw:layer="layout" svg:x1="23.689cm" svg:y1="17.598cm" svg:x2="23.69cm" svg:y2="17.159cm">
          <text:p/>
        </draw:line>
        <draw:line draw:name="Straight Connector 436" draw:style-name="gr55" draw:text-style-name="P8" draw:layer="layout" svg:x1="20.236cm" svg:y1="18.227cm" svg:x2="20.236cm" svg:y2="17.56cm">
          <text:p/>
        </draw:line>
        <draw:line draw:name="Straight Connector 439" draw:style-name="gr55" draw:text-style-name="P8" draw:layer="layout" svg:x1="20.282cm" svg:y1="18.234cm" svg:x2="19.744cm" svg:y2="18.227cm">
          <text:p/>
        </draw:line>
        <draw:line draw:name="Straight Connector 445" draw:style-name="gr55" draw:text-style-name="P8" draw:layer="layout" svg:x1="24.171cm" svg:y1="15.598cm" svg:x2="23.346cm" svg:y2="15.599cm">
          <text:p/>
        </draw:line>
        <draw:line draw:name="Straight Connector 446" draw:style-name="gr55" draw:text-style-name="P8" draw:layer="layout" svg:x1="24.197cm" svg:y1="17.189cm" svg:x2="23.66cm" svg:y2="17.182cm">
          <text:p/>
        </draw:line>
        <draw:line draw:name="Straight Connector 447" draw:style-name="gr55" draw:text-style-name="P8" draw:layer="layout" svg:x1="24.162cm" svg:y1="17.216cm" svg:x2="24.163cm" svg:y2="15.587cm">
          <text:p/>
        </draw:line>
        <draw:custom-shape draw:name="Oval 451" draw:style-name="gr60" draw:text-style-name="P15" draw:layer="layout" svg:width="2.599cm" svg:height="0.699cm" svg:x="14.634cm" svg:y="9.4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52" draw:style-name="gr61" draw:text-style-name="P16" draw:layer="layout" svg:width="2.539cm" svg:height="2.539cm" svg:x="15.654cm" svg:y="8.6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3" draw:style-name="gr61" draw:text-style-name="P16" draw:layer="layout" svg:width="2.539cm" svg:height="2.539cm" svg:x="15.654cm" svg:y="8.6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4" draw:style-name="gr61" draw:text-style-name="P16" draw:layer="layout" svg:width="2.539cm" svg:height="2.539cm" svg:x="15.654cm" svg:y="8.6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9" draw:style-name="gr62" draw:text-style-name="P18" draw:layer="layout" svg:width="3.032cm" svg:height="1.137cm" svg:x="12.663cm" svg:y="7.15cm">
          <text:p text:style-name="P17"><text:span text:style-name="T4">F</text:span><text:span text:style-name="T4">i</text:span><text:span text:style-name="T4">b</text:span><text:span text:style-name="T4">e</text:span><text:span text:style-name="T4">r</text:span><text:span text:style-name="T4"> </text:span><text:span text:style-name="T4">o</text:span><text:span text:style-name="T4">p</text:span><text:span text:style-name="T4">t</text:span><text:span text:style-name="T4">i</text:span><text:span text:style-name="T4">c</text:span><text:span text:style-name="T4"> </text:span><text:span text:style-name="T4">c</text:span><text:span text:style-name="T4">a</text:span><text:span text:style-name="T4">b</text:span><text:span text:style-name="T4">l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0" draw:style-name="gr63" draw:text-style-name="P18" draw:layer="layout" svg:width="3.032cm" svg:height="1.137cm" draw:transform="rotate (1.5707963267949) translate (2.646cm 9.485cm)">
          <text:p text:style-name="P17"><text:span text:style-name="T4">F</text:span><text:span text:style-name="T4">i</text:span><text:span text:style-name="T4">b</text:span><text:span text:style-name="T4">e</text:span><text:span text:style-name="T4">r</text:span><text:span text:style-name="T4"> </text:span><text:span text:style-name="T4">o</text:span><text:span text:style-name="T4">p</text:span><text:span text:style-name="T4">t</text:span><text:span text:style-name="T4">i</text:span><text:span text:style-name="T4">c</text:span><text:span text:style-name="T4"> </text:span><text:span text:style-name="T4">c</text:span><text:span text:style-name="T4">a</text:span><text:span text:style-name="T4">b</text:span><text:span text:style-name="T4">l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5" draw:style-name="gr64" draw:text-style-name="P18" draw:layer="layout" svg:width="3.032cm" svg:height="1.137cm" svg:x="10.019cm" svg:y="17.141cm">
          <text:p text:style-name="P17"><text:span text:style-name="T4">F</text:span><text:span text:style-name="T4">i</text:span><text:span text:style-name="T4">b</text:span><text:span text:style-name="T4">e</text:span><text:span text:style-name="T4">r</text:span><text:span text:style-name="T4"> </text:span><text:span text:style-name="T4">o</text:span><text:span text:style-name="T4">p</text:span><text:span text:style-name="T4">t</text:span><text:span text:style-name="T4">i</text:span><text:span text:style-name="T4">c</text:span><text:span text:style-name="T4"> </text:span><text:span text:style-name="T4">c</text:span><text:span text:style-name="T4">a</text:span><text:span text:style-name="T4">b</text:span><text:span text:style-name="T4">l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56" draw:style-name="gr55" draw:text-style-name="P8" draw:layer="layout" svg:x1="7.05cm" svg:y1="17.211cm" svg:x2="16.233cm" svg:y2="17.212cm">
          <text:p/>
        </draw:line>
        <draw:line draw:name="Straight Connector 458" draw:style-name="gr55" draw:text-style-name="P8" draw:layer="layout" svg:x1="6.879cm" svg:y1="18.131cm" svg:x2="6.88cm" svg:y2="17.207cm">
          <text:p/>
        </draw:line>
        <draw:line draw:name="Straight Connector 459" draw:style-name="gr55" draw:text-style-name="P8" draw:layer="layout" svg:x1="16.233cm" svg:y1="17.56cm" svg:x2="16.234cm" svg:y2="17.202cm">
          <text:p/>
        </draw:line>
        <draw:line draw:name="Straight Connector 460" draw:style-name="gr55" draw:text-style-name="P8" draw:layer="layout" svg:x1="7.93cm" svg:y1="17.569cm" svg:x2="7.04cm" svg:y2="17.57cm">
          <text:p/>
        </draw:line>
        <draw:line draw:name="Straight Connector 467" draw:style-name="gr55" draw:text-style-name="P8" draw:layer="layout" svg:x1="7.05cm" svg:y1="18.068cm" svg:x2="7.051cm" svg:y2="17.549cm">
          <text:p/>
        </draw:line>
        <draw:line draw:name="Straight Connector 468" draw:style-name="gr55" draw:text-style-name="P8" draw:layer="layout" svg:x1="7.93cm" svg:y1="18.099cm" svg:x2="7.931cm" svg:y2="17.58cm">
          <text:p/>
        </draw:line>
        <draw:custom-shape draw:name="TextBox 472" draw:style-name="gr65" draw:text-style-name="P18" draw:layer="layout" svg:width="3.032cm" svg:height="1.137cm" draw:transform="rotate (1.5707963267949) translate (24.637cm 12.665cm)">
          <text:p text:style-name="P17"><text:span text:style-name="T4">F</text:span><text:span text:style-name="T4">i</text:span><text:span text:style-name="T4">b</text:span><text:span text:style-name="T4">e</text:span><text:span text:style-name="T4">r</text:span><text:span text:style-name="T4"> </text:span><text:span text:style-name="T4">o</text:span><text:span text:style-name="T4">p</text:span><text:span text:style-name="T4">t</text:span><text:span text:style-name="T4">i</text:span><text:span text:style-name="T4">c</text:span><text:span text:style-name="T4"> </text:span><text:span text:style-name="T4">c</text:span><text:span text:style-name="T4">a</text:span><text:span text:style-name="T4">b</text:span><text:span text:style-name="T4">l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3" draw:style-name="gr66" draw:text-style-name="P18" draw:layer="layout" svg:width="3.032cm" svg:height="1.137cm" draw:transform="rotate (-0.29548424236264) translate (27.327cm 7.255cm)">
          <text:p text:style-name="P17"><text:span text:style-name="T4">F</text:span><text:span text:style-name="T4">i</text:span><text:span text:style-name="T4">b</text:span><text:span text:style-name="T4">e</text:span><text:span text:style-name="T4">r</text:span><text:span text:style-name="T4"> </text:span><text:span text:style-name="T4">o</text:span><text:span text:style-name="T4">p</text:span><text:span text:style-name="T4">t</text:span><text:span text:style-name="T4">i</text:span><text:span text:style-name="T4">c</text:span><text:span text:style-name="T4"> </text:span><text:span text:style-name="T4">c</text:span><text:span text:style-name="T4">a</text:span><text:span text:style-name="T4">b</text:span><text:span text:style-name="T4">l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67" draw:text-style-name="P18" draw:layer="layout" svg:width="1.618cm" svg:height="1.137cm" svg:x="8.329cm" svg:y="3.084cm">
          <text:p text:style-name="P17"><text:span text:style-name="T4">L</text:span><text:span text:style-name="T4">i</text:span><text:span text:style-name="T4">b</text:span><text:span text:style-name="T4">r</text:span><text:span text:style-name="T4">a</text:span><text:span text:style-name="T4">r</text:span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68" draw:text-style-name="P18" draw:layer="layout" svg:width="1.998cm" svg:height="0.693cm" svg:x="15.944cm" svg:y="3.076cm">
          <text:p text:style-name="P17"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9" draw:text-style-name="P18" draw:layer="layout" svg:width="2.11cm" svg:height="1.137cm" svg:x="19.636cm" svg:y="3.091cm">
          <text:p text:style-name="P17"><text:span text:style-name="T4">E</text:span><text:span text:style-name="T4">d</text:span><text:span text:style-name="T4">u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0" draw:text-style-name="P18" draw:layer="layout" svg:width="2.573cm" svg:height="1.137cm" draw:transform="rotate (1.5707963267949) translate (23.666cm 6.398cm)">
          <text:p text:style-name="P17"><text:span text:style-name="T4">M</text:span><text:span text:style-name="T4">ul</text:span><text:span text:style-name="T4">ti </text:span><text:span text:style-name="T4">M</text:span><text:span text:style-name="T4">e</text:span><text:span text:style-name="T4">di</text:span><text:span text:style-name="T4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1" draw:text-style-name="P18" draw:layer="layout" svg:width="1.185cm" svg:height="1.137cm" svg:x="25.209cm" svg:y="3.093cm">
          <text:p text:style-name="P17"><text:span text:style-name="T4">I.</text:span><text:span text:style-name="T4">C.</text:span><text:span text:style-name="T4">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2" draw:text-style-name="P18" draw:layer="layout" svg:width="1.618cm" svg:height="0.693cm" svg:x="21.456cm" svg:y="8.628cm">
          <text:p text:style-name="P17"><text:span text:style-name="T4">Co</text:span><text:span text:style-name="T4">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3" draw:text-style-name="P18" draw:layer="layout" svg:width="1.618cm" svg:height="1.581cm" svg:x="29.917cm" svg:y="8.712cm">
          <text:p text:style-name="P17"><text:span text:style-name="T4">Guar</text:span><text:span text:style-name="T4">d </text:span><text:span text:style-name="T4">Hous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4" draw:text-style-name="P18" draw:layer="layout" svg:width="1.827cm" svg:height="1.137cm" svg:x="31.476cm" svg:y="10.607cm">
          <text:p text:style-name="P17"><text:span text:style-name="T4">R</text:span><text:span text:style-name="T4">.</text:span><text:span text:style-name="T4">O</text:span><text:span text:style-name="T4">.</text:span><text:span text:style-name="T4">C</text:span><text:span text:style-name="T4">.</text:span><text:span text:style-name="T4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5" draw:text-style-name="P18" draw:layer="layout" svg:width="1.618cm" svg:height="1.137cm" svg:x="31.832cm" svg:y="12.784cm">
          <text:p text:style-name="P17"><text:span text:style-name="T4">Su</text:span><text:span text:style-name="T4">ppl</text:span><text:span text:style-name="T4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6" draw:text-style-name="P18" draw:layer="layout" svg:width="1.618cm" svg:height="0.693cm" draw:transform="rotate (-0.25220007691318) translate (31.683cm 14.956cm)">
          <text:p text:style-name="P17"><text:span text:style-name="T4">B.A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7" draw:text-style-name="P18" draw:layer="layout" svg:width="1.618cm" svg:height="1.137cm" svg:x="27.431cm" svg:y="17.806cm">
          <text:p text:style-name="P17"><text:span text:style-name="T4">A</text:span><text:span text:style-name="T4">d</text:span><text:span text:style-name="T4">m</text:span><text:span text:style-name="T4">i</text:span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8" draw:text-style-name="P18" draw:layer="layout" svg:width="1.618cm" svg:height="0.693cm" svg:x="15.609cm" svg:y="17.714cm">
          <text:p text:style-name="P17"><text:span text:style-name="T4">T</text:span><text:span text:style-name="T4">r</text:span><text:span text:style-name="T4">a</text:span><text:span text:style-name="T4">d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9" draw:text-style-name="P18" draw:layer="layout" svg:width="1.618cm" svg:height="1.137cm" svg:x="23.519cm" svg:y="17.621cm">
          <text:p text:style-name="P17"><text:span text:style-name="T4">Hos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80" draw:text-style-name="P18" draw:layer="layout" svg:width="1.831cm" svg:height="1.137cm" svg:x="18.721cm" svg:y="17.238cm">
          <text:p text:style-name="P17"><text:span text:style-name="T4">C</text:span><text:span text:style-name="T4">a</text:span><text:span text:style-name="T4">n</text:span><text:span text:style-name="T4">t</text:span><text:span text:style-name="T4">e</text:span><text:span text:style-name="T4">e</text:span><text:span text:style-name="T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1" draw:text-style-name="P18" draw:layer="layout" svg:width="2.349cm" svg:height="1.137cm" svg:x="9.504cm" svg:y="18.024cm">
          <text:p text:style-name="P17"><text:span text:style-name="T4">A</text:span><text:span text:style-name="T4">u</text:span><text:span text:style-name="T4">t</text:span><text:span text:style-name="T4">o</text:span><text:span text:style-name="T4">m</text:span><text:span text:style-name="T4">o</text:span><text:span text:style-name="T4">t</text:span><text:span text:style-name="T4">i</text:span><text:span text:style-name="T4">v</text:span><text:span text:style-name="T4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2" draw:text-style-name="P18" draw:layer="layout" svg:width="2.681cm" svg:height="1.137cm" svg:x="4.222cm" svg:y="18.051cm">
          <text:p text:style-name="P17"><text:span text:style-name="T4">C</text:span><text:span text:style-name="T4">I</text:span><text:span text:style-name="T4">T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0" draw:style-name="gr58" draw:text-style-name="P8" draw:layer="layout" svg:x1="10.25cm" svg:y1="3.276cm" svg:x2="7.094cm" svg:y2="3.277cm">
          <text:p/>
        </draw:line>
        <draw:line draw:name="Straight Connector 481" draw:style-name="gr57" draw:text-style-name="P8" draw:layer="layout" svg:x1="10.25cm" svg:y1="2.428cm" svg:x2="10.251cm" svg:y2="3.274cm">
          <text:p/>
        </draw:line>
        <draw:line draw:name="Straight Connector 482" draw:style-name="gr57" draw:text-style-name="P8" draw:layer="layout" svg:x1="9.798cm" svg:y1="2.429cm" svg:x2="10.239cm" svg:y2="2.43cm">
          <text:p/>
        </draw:line>
        <draw:line draw:name="Straight Connector 483" draw:style-name="gr56" draw:text-style-name="P8" draw:layer="layout" svg:x1="6.972cm" svg:y1="3.237cm" svg:x2="6.973cm" svg:y2="5.135cm">
          <text:p/>
        </draw:line>
        <draw:line draw:name="Straight Connector 484" draw:style-name="gr56" draw:text-style-name="P8" draw:layer="layout" svg:x1="6.86cm" svg:y1="5.628cm" svg:x2="4.66cm" svg:y2="5.629cm">
          <text:p/>
        </draw:line>
        <draw:line draw:name="Straight Connector 487" draw:style-name="gr56" draw:text-style-name="P8" draw:layer="layout" svg:x1="6.62cm" svg:y1="1.903cm" svg:x2="6.621cm" svg:y2="3.252cm">
          <text:p/>
        </draw:line>
        <draw:line draw:name="Straight Connector 488" draw:style-name="gr56" draw:text-style-name="P8" draw:layer="layout" svg:x1="5.977cm" svg:y1="1.903cm" svg:x2="6.634cm" svg:y2="1.904cm">
          <text:p/>
        </draw:line>
        <draw:line draw:name="Straight Connector 494" draw:style-name="gr55" draw:text-style-name="P8" draw:layer="layout" svg:x1="7.017cm" svg:y1="3.265cm" svg:x2="6.583cm" svg:y2="3.266cm">
          <text:p/>
        </draw:line>
        <draw:line draw:name="Straight Connector 499" draw:style-name="gr57" draw:text-style-name="P8" draw:layer="layout" svg:x1="7.068cm" svg:y1="3.247cm" svg:x2="7.069cm" svg:y2="5.145cm">
          <text:p/>
        </draw:line>
        <draw:line draw:name="Straight Connector 503" draw:style-name="gr56" draw:text-style-name="P8" draw:layer="layout" svg:x1="6.775cm" svg:y1="6.293cm" svg:x2="4.575cm" svg:y2="6.294cm">
          <text:p/>
        </draw:line>
        <draw:line draw:name="Straight Connector 504" draw:style-name="gr56" draw:text-style-name="P8" draw:layer="layout" svg:x1="5.337cm" svg:y1="9.742cm" svg:x2="5.338cm" svg:y2="8.454cm">
          <text:p/>
        </draw:line>
        <draw:line draw:name="Straight Connector 505" draw:style-name="gr56" draw:text-style-name="P8" draw:layer="layout" svg:x1="6.233cm" svg:y1="5.651cm" svg:x2="6.234cm" svg:y2="6.121cm">
          <text:p/>
        </draw:line>
        <draw:custom-shape draw:name="Straight Arrow Connector 509" draw:style-name="gr83" draw:text-style-name="P8" draw:layer="layout" svg:width="2.427cm" svg:height="0.082cm" svg:x="7.341cm" svg:y="5.4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6" draw:style-name="gr84" draw:text-style-name="P18" draw:layer="layout" svg:width="1.618cm" svg:height="0.693cm" svg:x="9.604cm" svg:y="5.031cm">
          <text:p text:style-name="P17"><text:span text:style-name="T4">2</text:span><text:span text:style-name="T5">n</text:span><text:span text:style-name="T5">d</text:span><text:span text:style-name="T4"> </text:span><text:span text:style-name="T4">f</text:span><text:span text:style-name="T4">l</text:span><text:span text:style-name="T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0" draw:style-name="gr56" draw:text-style-name="P8" draw:layer="layout" svg:x1="6.305cm" svg:y1="8.43cm" svg:x2="5.337cm" svg:y2="8.431cm">
          <text:p/>
        </draw:line>
        <draw:line draw:name="Straight Connector 220" draw:style-name="gr56" draw:text-style-name="P8" draw:layer="layout" svg:x1="6.291cm" svg:y1="8.43cm" svg:x2="6.292cm" svg:y2="6.652cm">
          <text:p/>
        </draw:line>
        <draw:line draw:name="Straight Connector 234" draw:style-name="gr57" draw:text-style-name="P8" draw:layer="layout" svg:x1="7.068cm" svg:y1="5.148cm" svg:x2="6.324cm" svg:y2="5.149cm">
          <text:p/>
        </draw:line>
        <draw:line draw:name="Straight Connector 248" draw:style-name="gr57" draw:text-style-name="P8" draw:layer="layout" svg:x1="6.365cm" svg:y1="5.168cm" svg:x2="6.366cm" svg:y2="6.22cm">
          <text:p/>
        </draw:line>
        <draw:custom-shape draw:name="TextBox 17" draw:style-name="gr85" draw:text-style-name="P18" draw:layer="layout" svg:width="1.618cm" svg:height="0.693cm" svg:x="2.459cm" svg:y="2.084cm">
          <text:p text:style-name="P17"><text:span text:style-name="T4">L.H.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86" draw:text-style-name="P18" draw:layer="layout" svg:width="1.87cm" svg:height="1.137cm" svg:x="4.974cm" svg:y="2.298cm">
          <text:p text:style-name="P17"><text:span text:style-name="T4">Fish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87" draw:text-style-name="P18" draw:layer="layout" svg:width="1.618cm" svg:height="0.693cm" svg:x="5.226cm" svg:y="4.612cm">
          <text:p text:style-name="P17"><text:span text:style-name="T4">CHD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8" draw:text-style-name="P18" draw:layer="layout" svg:width="2.695cm" svg:height="1.137cm" draw:transform="rotate (1.5707963267949) translate (6.584cm 11.323cm)">
          <text:p text:style-name="P17"><text:span text:style-name="T4">Multi Purp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9" draw:text-style-name="P18" draw:layer="layout" svg:width="2.372cm" svg:height="1.137cm" svg:x="29.6cm" svg:y="6.823cm">
          <text:p text:style-name="P17"><text:span text:style-name="T4">CoE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0" draw:text-style-name="P18" draw:layer="layout" svg:width="2.573cm" svg:height="0.693cm" draw:transform="rotate (1.5707963267949) translate (22.618cm 16.689cm)">
          <text:p text:style-name="P17"><text:span text:style-name="T4">Social H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7" draw:style-name="gr83" draw:text-style-name="P8" draw:layer="layout" svg:width="2.427cm" svg:height="0.082cm" svg:x="7.275cm" svg:y="6.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3" draw:style-name="gr91" draw:text-style-name="P18" draw:layer="layout" svg:width="1.756cm" svg:height="0.693cm" svg:x="9.502cm" svg:y="5.952cm">
          <text:p text:style-name="P17"><text:span text:style-name="T4">G. fl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1" draw:style-name="gr92" draw:text-style-name="P8" draw:layer="layout" svg:x1="25.203cm" svg:y1="1.903cm" svg:x2="25.204cm" svg:y2="3.165cm">
          <text:p/>
        </draw:line>
        <draw:line draw:name="Straight Connector 496" draw:style-name="gr92" draw:text-style-name="P8" draw:layer="layout" svg:x1="25.181cm" svg:y1="1.903cm" svg:x2="26.006cm" svg:y2="1.904cm">
          <text:p/>
        </draw:line>
        <draw:line draw:name="Straight Connector 486" draw:style-name="gr58" draw:text-style-name="P8" draw:layer="layout" svg:x1="25.299cm" svg:y1="2.003cm" svg:x2="25.3cm" svg:y2="3.265cm">
          <text:p/>
        </draw:line>
        <draw:line draw:name="Straight Connector 489" draw:style-name="gr58" draw:text-style-name="P8" draw:layer="layout" svg:x1="25.299cm" svg:y1="2.003cm" svg:x2="25.953cm" svg:y2="2.004cm">
          <text:p/>
        </draw:line>
        <draw:line draw:name="Straight Connector 492" draw:style-name="gr93" draw:text-style-name="P8" draw:layer="layout" svg:x1="11.535cm" svg:y1="10.264cm" svg:x2="9.649cm" svg:y2="10.253cm">
          <text:p/>
        </draw:line>
        <draw:line draw:name="Straight Connector 495" draw:style-name="gr93" draw:text-style-name="P8" draw:layer="layout" svg:x1="11.521cm" svg:y1="10.306cm" svg:x2="9.635cm" svg:y2="10.294cm">
          <text:p/>
        </draw:line>
        <draw:custom-shape draw:name="TextBox 24" draw:style-name="gr94" draw:text-style-name="P18" draw:layer="layout" svg:width="3.312cm" svg:height="1.137cm" svg:x="11.444cm" svg:y="9.919cm">
          <text:p text:style-name="P17"><text:span text:style-name="T4">Cat 6A Backb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8" draw:style-name="gr52" draw:text-style-name="P8" draw:layer="layout" svg:x1="11.547cm" svg:y1="10.822cm" svg:x2="9.637cm" svg:y2="10.814cm">
          <text:p/>
        </draw:line>
        <draw:line draw:name="Straight Connector 501" draw:style-name="gr52" draw:text-style-name="P8" draw:layer="layout" svg:x1="11.544cm" svg:y1="10.87cm" svg:x2="9.635cm" svg:y2="10.862cm">
          <text:p/>
        </draw:line>
        <draw:custom-shape draw:name="TextBox 502" draw:style-name="gr95" draw:text-style-name="P18" draw:layer="layout" svg:width="3.032cm" svg:height="1.137cm" svg:x="11.45cm" svg:y="10.464cm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6" draw:style-name="gr56" draw:text-style-name="P8" draw:layer="layout" svg:x1="11.535cm" svg:y1="11.413cm" svg:x2="9.647cm" svg:y2="11.414cm">
          <text:p/>
        </draw:line>
        <draw:line draw:name="Straight Connector 70" draw:style-name="gr56" draw:text-style-name="P8" draw:layer="layout" svg:x1="11.535cm" svg:y1="11.457cm" svg:x2="9.647cm" svg:y2="11.458cm">
          <text:p/>
        </draw:line>
        <draw:custom-shape draw:name="TextBox 25" draw:style-name="gr96" draw:text-style-name="P18" draw:layer="layout" svg:width="3.589cm" svg:height="1.137cm" svg:x="11.431cm" svg:y="11.056cm">
          <text:p text:style-name="P17"><text:span text:style-name="T4">Cat 6A <text:s/>Access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9" draw:style-name="gr47" draw:text-style-name="P8" draw:layer="layout" svg:width="0.48cm" svg:height="0.451cm" draw:transform="rotate (-1.5707963267949) translate (11.335cm 11.747cm)">
          <draw:image xlink:href="Pictures/100000000000016800000168E00E0282D627F6B6.png" xlink:type="simple" xlink:show="embed" xlink:actuate="onLoad" draw:mime-type="image/png">
            <text:p/>
          </draw:image>
        </draw:frame>
        <draw:custom-shape draw:name="TextBox 26" draw:style-name="gr97" draw:text-style-name="P18" draw:layer="layout" svg:width="3.589cm" svg:height="0.693cm" svg:x="11.402cm" svg:y="11.657cm">
          <text:p text:style-name="P17"><text:span text:style-name="T4"><text:s/></text:span><text:span text:style-name="T4">Access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3" draw:style-name="gr51" draw:text-style-name="P8" draw:layer="layout" svg:width="0.893cm" svg:height="0.684cm" draw:transform="rotate (-0.0464257581030492) translate (10.643cm 12.464cm)">
          <draw:image xlink:href="Pictures/10000000000001F40000017FC3B5C7BA105528FB.jpg" xlink:type="simple" xlink:show="embed" xlink:actuate="onLoad" draw:mime-type="image/jpeg">
            <text:p/>
          </draw:image>
        </draw:frame>
        <draw:custom-shape draw:name="Rectangle 243" draw:style-name="gr41" draw:text-style-name="P9" draw:layer="layout" svg:width="0.754cm" svg:height="0.723cm" svg:x="6.521cm" svg:y="6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0" draw:style-name="gr52" draw:text-style-name="P8" draw:layer="layout" svg:x1="7.436cm" svg:y1="6.717cm" svg:x2="6.477cm" svg:y2="6.71cm">
          <text:p/>
        </draw:line>
        <draw:line draw:name="Straight Connector 268" draw:style-name="gr52" draw:text-style-name="P8" draw:layer="layout" svg:x1="7.412cm" svg:y1="6.791cm" svg:x2="6.453cm" svg:y2="6.784cm">
          <text:p/>
        </draw:line>
        <draw:custom-shape draw:name="TextBox 27" draw:style-name="gr98" draw:text-style-name="P18" draw:layer="layout" svg:width="3.589cm" svg:height="0.693cm" svg:x="11.402cm" svg:y="12.474cm">
          <text:p text:style-name="P17"><text:span text:style-name="T4"><text:s/></text:span><text:span text:style-name="T4">Data Cabi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6" draw:style-name="gr52" draw:text-style-name="P8" draw:layer="layout" svg:x1="6.82cm" svg:y1="17.351cm" svg:x2="3.257cm" svg:y2="17.329cm">
          <text:p/>
        </draw:line>
        <draw:line draw:name="Straight Connector 336" draw:style-name="gr53" draw:text-style-name="P8" draw:layer="layout" svg:x1="25.359cm" svg:y1="3.398cm" svg:x2="25.315cm" svg:y2="18.317cm">
          <text:p/>
        </draw:line>
        <draw:line draw:name="Straight Connector 346" draw:style-name="gr99" draw:text-style-name="P8" draw:layer="layout" svg:x1="25.365cm" svg:y1="2.025cm" svg:x2="25.366cm" svg:y2="3.287cm">
          <text:p/>
        </draw:line>
        <draw:line draw:name="Straight Connector 353" draw:style-name="gr99" draw:text-style-name="P8" draw:layer="layout" svg:x1="25.358cm" svg:y1="2.061cm" svg:x2="25.985cm" svg:y2="2.063cm">
          <text:p/>
        </draw:line>
        <draw:line draw:name="Straight Connector 358" draw:style-name="gr99" draw:text-style-name="P8" draw:layer="layout" svg:x1="25.284cm" svg:y1="18.324cm" svg:x2="27.345cm" svg:y2="18.354cm">
          <text:p/>
        </draw:line>
        <draw:line draw:name="Straight Connector 367" draw:style-name="gr52" draw:text-style-name="P8" draw:layer="layout" svg:x1="25.161cm" svg:y1="17.48cm" svg:x2="25.519cm" svg:y2="17.48cm">
          <text:p/>
        </draw:line>
        <draw:line draw:name="Straight Connector 387" draw:style-name="gr99" draw:text-style-name="P8" draw:layer="layout" svg:x1="25.232cm" svg:y1="17.554cm" svg:x2="25.233cm" svg:y2="18.375cm">
          <text:p/>
        </draw:line>
        <draw:line draw:name="Straight Connector 392" draw:style-name="gr99" draw:text-style-name="P8" draw:layer="layout" svg:x1="25.228cm" svg:y1="18.382cm" svg:x2="27.289cm" svg:y2="18.412cm">
          <text:p/>
        </draw:line>
        <draw:line draw:name="Straight Connector 395" draw:style-name="gr53" draw:text-style-name="P8" draw:layer="layout" svg:x1="9.635cm" svg:y1="9.834cm" svg:x2="11.523cm" svg:y2="9.835cm">
          <text:p/>
        </draw:line>
        <draw:line draw:name="Straight Connector 407" draw:style-name="gr53" draw:text-style-name="P8" draw:layer="layout" svg:x1="9.635cm" svg:y1="9.887cm" svg:x2="11.523cm" svg:y2="9.888cm">
          <text:p/>
        </draw:line>
        <draw:custom-shape draw:name="TextBox 409" draw:style-name="gr100" draw:text-style-name="P18" draw:layer="layout" svg:width="4.707cm" svg:height="0.693cm" svg:x="11.45cm" svg:y="9.478cm">
          <text:p text:style-name="P17"><text:span text:style-name="T4">Fiber optic Redund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draw:name="Title 2" presentation:style-name="pr5" draw:text-style-name="P6" draw:layer="layout" svg:width="20.423cm" svg:height="0.769cm" svg:x="3cm" svg:y="-0.097cm" presentation:class="title" presentation:user-transformed="true">
          <draw:text-box>
            <text:p text:style-name="P5"><text:span text:style-name="T3">C</text:span><text:span text:style-name="T3">a</text:span><text:span text:style-name="T3">l</text:span><text:span text:style-name="T3">a</text:span><text:span text:style-name="T3">b</text:span><text:span text:style-name="T3">a</text:span><text:span text:style-name="T3">n</text:span><text:span text:style-name="T3">g</text:span><text:span text:style-name="T3">a</text:span></text:p>
          </draw:text-box>
        </draw:frame>
        <draw:custom-shape draw:name="Rectangle 1" draw:style-name="gr101" draw:text-style-name="P7" draw:layer="layout" svg:width="8.403cm" svg:height="1.289cm" svg:x="2.679cm" svg:y="13.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3" draw:text-style-name="P8" draw:layer="layout" svg:x1="4.801cm" svg:y1="13.679cm" svg:x2="4.802cm" svg:y2="14.97cm">
          <text:p/>
        </draw:line>
        <draw:line draw:name="Straight Connector 2" draw:style-name="gr4" draw:text-style-name="P8" draw:layer="layout" svg:x1="4.856cm" svg:y1="13.679cm" svg:x2="4.857cm" svg:y2="14.97cm">
          <text:p/>
        </draw:line>
        <draw:line draw:name="Straight Connector 3" draw:style-name="gr4" draw:text-style-name="P8" draw:layer="layout" svg:x1="5.462cm" svg:y1="13.679cm" svg:x2="5.463cm" svg:y2="14.97cm">
          <text:p/>
        </draw:line>
        <draw:line draw:name="Straight Connector 4" draw:style-name="gr3" draw:text-style-name="P8" draw:layer="layout" svg:x1="5.523cm" svg:y1="13.679cm" svg:x2="5.524cm" svg:y2="14.97cm">
          <text:p/>
        </draw:line>
        <draw:line draw:name="Straight Connector 6" draw:style-name="gr4" draw:text-style-name="P8" draw:layer="layout" svg:x1="4.856cm" svg:y1="14.32cm" svg:x2="5.461cm" svg:y2="14.321cm">
          <text:p/>
        </draw:line>
        <draw:line draw:name="Straight Connector 11" draw:style-name="gr4" draw:text-style-name="P8" draw:layer="layout" svg:x1="4.856cm" svg:y1="13.679cm" svg:x2="5.461cm" svg:y2="13.68cm">
          <text:p/>
        </draw:line>
        <draw:line draw:name="Straight Connector 12" draw:style-name="gr4" draw:text-style-name="P8" draw:layer="layout" svg:x1="4.88cm" svg:y1="14.976cm" svg:x2="5.461cm" svg:y2="14.97cm">
          <text:p/>
        </draw:line>
        <draw:line draw:name="Straight Connector 15" draw:style-name="gr4" draw:text-style-name="P8" draw:layer="layout" svg:x1="7.225cm" svg:y1="13.679cm" svg:x2="7.226cm" svg:y2="14.97cm">
          <text:p/>
        </draw:line>
        <draw:line draw:name="Straight Connector 16" draw:style-name="gr4" draw:text-style-name="P8" draw:layer="layout" svg:x1="6.589cm" svg:y1="13.679cm" svg:x2="6.59cm" svg:y2="14.97cm">
          <text:p/>
        </draw:line>
        <draw:line draw:name="Straight Connector 17" draw:style-name="gr3" draw:text-style-name="P8" draw:layer="layout" svg:x1="7.286cm" svg:y1="13.675cm" svg:x2="7.287cm" svg:y2="14.966cm">
          <text:p/>
        </draw:line>
        <draw:line draw:name="Straight Connector 28" draw:style-name="gr3" draw:text-style-name="P8" draw:layer="layout" svg:x1="6.526cm" svg:y1="13.675cm" svg:x2="6.527cm" svg:y2="14.966cm">
          <text:p/>
        </draw:line>
        <draw:line draw:name="Straight Connector 30" draw:style-name="gr4" draw:text-style-name="P8" draw:layer="layout" svg:x1="6.589cm" svg:y1="14.33cm" svg:x2="7.194cm" svg:y2="14.331cm">
          <text:p/>
        </draw:line>
        <draw:line draw:name="Straight Connector 32" draw:style-name="gr4" draw:text-style-name="P8" draw:layer="layout" svg:x1="6.589cm" svg:y1="13.684cm" svg:x2="7.194cm" svg:y2="13.685cm">
          <text:p/>
        </draw:line>
        <draw:line draw:name="Straight Connector 33" draw:style-name="gr4" draw:text-style-name="P8" draw:layer="layout" svg:x1="6.589cm" svg:y1="14.956cm" svg:x2="7.194cm" svg:y2="14.957cm">
          <text:p/>
        </draw:line>
        <draw:line draw:name="Straight Connector 34" draw:style-name="gr4" draw:text-style-name="P8" draw:layer="layout" svg:x1="10.529cm" svg:y1="13.686cm" svg:x2="10.53cm" svg:y2="14.977cm">
          <text:p/>
        </draw:line>
        <draw:line draw:name="Straight Connector 35" draw:style-name="gr4" draw:text-style-name="P8" draw:layer="layout" svg:x1="11.083cm" svg:y1="13.675cm" svg:x2="11.084cm" svg:y2="14.966cm">
          <text:p/>
        </draw:line>
        <draw:line draw:name="Straight Connector 36" draw:style-name="gr4" draw:text-style-name="P8" draw:layer="layout" svg:x1="10.529cm" svg:y1="13.675cm" svg:x2="11.083cm" svg:y2="13.676cm">
          <text:p/>
        </draw:line>
        <draw:line draw:name="Straight Connector 37" draw:style-name="gr4" draw:text-style-name="P8" draw:layer="layout" svg:x1="10.529cm" svg:y1="14.947cm" svg:x2="11.083cm" svg:y2="14.948cm">
          <text:p/>
        </draw:line>
        <draw:line draw:name="Straight Connector 38" draw:style-name="gr3" draw:text-style-name="P8" draw:layer="layout" svg:x1="10.461cm" svg:y1="14.32cm" svg:x2="2.678cm" svg:y2="14.325cm">
          <text:p/>
        </draw:line>
        <draw:custom-shape draw:name="Rectangle 2" draw:style-name="gr102" draw:text-style-name="P7" draw:layer="layout" svg:width="2.493cm" svg:height="1.485cm" svg:x="11.376cm" svg:y="13.4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3" draw:text-style-name="P9" draw:layer="layout" svg:width="0.254cm" svg:height="1.037cm" svg:x="11.12cm" svg:y="13.4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3" draw:text-style-name="P9" draw:layer="layout" svg:width="0.253cm" svg:height="1.037cm" svg:x="13.87cm" svg:y="13.4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4" draw:text-style-name="P9" draw:layer="layout" svg:width="2.042cm" svg:height="0.349cm" svg:x="13.927cm" svg:y="14.6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5" draw:text-style-name="P9" draw:layer="layout" svg:width="1.107cm" svg:height="1.484cm" svg:x="14.851cm" svg:y="13.4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6" draw:text-style-name="P9" draw:layer="layout" svg:width="0.168cm" svg:height="0.448cm" svg:x="15.937cm" svg:y="14.4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7" draw:text-style-name="P7" draw:layer="layout" svg:width="1.613cm" svg:height="1.297cm" svg:x="18.108cm" svg:y="13.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8" draw:text-style-name="P7" draw:layer="layout" svg:width="1.225cm" svg:height="2.628cm" svg:x="17.897cm" svg:y="10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09" draw:text-style-name="P10" draw:layer="layout" svg:width="0.101cm" svg:height="0.807cm" svg:x="18.915cm" svg:y="11.80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0" draw:text-style-name="P10" draw:layer="layout" svg:width="0.102cm" svg:height="0.495cm" svg:x="18.855cm" svg:y="14.1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" draw:style-name="gr3" draw:text-style-name="P8" draw:layer="layout" svg:x1="18.856cm" svg:y1="14.359cm" svg:x2="18.169cm" svg:y2="14.94cm">
          <text:p/>
        </draw:line>
        <draw:line draw:name="Straight Connector 40" draw:style-name="gr3" draw:text-style-name="P8" draw:layer="layout" svg:x1="18.995cm" svg:y1="14.359cm" svg:x2="19.704cm" svg:y2="14.97cm">
          <text:p/>
        </draw:line>
        <draw:line draw:name="Straight Connector 41" draw:style-name="gr14" draw:text-style-name="P8" draw:layer="layout" svg:x1="19.705cm" svg:y1="13.684cm" svg:x2="19.017cm" svg:y2="14.319cm">
          <text:p/>
        </draw:line>
        <draw:line draw:name="Straight Connector 42" draw:style-name="gr14" draw:text-style-name="P8" draw:layer="layout" svg:x1="18.856cm" svg:y1="14.359cm" svg:x2="18.108cm" svg:y2="13.704cm">
          <text:p/>
        </draw:line>
        <draw:line draw:name="Straight Connector 44" draw:style-name="gr3" draw:text-style-name="P8" draw:layer="layout" svg:x1="18.482cm" svg:y1="12.921cm" svg:x2="17.907cm" svg:y2="13.424cm">
          <text:p/>
        </draw:line>
        <draw:line draw:name="Straight Connector 46" draw:style-name="gr3" draw:text-style-name="P8" draw:layer="layout" svg:x1="18.51cm" svg:y1="12.894cm" svg:x2="19.157cm" svg:y2="13.45cm">
          <text:p/>
        </draw:line>
        <draw:line draw:name="Straight Connector 47" draw:style-name="gr3" draw:text-style-name="P8" draw:layer="layout" svg:x1="17.897cm" svg:y1="10.79cm" svg:x2="18.51cm" svg:y2="11.267cm">
          <text:p/>
        </draw:line>
        <draw:line draw:name="Straight Connector 48" draw:style-name="gr3" draw:text-style-name="P8" draw:layer="layout" svg:x1="19.122cm" svg:y1="10.783cm" svg:x2="18.548cm" svg:y2="11.266cm">
          <text:p/>
        </draw:line>
        <draw:line draw:name="Straight Connector 51" draw:style-name="gr4" draw:text-style-name="P8" draw:layer="layout" svg:x1="18.549cm" svg:y1="11.266cm" svg:x2="18.51cm" svg:y2="12.887cm">
          <text:p/>
        </draw:line>
        <draw:line draw:name="Straight Connector 53" draw:style-name="gr3" draw:text-style-name="P8" draw:layer="layout" svg:x1="11.06cm" svg:y1="14.492cm" svg:x2="14.124cm" svg:y2="14.493cm">
          <text:p/>
        </draw:line>
        <draw:line draw:name="Straight Connector 55" draw:style-name="gr3" draw:text-style-name="P8" draw:layer="layout" svg:x1="11.479cm" svg:y1="14.008cm" svg:x2="13.732cm" svg:y2="14.009cm">
          <text:p/>
        </draw:line>
        <draw:line draw:name="Straight Connector 56" draw:style-name="gr3" draw:text-style-name="P8" draw:layer="layout" svg:x1="11.493cm" svg:y1="14.011cm" svg:x2="11.113cm" svg:y2="13.459cm">
          <text:p/>
        </draw:line>
        <draw:line draw:name="Straight Connector 58" draw:style-name="gr3" draw:text-style-name="P8" draw:layer="layout" svg:x1="11.511cm" svg:y1="13.982cm" svg:x2="11.113cm" svg:y2="14.492cm">
          <text:p/>
        </draw:line>
        <draw:line draw:name="Straight Connector 60" draw:style-name="gr15" draw:text-style-name="P8" draw:layer="layout" svg:x1="11.248cm" svg:y1="14.492cm" svg:x2="11.249cm" svg:y2="14.493cm">
          <text:p/>
        </draw:line>
        <draw:line draw:name="Straight Connector 61" draw:style-name="gr3" draw:text-style-name="P8" draw:layer="layout" svg:x1="14.084cm" svg:y1="13.481cm" svg:x2="13.686cm" svg:y2="13.99cm">
          <text:p/>
        </draw:line>
        <draw:line draw:name="Straight Connector 62" draw:style-name="gr3" draw:text-style-name="P8" draw:layer="layout" svg:x1="14.089cm" svg:y1="14.478cm" svg:x2="13.68cm" svg:y2="13.985cm">
          <text:p/>
        </draw:line>
        <draw:line draw:name="Straight Connector 64" draw:style-name="gr3" draw:text-style-name="P8" draw:layer="layout" svg:x1="14.869cm" svg:y1="13.481cm" svg:x2="15.418cm" svg:y2="13.898cm">
          <text:p/>
        </draw:line>
        <draw:line draw:name="Straight Connector 71" draw:style-name="gr3" draw:text-style-name="P8" draw:layer="layout" svg:x1="15.375cm" svg:y1="14.537cm" svg:x2="15.936cm" svg:y2="14.94cm">
          <text:p/>
        </draw:line>
        <draw:line draw:name="Straight Connector 72" draw:style-name="gr3" draw:text-style-name="P8" draw:layer="layout" svg:x1="15.936cm" svg:y1="13.495cm" svg:x2="15.446cm" svg:y2="13.912cm">
          <text:p/>
        </draw:line>
        <draw:line draw:name="Straight Connector 75" draw:style-name="gr3" draw:text-style-name="P8" draw:layer="layout" svg:x1="15.375cm" svg:y1="14.537cm" svg:x2="14.885cm" svg:y2="14.954cm">
          <text:p/>
        </draw:line>
        <draw:line draw:name="Straight Connector 77" draw:style-name="gr16" draw:text-style-name="P8" draw:layer="layout" svg:x1="15.435cm" svg:y1="13.898cm" svg:x2="15.404cm" svg:y2="14.523cm">
          <text:p/>
        </draw:line>
        <draw:line draw:name="Straight Connector 79" draw:style-name="gr3" draw:text-style-name="P8" draw:layer="layout" svg:x1="11.09cm" svg:y1="13.45cm" svg:x2="14.154cm" svg:y2="13.451cm">
          <text:p/>
        </draw:line>
        <draw:line draw:name="Straight Connector 83" draw:style-name="gr3" draw:text-style-name="P8" draw:layer="layout" svg:x1="14.819cm" svg:y1="13.473cm" svg:x2="15.958cm" svg:y2="13.479cm">
          <text:p/>
        </draw:line>
        <draw:line draw:name="Straight Connector 84" draw:style-name="gr3" draw:text-style-name="P8" draw:layer="layout" svg:x1="14.835cm" svg:y1="14.948cm" svg:x2="15.974cm" svg:y2="14.954cm">
          <text:p/>
        </draw:line>
        <draw:line draw:name="Straight Connector 88" draw:style-name="gr3" draw:text-style-name="P8" draw:layer="layout" svg:x1="11.074cm" svg:y1="13.658cm" svg:x2="2.65cm" svg:y2="13.644cm">
          <text:p/>
        </draw:line>
        <draw:line draw:name="Straight Connector 91" draw:style-name="gr3" draw:text-style-name="P8" draw:layer="layout" svg:x1="11.064cm" svg:y1="14.958cm" svg:x2="2.641cm" svg:y2="14.944cm">
          <text:p/>
        </draw:line>
        <draw:line draw:name="Straight Connector 94" draw:style-name="gr3" draw:text-style-name="P8" draw:layer="layout" svg:x1="2.641cm" svg:y1="13.618cm" svg:x2="2.642cm" svg:y2="14.909cm">
          <text:p/>
        </draw:line>
        <draw:line draw:name="Straight Connector 98" draw:style-name="gr3" draw:text-style-name="P8" draw:layer="layout" svg:x1="14.851cm" svg:y1="13.451cm" svg:x2="14.853cm" svg:y2="14.993cm">
          <text:p/>
        </draw:line>
        <draw:line draw:name="Straight Connector 100" draw:style-name="gr3" draw:text-style-name="P8" draw:layer="layout" svg:x1="15.919cm" svg:y1="13.451cm" svg:x2="15.921cm" svg:y2="14.993cm">
          <text:p/>
        </draw:line>
        <draw:line draw:name="Straight Connector 103" draw:style-name="gr16" draw:text-style-name="P8" draw:layer="layout" svg:x1="18.081cm" svg:y1="13.667cm" svg:x2="18.098cm" svg:y2="14.993cm">
          <text:p/>
        </draw:line>
        <draw:line draw:name="Straight Connector 109" draw:style-name="gr16" draw:text-style-name="P8" draw:layer="layout" svg:x1="19.75cm" svg:y1="13.667cm" svg:x2="19.767cm" svg:y2="14.993cm">
          <text:p/>
        </draw:line>
        <draw:line draw:name="Straight Connector 110" draw:style-name="gr3" draw:text-style-name="P8" draw:layer="layout" svg:x1="18.098cm" svg:y1="13.689cm" svg:x2="19.776cm" svg:y2="13.69cm">
          <text:p/>
        </draw:line>
        <draw:line draw:name="Straight Connector 114" draw:style-name="gr3" draw:text-style-name="P8" draw:layer="layout" svg:x1="18.098cm" svg:y1="15.014cm" svg:x2="19.776cm" svg:y2="15.015cm">
          <text:p/>
        </draw:line>
        <draw:custom-shape draw:name="Rectangle 20" draw:style-name="gr111" draw:text-style-name="P7" draw:layer="layout" svg:width="2.78cm" svg:height="1.078cm" svg:x="20.095cm" svg:y="13.8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9" draw:style-name="gr3" draw:text-style-name="P8" draw:layer="layout" svg:x1="20.592cm" svg:y1="14.456cm" svg:x2="22.263cm" svg:y2="14.477cm">
          <text:p/>
        </draw:line>
        <draw:line draw:name="Straight Connector 123" draw:style-name="gr3" draw:text-style-name="P8" draw:layer="layout" svg:x1="20.095cm" svg:y1="13.913cm" svg:x2="20.615cm" svg:y2="14.449cm">
          <text:p/>
        </draw:line>
        <draw:line draw:name="Straight Connector 129" draw:style-name="gr3" draw:text-style-name="P8" draw:layer="layout" svg:x1="22.263cm" svg:y1="14.477cm" svg:x2="22.876cm" svg:y2="14.954cm">
          <text:p/>
        </draw:line>
        <draw:line draw:name="Straight Connector 139" draw:style-name="gr3" draw:text-style-name="P8" draw:layer="layout" svg:x1="22.856cm" svg:y1="13.921cm" svg:x2="22.263cm" svg:y2="14.492cm">
          <text:p/>
        </draw:line>
        <draw:line draw:name="Straight Connector 141" draw:style-name="gr3" draw:text-style-name="P8" draw:layer="layout" svg:x1="20.602cm" svg:y1="14.454cm" svg:x2="20.085cm" svg:y2="14.985cm">
          <text:p/>
        </draw:line>
        <draw:line draw:name="Straight Connector 145" draw:style-name="gr3" draw:text-style-name="P8" draw:layer="layout" svg:x1="20.402cm" svg:y1="13.814cm" svg:x2="19.752cm" svg:y2="13.64cm">
          <text:p/>
        </draw:line>
        <draw:line draw:name="Straight Connector 147" draw:style-name="gr3" draw:text-style-name="P8" draw:layer="layout" svg:x1="19.755cm" svg:y1="13.644cm" svg:x2="16.522cm" svg:y2="13.645cm">
          <text:p/>
        </draw:line>
        <draw:line draw:name="Straight Connector 150" draw:style-name="gr3" draw:text-style-name="P8" draw:layer="layout" svg:x1="19.773cm" svg:y1="13.466cm" svg:x2="16.54cm" svg:y2="13.467cm">
          <text:p/>
        </draw:line>
        <draw:line draw:name="Straight Connector 151" draw:style-name="gr3" draw:text-style-name="P8" draw:layer="layout" svg:x1="20.457cm" svg:y1="13.658cm" svg:x2="19.746cm" svg:y2="13.47cm">
          <text:p/>
        </draw:line>
        <draw:line draw:name="Straight Connector 154" draw:style-name="gr3" draw:text-style-name="P8" draw:layer="layout" svg:x1="15.966cm" svg:y1="13.597cm" svg:x2="16.541cm" svg:y2="13.637cm">
          <text:p/>
        </draw:line>
        <draw:line draw:name="Straight Connector 155" draw:style-name="gr3" draw:text-style-name="P8" draw:layer="layout" svg:x1="15.996cm" svg:y1="13.429cm" svg:x2="16.571cm" svg:y2="13.469cm">
          <text:p/>
        </draw:line>
        <draw:custom-shape draw:name="Rectangle 21" draw:style-name="gr112" draw:text-style-name="P11" draw:layer="layout" svg:width="3.195cm" svg:height="1.077cm" draw:transform="rotate (1.40830617343422) translate (24.295cm 13.54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3" draw:text-style-name="P8" draw:layer="layout" svg:x1="24.779cm" svg:y1="10.377cm" svg:x2="25.282cm" svg:y2="11.025cm">
          <text:p/>
        </draw:line>
        <draw:line draw:name="Straight Connector 174" draw:style-name="gr3" draw:text-style-name="P8" draw:layer="layout" svg:x1="25.867cm" svg:y1="10.542cm" svg:x2="25.293cm" svg:y2="11.025cm">
          <text:p/>
        </draw:line>
        <draw:line draw:name="Straight Connector 176" draw:style-name="gr4" draw:text-style-name="P8" draw:layer="layout" svg:x1="25.295cm" svg:y1="10.993cm" svg:x2="24.907cm" svg:y2="13.171cm">
          <text:p/>
        </draw:line>
        <draw:line draw:name="Straight Connector 190" draw:style-name="gr3" draw:text-style-name="P8" draw:layer="layout" svg:x1="24.907cm" svg:y1="13.119cm" svg:x2="25.369cm" svg:y2="13.722cm">
          <text:p/>
        </draw:line>
        <draw:line draw:name="Straight Connector 191" draw:style-name="gr3" draw:text-style-name="P8" draw:layer="layout" svg:x1="24.901cm" svg:y1="13.119cm" svg:x2="24.306cm" svg:y2="13.541cm">
          <text:p/>
        </draw:line>
        <draw:line draw:name="Straight Connector 197" draw:style-name="gr3" draw:text-style-name="P8" draw:layer="layout" svg:x1="19.759cm" svg:y1="12.484cm" svg:x2="19.757cm" svg:y2="13.466cm">
          <text:p/>
        </draw:line>
        <draw:line draw:name="Straight Connector 203" draw:style-name="gr3" draw:text-style-name="P8" draw:layer="layout" svg:x1="19.806cm" svg:y1="12.491cm" svg:x2="19.803cm" svg:y2="13.473cm">
          <text:p/>
        </draw:line>
        <draw:line draw:name="Straight Connector 209" draw:style-name="gr3" draw:text-style-name="P8" draw:layer="layout" svg:x1="19.803cm" svg:y1="12.543cm" svg:x2="19.122cm" svg:y2="12.544cm">
          <text:p/>
        </draw:line>
        <draw:line draw:name="Straight Connector 217" draw:style-name="gr3" draw:text-style-name="P8" draw:layer="layout" svg:x1="19.803cm" svg:y1="12.493cm" svg:x2="19.122cm" svg:y2="12.494cm">
          <text:p/>
        </draw:line>
        <draw:line draw:name="Straight Connector 223" draw:style-name="gr3" draw:text-style-name="P8" draw:layer="layout" svg:x1="19.803cm" svg:y1="12.05cm" svg:x2="19.122cm" svg:y2="12.051cm">
          <text:p/>
        </draw:line>
        <draw:line draw:name="Straight Connector 243" draw:style-name="gr3" draw:text-style-name="P8" draw:layer="layout" svg:x1="19.803cm" svg:y1="12.077cm" svg:x2="19.122cm" svg:y2="12.078cm">
          <text:p/>
        </draw:line>
        <draw:line draw:name="Straight Connector 257" draw:style-name="gr3" draw:text-style-name="P8" draw:layer="layout" svg:x1="19.801cm" svg:y1="10.542cm" svg:x2="19.802cm" svg:y2="12.079cm">
          <text:p/>
        </draw:line>
        <draw:line draw:name="Straight Connector 258" draw:style-name="gr3" draw:text-style-name="P8" draw:layer="layout" svg:x1="19.818cm" svg:y1="10.542cm" svg:x2="18.833cm" svg:y2="10.543cm">
          <text:p/>
        </draw:line>
        <draw:line draw:name="Straight Connector 260" draw:style-name="gr3" draw:text-style-name="P8" draw:layer="layout" svg:x1="19.818cm" svg:y1="10.597cm" svg:x2="18.833cm" svg:y2="10.598cm">
          <text:p/>
        </draw:line>
        <draw:line draw:name="Straight Connector 264" draw:style-name="gr3" draw:text-style-name="P8" draw:layer="layout" svg:x1="19.746cm" svg:y1="10.513cm" svg:x2="19.747cm" svg:y2="12.05cm">
          <text:p/>
        </draw:line>
        <draw:line draw:name="Straight Connector 267" draw:style-name="gr3" draw:text-style-name="P8" draw:layer="layout" svg:x1="18.28cm" svg:y1="10.542cm" svg:x2="17.295cm" svg:y2="10.543cm">
          <text:p/>
        </draw:line>
        <draw:line draw:name="Straight Connector 273" draw:style-name="gr3" draw:text-style-name="P8" draw:layer="layout" svg:x1="18.279cm" svg:y1="10.607cm" svg:x2="16.343cm" svg:y2="10.608cm">
          <text:p/>
        </draw:line>
        <draw:line draw:name="Straight Connector 276" draw:style-name="gr19" draw:text-style-name="P8" draw:layer="layout" svg:x1="18.28cm" svg:y1="10.513cm" svg:x2="18.281cm" svg:y2="10.812cm">
          <text:p/>
        </draw:line>
        <draw:line draw:name="Straight Connector 305" draw:style-name="gr19" draw:text-style-name="P8" draw:layer="layout" svg:x1="18.855cm" svg:y1="10.513cm" svg:x2="18.856cm" svg:y2="10.812cm">
          <text:p/>
        </draw:line>
        <draw:custom-shape draw:name="Rectangle 22" draw:style-name="gr113" draw:text-style-name="P7" draw:layer="layout" svg:width="0.672cm" svg:height="1.847cm" svg:x="16.865cm" svg:y="11.0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6" draw:style-name="gr3" draw:text-style-name="P8" draw:layer="layout" svg:x1="18.279cm" svg:y1="10.542cm" svg:x2="16.343cm" svg:y2="10.543cm">
          <text:p/>
        </draw:line>
        <draw:custom-shape draw:name="Rectangle 23" draw:style-name="gr114" draw:text-style-name="P7" draw:layer="layout" svg:width="1.348cm" svg:height="2.138cm" svg:x="24.524cm" svg:y="8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15" draw:text-style-name="P7" draw:layer="layout" svg:width="0.994cm" svg:height="1.485cm" svg:x="24.786cm" svg:y="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16" draw:text-style-name="P7" draw:layer="layout" svg:width="1.225cm" svg:height="3.792cm" svg:x="23.806cm" svg:y="1.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17" draw:text-style-name="P7" draw:layer="layout" svg:width="3.99cm" svg:height="1.201cm" svg:x="19.519cm" svg:y="0.9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8" draw:text-style-name="P9" draw:layer="layout" svg:width="3.99cm" svg:height="0.821cm" svg:x="15.205cm" svg:y="8.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19" draw:text-style-name="P9" draw:layer="layout" svg:width="3.99cm" svg:height="0.77cm" svg:x="15.205cm" svg:y="5.9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0" draw:text-style-name="P7" draw:layer="layout" svg:width="0.902cm" svg:height="3.278cm" svg:x="18.28cm" svg:y="5.9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1" draw:text-style-name="P7" draw:layer="layout" svg:width="1.225cm" svg:height="3.221cm" svg:x="17.897cm" svg:y="1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2" draw:text-style-name="P7" draw:layer="layout" svg:width="1.699cm" svg:height="0.958cm" svg:x="17.537cm" svg:y="1.0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3" draw:text-style-name="P7" draw:layer="layout" svg:width="2.63cm" svg:height="1.201cm" svg:x="14.833cm" svg:y="1.0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4" draw:text-style-name="P7" draw:layer="layout" svg:width="2.559cm" svg:height="1.201cm" svg:x="11.725cm" svg:y="1.0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5" draw:text-style-name="P7" draw:layer="layout" svg:width="1.106cm" svg:height="1.486cm" svg:x="10.263cm" svg:y="0.4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6" draw:text-style-name="P7" draw:layer="layout" svg:width="2.064cm" svg:height="0.963cm" svg:x="7.946cm" svg:y="0.9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7" draw:text-style-name="P7" draw:layer="layout" svg:width="1.625cm" svg:height="1.807cm" svg:x="6.124cm" svg:y="0.3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8" draw:text-style-name="P9" draw:layer="layout" svg:width="2.678cm" svg:height="1.201cm" svg:x="3.152cm" svg:y="0.4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9" draw:text-style-name="P9" draw:layer="layout" svg:width="2.678cm" svg:height="0.769cm" svg:x="-0.385cm" svg:y="0.6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30" draw:text-style-name="P9" draw:layer="layout" svg:width="1.547cm" svg:height="1.203cm" svg:x="2.479cm" svg:y="3.8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31" draw:text-style-name="P9" draw:layer="layout" svg:width="0.853cm" svg:height="1.028cm" svg:x="4.027cm" svg:y="3.9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32" draw:text-style-name="P9" draw:layer="layout" svg:width="1.787cm" svg:height="1.203cm" svg:x="4.802cm" svg:y="3.81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33" draw:text-style-name="P9" draw:layer="layout" svg:width="0.943cm" svg:height="0.102cm" svg:x="3.938cm" svg:y="5.0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34" draw:text-style-name="P9" draw:layer="layout" svg:width="0.605cm" svg:height="0.582cm" svg:x="4.106cm" svg:y="5.1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35" draw:text-style-name="P9" draw:layer="layout" svg:width="0.606cm" svg:height="0.581cm" svg:x="3.351cm" svg:y="5.0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2" draw:style-name="gr3" draw:text-style-name="P8" draw:layer="layout" svg:x1="24.608cm" svg:y1="8.283cm" svg:x2="25.193cm" svg:y2="8.887cm">
          <text:p/>
        </draw:line>
        <draw:line draw:name="Straight Connector 314" draw:style-name="gr3" draw:text-style-name="P8" draw:layer="layout" svg:x1="25.896cm" svg:y1="8.25cm" svg:x2="25.193cm" svg:y2="8.888cm">
          <text:p/>
        </draw:line>
        <draw:line draw:name="Straight Connector 315" draw:style-name="gr3" draw:text-style-name="P8" draw:layer="layout" svg:x1="25.221cm" svg:y1="9.821cm" svg:x2="25.867cm" svg:y2="10.371cm">
          <text:p/>
        </draw:line>
        <draw:line draw:name="Straight Connector 317" draw:style-name="gr3" draw:text-style-name="P8" draw:layer="layout" svg:x1="25.181cm" svg:y1="9.837cm" svg:x2="24.552cm" svg:y2="10.4cm">
          <text:p/>
        </draw:line>
        <draw:line draw:name="Straight Connector 318" draw:style-name="gr4" draw:text-style-name="P8" draw:layer="layout" svg:x1="25.19cm" svg:y1="8.875cm" svg:x2="25.198cm" svg:y2="9.862cm">
          <text:p/>
        </draw:line>
        <draw:line draw:name="Straight Connector 319" draw:style-name="gr4" draw:text-style-name="P8" draw:layer="layout" svg:x1="25.366cm" svg:y1="6.319cm" svg:x2="25.367cm" svg:y2="7.217cm">
          <text:p/>
        </draw:line>
        <draw:line draw:name="Straight Connector 323" draw:style-name="gr3" draw:text-style-name="P8" draw:layer="layout" svg:x1="24.793cm" svg:y1="6.017cm" svg:x2="25.366cm" svg:y2="6.319cm">
          <text:p/>
        </draw:line>
        <draw:line draw:name="Straight Connector 337" draw:style-name="gr3" draw:text-style-name="P8" draw:layer="layout" svg:x1="25.366cm" svg:y1="7.19cm" svg:x2="25.795cm" svg:y2="7.473cm">
          <text:p/>
        </draw:line>
        <draw:line draw:name="Straight Connector 339" draw:style-name="gr3" draw:text-style-name="P8" draw:layer="layout" svg:x1="25.737cm" svg:y1="6.016cm" svg:x2="25.386cm" svg:y2="6.319cm">
          <text:p/>
        </draw:line>
        <draw:line draw:name="Straight Connector 340" draw:style-name="gr3" draw:text-style-name="P8" draw:layer="layout" svg:x1="25.369cm" svg:y1="7.19cm" svg:x2="24.796cm" svg:y2="7.494cm">
          <text:p/>
        </draw:line>
        <draw:line draw:name="Straight Connector 342" draw:style-name="gr4" draw:text-style-name="P8" draw:layer="layout" svg:x1="24.363cm" svg:y1="2.007cm" svg:x2="24.418cm" svg:y2="4.714cm">
          <text:p/>
        </draw:line>
        <draw:line draw:name="Straight Connector 357" draw:style-name="gr3" draw:text-style-name="P8" draw:layer="layout" svg:x1="23.792cm" svg:y1="1.453cm" svg:x2="24.364cm" svg:y2="1.999cm">
          <text:p/>
        </draw:line>
        <draw:line draw:name="Straight Connector 359" draw:style-name="gr3" draw:text-style-name="P8" draw:layer="layout" svg:x1="24.442cm" svg:y1="4.688cm" svg:x2="25.013cm" svg:y2="5.233cm">
          <text:p/>
        </draw:line>
        <draw:line draw:name="Straight Connector 362" draw:style-name="gr3" draw:text-style-name="P8" draw:layer="layout" svg:x1="24.425cm" svg:y1="4.695cm" svg:x2="23.805cm" svg:y2="5.233cm">
          <text:p/>
        </draw:line>
        <draw:line draw:name="Straight Connector 366" draw:style-name="gr3" draw:text-style-name="P8" draw:layer="layout" svg:x1="25.023cm" svg:y1="1.447cm" svg:x2="24.403cm" svg:y2="1.985cm">
          <text:p/>
        </draw:line>
        <draw:line draw:name="Straight Connector 368" draw:style-name="gr4" draw:text-style-name="P8" draw:layer="layout" svg:x1="20.884cm" svg:y1="0.98cm" svg:x2="20.885cm" svg:y2="2.206cm">
          <text:p/>
        </draw:line>
        <draw:line draw:name="Straight Connector 369" draw:style-name="gr3" draw:text-style-name="P8" draw:layer="layout" svg:x1="20.887cm" svg:y1="1.001cm" svg:x2="21.458cm" svg:y2="1.546cm">
          <text:p/>
        </draw:line>
        <draw:line draw:name="Straight Connector 371" draw:style-name="gr3" draw:text-style-name="P8" draw:layer="layout" svg:x1="23.488cm" svg:y1="0.988cm" svg:x2="22.867cm" svg:y2="1.526cm">
          <text:p/>
        </draw:line>
        <draw:line draw:name="Straight Connector 374" draw:style-name="gr4" draw:text-style-name="P8" draw:layer="layout" svg:x1="21.458cm" svg:y1="1.561cm" svg:x2="22.876cm" svg:y2="1.562cm">
          <text:p/>
        </draw:line>
        <draw:line draw:name="Straight Connector 376" draw:style-name="gr3" draw:text-style-name="P8" draw:layer="layout" svg:x1="21.515cm" svg:y1="1.592cm" svg:x2="20.894cm" svg:y2="2.197cm">
          <text:p/>
        </draw:line>
        <draw:line draw:name="Straight Connector 377" draw:style-name="gr3" draw:text-style-name="P8" draw:layer="layout" svg:x1="22.839cm" svg:y1="1.555cm" svg:x2="23.474cm" svg:y2="2.148cm">
          <text:p/>
        </draw:line>
        <draw:line draw:name="Straight Connector 381" draw:style-name="gr3" draw:text-style-name="P8" draw:layer="layout" svg:x1="17.28cm" svg:y1="1.368cm" svg:x2="17.281cm" svg:y2="1.888cm">
          <text:p/>
        </draw:line>
        <draw:line draw:name="Straight Connector 382" draw:style-name="gr3" draw:text-style-name="P8" draw:layer="layout" svg:x1="17.004cm" svg:y1="1.026cm" svg:x2="17.005cm" svg:y2="1.888cm">
          <text:p/>
        </draw:line>
        <draw:line draw:name="Straight Connector 383" draw:style-name="gr3" draw:text-style-name="P8" draw:layer="layout" svg:x1="17.278cm" svg:y1="1.888cm" svg:x2="17.485cm" svg:y2="1.889cm">
          <text:p/>
        </draw:line>
        <draw:line draw:name="Straight Connector 384" draw:style-name="gr3" draw:text-style-name="P8" draw:layer="layout" svg:x1="17.278cm" svg:y1="1.491cm" svg:x2="17.485cm" svg:y2="1.492cm">
          <text:p/>
        </draw:line>
        <draw:line draw:name="Straight Connector 388" draw:style-name="gr3" draw:text-style-name="P8" draw:layer="layout" svg:x1="17.294cm" svg:y1="1.588cm" svg:x2="17.501cm" svg:y2="1.589cm">
          <text:p/>
        </draw:line>
        <draw:line draw:name="Straight Connector 390" draw:style-name="gr3" draw:text-style-name="P8" draw:layer="layout" svg:x1="17.296cm" svg:y1="1.715cm" svg:x2="17.503cm" svg:y2="1.716cm">
          <text:p/>
        </draw:line>
        <draw:line draw:name="Straight Connector 393" draw:style-name="gr3" draw:text-style-name="P8" draw:layer="layout" svg:x1="17.278cm" svg:y1="1.368cm" svg:x2="17.485cm" svg:y2="1.369cm">
          <text:p/>
        </draw:line>
        <draw:line draw:name="Straight Connector 397" draw:style-name="gr3" draw:text-style-name="P8" draw:layer="layout" svg:x1="17.294cm" svg:y1="1.808cm" svg:x2="17.501cm" svg:y2="1.809cm">
          <text:p/>
        </draw:line>
        <draw:line draw:name="Straight Connector 398" draw:style-name="gr3" draw:text-style-name="P8" draw:layer="layout" svg:x1="17.212cm" svg:y1="1.368cm" svg:x2="17.213cm" svg:y2="1.889cm">
          <text:p/>
        </draw:line>
        <draw:line draw:name="Straight Connector 404" draw:style-name="gr3" draw:text-style-name="P8" draw:layer="layout" svg:x1="16.993cm" svg:y1="1.368cm" svg:x2="17.2cm" svg:y2="1.369cm">
          <text:p/>
        </draw:line>
        <draw:line draw:name="Straight Connector 405" draw:style-name="gr3" draw:text-style-name="P8" draw:layer="layout" svg:x1="16.993cm" svg:y1="1.479cm" svg:x2="17.2cm" svg:y2="1.48cm">
          <text:p/>
        </draw:line>
        <draw:line draw:name="Straight Connector 409" draw:style-name="gr3" draw:text-style-name="P8" draw:layer="layout" svg:x1="16.993cm" svg:y1="1.597cm" svg:x2="17.2cm" svg:y2="1.598cm">
          <text:p/>
        </draw:line>
        <draw:line draw:name="Straight Connector 410" draw:style-name="gr3" draw:text-style-name="P8" draw:layer="layout" svg:x1="16.993cm" svg:y1="1.709cm" svg:x2="17.2cm" svg:y2="1.71cm">
          <text:p/>
        </draw:line>
        <draw:line draw:name="Straight Connector 411" draw:style-name="gr3" draw:text-style-name="P8" draw:layer="layout" svg:x1="16.993cm" svg:y1="1.808cm" svg:x2="17.2cm" svg:y2="1.809cm">
          <text:p/>
        </draw:line>
        <draw:line draw:name="Straight Connector 412" draw:style-name="gr42" draw:text-style-name="P8" draw:layer="layout" svg:x1="16.993cm" svg:y1="1.888cm" svg:x2="17.2cm" svg:y2="1.889cm">
          <text:p/>
        </draw:line>
        <draw:custom-shape draw:name="Straight Arrow Connector 1" draw:style-name="gr136" draw:text-style-name="P8" draw:layer="layout" svg:width="0.001cm" svg:height="0.514cm" svg:x="17.387cm" svg:y="1.391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13" draw:style-name="gr4" draw:text-style-name="P8" draw:layer="layout" svg:x1="18.732cm" svg:y1="6.431cm" svg:x2="18.733cm" svg:y2="8.805cm">
          <text:p/>
        </draw:line>
        <draw:line draw:name="Straight Connector 414" draw:style-name="gr3" draw:text-style-name="P8" draw:layer="layout" svg:x1="19.204cm" svg:y1="5.928cm" svg:x2="18.707cm" svg:y2="6.465cm">
          <text:p/>
        </draw:line>
        <draw:line draw:name="Straight Connector 418" draw:style-name="gr3" draw:text-style-name="P8" draw:layer="layout" svg:x1="18.732cm" svg:y1="8.746cm" svg:x2="18.284cm" svg:y2="9.243cm">
          <text:p/>
        </draw:line>
        <draw:line draw:name="Straight Connector 419" draw:style-name="gr3" draw:text-style-name="P8" draw:layer="layout" svg:x1="18.754cm" svg:y1="8.74cm" svg:x2="19.196cm" svg:y2="9.23cm">
          <text:p/>
        </draw:line>
        <draw:line draw:name="Straight Connector 421" draw:style-name="gr3" draw:text-style-name="P8" draw:layer="layout" svg:x1="18.292cm" svg:y1="5.949cm" svg:x2="18.735cm" svg:y2="6.439cm">
          <text:p/>
        </draw:line>
        <draw:line draw:name="Straight Connector 423" draw:style-name="gr4" draw:text-style-name="P8" draw:layer="layout" svg:x1="17.788cm" svg:y1="5.945cm" svg:x2="17.789cm" svg:y2="6.743cm">
          <text:p/>
        </draw:line>
        <draw:line draw:name="Straight Connector 424" draw:style-name="gr4" draw:text-style-name="P8" draw:layer="layout" svg:x1="16.993cm" svg:y1="5.918cm" svg:x2="16.994cm" svg:y2="6.716cm">
          <text:p/>
        </draw:line>
        <draw:line draw:name="Straight Connector 425" draw:style-name="gr4" draw:text-style-name="P8" draw:layer="layout" svg:x1="18.507cm" svg:y1="2.54cm" svg:x2="18.508cm" svg:y2="4.714cm">
          <text:p/>
        </draw:line>
        <draw:line draw:name="Straight Connector 426" draw:style-name="gr3" draw:text-style-name="P8" draw:layer="layout" svg:x1="18.539cm" svg:y1="4.679cm" svg:x2="19.111cm" svg:y2="5.225cm">
          <text:p/>
        </draw:line>
        <draw:line draw:name="Straight Connector 427" draw:style-name="gr3" draw:text-style-name="P8" draw:layer="layout" svg:x1="17.917cm" svg:y1="1.994cm" svg:x2="18.489cm" svg:y2="2.539cm">
          <text:p/>
        </draw:line>
        <draw:line draw:name="Straight Connector 430" draw:style-name="gr3" draw:text-style-name="P8" draw:layer="layout" svg:x1="19.067cm" svg:y1="2.034cm" svg:x2="18.535cm" svg:y2="2.557cm">
          <text:p/>
        </draw:line>
        <draw:line draw:name="Straight Connector 431" draw:style-name="gr3" draw:text-style-name="P8" draw:layer="layout" svg:x1="18.539cm" svg:y1="4.671cm" svg:x2="17.919cm" svg:y2="5.209cm">
          <text:p/>
        </draw:line>
        <draw:line draw:name="Straight Connector 434" draw:style-name="gr4" draw:text-style-name="P8" draw:layer="layout" svg:x1="19.873cm" svg:y1="1.582cm" svg:x2="20.402cm" svg:y2="1.583cm">
          <text:p/>
        </draw:line>
        <draw:line draw:name="Straight Connector 437" draw:style-name="gr3" draw:text-style-name="P8" draw:layer="layout" svg:x1="19.942cm" svg:y1="1.596cm" svg:x2="19.514cm" svg:y2="2.166cm">
          <text:p/>
        </draw:line>
        <draw:line draw:name="Straight Connector 438" draw:style-name="gr3" draw:text-style-name="P8" draw:layer="layout" svg:x1="20.876cm" svg:y1="1.021cm" svg:x2="20.39cm" svg:y2="1.581cm">
          <text:p/>
        </draw:line>
        <draw:line draw:name="Straight Connector 440" draw:style-name="gr3" draw:text-style-name="P8" draw:layer="layout" svg:x1="19.525cm" svg:y1="0.984cm" svg:x2="19.915cm" svg:y2="1.577cm">
          <text:p/>
        </draw:line>
        <draw:line draw:name="Straight Connector 441" draw:style-name="gr3" draw:text-style-name="P8" draw:layer="layout" svg:x1="20.35cm" svg:y1="1.573cm" svg:x2="20.854cm" svg:y2="2.154cm">
          <text:p/>
        </draw:line>
        <draw:line draw:name="Straight Connector 442" draw:style-name="gr4" draw:text-style-name="P8" draw:layer="layout" svg:x1="18.065cm" svg:y1="1.539cm" svg:x2="18.594cm" svg:y2="1.54cm">
          <text:p/>
        </draw:line>
        <draw:line draw:name="Straight Connector 443" draw:style-name="gr3" draw:text-style-name="P8" draw:layer="layout" svg:x1="18.575cm" svg:y1="1.539cm" svg:x2="19.194cm" svg:y2="1.989cm">
          <text:p/>
        </draw:line>
        <draw:line draw:name="Straight Connector 444" draw:style-name="gr3" draw:text-style-name="P8" draw:layer="layout" svg:x1="17.573cm" svg:y1="1.028cm" svg:x2="18.105cm" svg:y2="1.57cm">
          <text:p/>
        </draw:line>
        <draw:line draw:name="Straight Connector 448" draw:style-name="gr3" draw:text-style-name="P8" draw:layer="layout" svg:x1="19.211cm" svg:y1="1.048cm" svg:x2="18.607cm" svg:y2="1.519cm">
          <text:p/>
        </draw:line>
        <draw:line draw:name="Straight Connector 449" draw:style-name="gr3" draw:text-style-name="P8" draw:layer="layout" svg:x1="18.071cm" svg:y1="1.555cm" svg:x2="17.566cm" svg:y2="1.973cm">
          <text:p/>
        </draw:line>
        <draw:line draw:name="Straight Connector 450" draw:style-name="gr4" draw:text-style-name="P8" draw:layer="layout" svg:x1="12.476cm" svg:y1="1.604cm" svg:x2="13.615cm" svg:y2="1.605cm">
          <text:p/>
        </draw:line>
        <draw:line draw:name="Straight Connector 451" draw:style-name="gr3" draw:text-style-name="P8" draw:layer="layout" svg:x1="13.614cm" svg:y1="1.592cm" svg:x2="14.244cm" svg:y2="2.179cm">
          <text:p/>
        </draw:line>
        <draw:line draw:name="Straight Connector 452" draw:style-name="gr3" draw:text-style-name="P8" draw:layer="layout" svg:x1="11.754cm" svg:y1="1.019cm" svg:x2="12.514cm" svg:y2="1.629cm">
          <text:p/>
        </draw:line>
        <draw:line draw:name="Straight Connector 453" draw:style-name="gr3" draw:text-style-name="P8" draw:layer="layout" svg:x1="14.256cm" svg:y1="1.019cm" svg:x2="13.568cm" svg:y2="1.616cm">
          <text:p/>
        </draw:line>
        <draw:line draw:name="Straight Connector 454" draw:style-name="gr3" draw:text-style-name="P8" draw:layer="layout" svg:x1="12.507cm" svg:y1="1.633cm" svg:x2="11.761cm" svg:y2="2.206cm">
          <text:p/>
        </draw:line>
        <draw:line draw:name="Straight Connector 455" draw:style-name="gr4" draw:text-style-name="P8" draw:layer="layout" svg:x1="15.375cm" svg:y1="1.628cm" svg:x2="16.864cm" svg:y2="1.629cm">
          <text:p/>
        </draw:line>
        <draw:line draw:name="Straight Connector 457" draw:style-name="gr3" draw:text-style-name="P8" draw:layer="layout" svg:x1="16.877cm" svg:y1="1.637cm" svg:x2="17.409cm" svg:y2="2.179cm">
          <text:p/>
        </draw:line>
        <draw:line draw:name="Straight Connector 461" draw:style-name="gr3" draw:text-style-name="P8" draw:layer="layout" svg:x1="14.871cm" svg:y1="1.038cm" svg:x2="15.424cm" svg:y2="1.623cm">
          <text:p/>
        </draw:line>
        <draw:line draw:name="Straight Connector 462" draw:style-name="gr3" draw:text-style-name="P8" draw:layer="layout" svg:x1="15.429cm" svg:y1="1.654cm" svg:x2="14.842cm" svg:y2="2.206cm">
          <text:p/>
        </draw:line>
        <draw:line draw:name="Straight Connector 463" draw:style-name="gr3" draw:text-style-name="P8" draw:layer="layout" svg:x1="17.453cm" svg:y1="1.062cm" svg:x2="16.86cm" svg:y2="1.633cm">
          <text:p/>
        </draw:line>
        <draw:line draw:name="Straight Connector 464" draw:style-name="gr4" draw:text-style-name="P8" draw:layer="layout" svg:x1="10.806cm" svg:y1="0.739cm" svg:x2="10.807cm" svg:y2="1.479cm">
          <text:p/>
        </draw:line>
        <draw:line draw:name="Straight Connector 465" draw:style-name="gr3" draw:text-style-name="P8" draw:layer="layout" svg:x1="10.822cm" svg:y1="1.445cm" svg:x2="11.324cm" svg:y2="1.882cm">
          <text:p/>
        </draw:line>
        <draw:line draw:name="Straight Connector 466" draw:style-name="gr3" draw:text-style-name="P8" draw:layer="layout" svg:x1="10.263cm" svg:y1="0.41cm" svg:x2="10.807cm" svg:y2="0.759cm">
          <text:p/>
        </draw:line>
        <draw:line draw:name="Straight Connector 469" draw:style-name="gr3" draw:text-style-name="P8" draw:layer="layout" svg:x1="10.808cm" svg:y1="1.46cm" svg:x2="10.248cm" svg:y2="1.93cm">
          <text:p/>
        </draw:line>
        <draw:line draw:name="Straight Connector 470" draw:style-name="gr3" draw:text-style-name="P8" draw:layer="layout" svg:x1="11.338cm" svg:y1="0.41cm" svg:x2="10.822cm" svg:y2="0.74cm">
          <text:p/>
        </draw:line>
        <draw:line draw:name="Straight Connector 471" draw:style-name="gr4" draw:text-style-name="P8" draw:layer="layout" svg:x1="8.408cm" svg:y1="1.428cm" svg:x2="9.547cm" svg:y2="1.429cm">
          <text:p/>
        </draw:line>
        <draw:line draw:name="Straight Connector 472" draw:style-name="gr3" draw:text-style-name="P8" draw:layer="layout" svg:x1="9.521cm" svg:y1="1.421cm" svg:x2="10.014cm" svg:y2="1.895cm">
          <text:p/>
        </draw:line>
        <draw:line draw:name="Straight Connector 473" draw:style-name="gr3" draw:text-style-name="P8" draw:layer="layout" svg:x1="7.963cm" svg:y1="0.937cm" svg:x2="8.472cm" svg:y2="1.427cm">
          <text:p/>
        </draw:line>
        <draw:line draw:name="Straight Connector 474" draw:style-name="gr3" draw:text-style-name="P8" draw:layer="layout" svg:x1="9.992cm" svg:y1="0.918cm" svg:x2="9.55cm" svg:y2="1.417cm">
          <text:p/>
        </draw:line>
        <draw:line draw:name="Straight Connector 475" draw:style-name="gr3" draw:text-style-name="P8" draw:layer="layout" svg:x1="8.448cm" svg:y1="1.44cm" svg:x2="7.947cm" svg:y2="1.894cm">
          <text:p/>
        </draw:line>
        <draw:line draw:name="Straight Connector 476" draw:style-name="gr4" draw:text-style-name="P8" draw:layer="layout" svg:x1="6.919cm" svg:y1="0.914cm" svg:x2="6.92cm" svg:y2="1.655cm">
          <text:p/>
        </draw:line>
        <draw:line draw:name="Straight Connector 477" draw:style-name="gr3" draw:text-style-name="P8" draw:layer="layout" svg:x1="6.919cm" svg:y1="1.627cm" svg:x2="7.712cm" svg:y2="2.167cm">
          <text:p/>
        </draw:line>
        <draw:line draw:name="Straight Connector 478" draw:style-name="gr3" draw:text-style-name="P8" draw:layer="layout" svg:x1="6.163cm" svg:y1="0.4cm" svg:x2="6.937cm" svg:y2="0.956cm">
          <text:p/>
        </draw:line>
        <draw:line draw:name="Straight Connector 479" draw:style-name="gr3" draw:text-style-name="P8" draw:layer="layout" svg:x1="7.692cm" svg:y1="0.41cm" svg:x2="6.947cm" svg:y2="0.958cm">
          <text:p/>
        </draw:line>
        <draw:line draw:name="Straight Connector 485" draw:style-name="gr3" draw:text-style-name="P8" draw:layer="layout" svg:x1="6.937cm" svg:y1="1.647cm" svg:x2="6.177cm" svg:y2="2.147cm">
          <text:p/>
        </draw:line>
        <draw:line draw:name="Straight Connector 490" draw:style-name="gr4" draw:text-style-name="P8" draw:layer="layout" svg:x1="3.839cm" svg:y1="1.001cm" svg:x2="5.257cm" svg:y2="1.002cm">
          <text:p/>
        </draw:line>
        <draw:line draw:name="Straight Connector 493" draw:style-name="gr3" draw:text-style-name="P8" draw:layer="layout" svg:x1="5.265cm" svg:y1="1.017cm" svg:x2="5.808cm" svg:y2="1.569cm">
          <text:p/>
        </draw:line>
        <draw:line draw:name="Straight Connector 497" draw:style-name="gr3" draw:text-style-name="P8" draw:layer="layout" svg:x1="3.149cm" svg:y1="0.41cm" svg:x2="3.839cm" svg:y2="1.02cm">
          <text:p/>
        </draw:line>
        <draw:line draw:name="Straight Connector 500" draw:style-name="gr3" draw:text-style-name="P8" draw:layer="layout" svg:x1="5.796cm" svg:y1="0.406cm" svg:x2="5.234cm" svg:y2="0.99cm">
          <text:p/>
        </draw:line>
        <draw:line draw:name="Straight Connector 502" draw:style-name="gr3" draw:text-style-name="P8" draw:layer="layout" svg:x1="3.86cm" svg:y1="0.991cm" svg:x2="3.202cm" svg:y2="1.605cm">
          <text:p/>
        </draw:line>
        <draw:line draw:name="Straight Connector 507" draw:style-name="gr4" draw:text-style-name="P8" draw:layer="layout" svg:x1="0.015cm" svg:y1="1.093cm" svg:x2="1.844cm" svg:y2="1.109cm">
          <text:p/>
        </draw:line>
        <draw:line draw:name="Straight Connector 508" draw:style-name="gr3" draw:text-style-name="P8" draw:layer="layout" svg:x1="1.792cm" svg:y1="1.079cm" svg:x2="2.291cm" svg:y2="1.479cm">
          <text:p/>
        </draw:line>
        <draw:line draw:name="Straight Connector 509" draw:style-name="gr3" draw:text-style-name="P8" draw:layer="layout" svg:x1="-0.375cm" svg:y1="0.677cm" svg:x2="0.03cm" svg:y2="1.11cm">
          <text:p/>
        </draw:line>
        <draw:line draw:name="Straight Connector 510" draw:style-name="gr3" draw:text-style-name="P8" draw:layer="layout" svg:x1="2.303cm" svg:y1="0.698cm" svg:x2="1.826cm" svg:y2="1.086cm">
          <text:p/>
        </draw:line>
        <draw:line draw:name="Straight Connector 511" draw:style-name="gr3" draw:text-style-name="P8" draw:layer="layout" svg:x1="0.067cm" svg:y1="1.13cm" svg:x2="-0.375cm" svg:y2="1.428cm">
          <text:p/>
        </draw:line>
        <draw:line draw:name="Straight Connector 512" draw:style-name="gr14" draw:text-style-name="P8" draw:layer="layout" svg:x1="25.939cm" svg:y1="8.133cm" svg:x2="20.747cm" svg:y2="8.143cm">
          <text:p/>
        </draw:line>
        <draw:line draw:name="Straight Connector 513" draw:style-name="gr14" draw:text-style-name="P8" draw:layer="layout" svg:x1="25.912cm" svg:y1="7.702cm" svg:x2="20.747cm" svg:y2="7.703cm">
          <text:p/>
        </draw:line>
        <draw:line draw:name="Straight Connector 514" draw:style-name="gr14" draw:text-style-name="P8" draw:layer="layout" svg:x1="20.665cm" svg:y1="8.143cm" svg:x2="20.64cm" svg:y2="12.882cm">
          <text:p/>
        </draw:line>
        <draw:line draw:name="Straight Connector 515" draw:style-name="gr14" draw:text-style-name="P8" draw:layer="layout" svg:x1="19.914cm" svg:y1="10.191cm" svg:x2="19.881cm" svg:y2="13.495cm">
          <text:p/>
        </draw:line>
        <draw:line draw:name="Straight Connector 516" draw:style-name="gr14" draw:text-style-name="P8" draw:layer="layout" svg:x1="22.856cm" svg:y1="12.921cm" svg:x2="20.593cm" svg:y2="12.913cm">
          <text:p/>
        </draw:line>
        <draw:line draw:name="Straight Connector 517" draw:style-name="gr14" draw:text-style-name="P8" draw:layer="layout" svg:x1="21.173cm" svg:y1="13.505cm" svg:x2="19.869cm" svg:y2="13.506cm">
          <text:p/>
        </draw:line>
        <draw:line draw:name="Straight Connector 518" draw:style-name="gr14" draw:text-style-name="P8" draw:layer="layout" svg:x1="21.192cm" svg:y1="13.478cm" svg:x2="21.207cm" svg:y2="13.912cm">
          <text:p/>
        </draw:line>
        <draw:line draw:name="Straight Connector 519" draw:style-name="gr14" draw:text-style-name="P8" draw:layer="layout" svg:x1="21.254cm" svg:y1="13.467cm" svg:x2="21.27cm" svg:y2="13.9cm">
          <text:p/>
        </draw:line>
        <draw:line draw:name="Straight Connector 520" draw:style-name="gr14" draw:text-style-name="P8" draw:layer="layout" svg:x1="21.634cm" svg:y1="13.49cm" svg:x2="21.65cm" svg:y2="13.924cm">
          <text:p/>
        </draw:line>
        <draw:line draw:name="Straight Connector 521" draw:style-name="gr14" draw:text-style-name="P8" draw:layer="layout" svg:x1="21.707cm" svg:y1="13.486cm" svg:x2="21.722cm" svg:y2="13.92cm">
          <text:p/>
        </draw:line>
        <draw:line draw:name="Straight Connector 522" draw:style-name="gr14" draw:text-style-name="P8" draw:layer="layout" svg:x1="22.855cm" svg:y1="13.519cm" svg:x2="21.634cm" svg:y2="13.52cm">
          <text:p/>
        </draw:line>
        <draw:line draw:name="Straight Connector 523" draw:style-name="gr14" draw:text-style-name="P8" draw:layer="layout" svg:x1="22.84cm" svg:y1="12.926cm" svg:x2="22.863cm" svg:y2="13.495cm">
          <text:p/>
        </draw:line>
        <draw:line draw:name="Straight Connector 524" draw:style-name="gr14" draw:text-style-name="P8" draw:layer="layout" svg:x1="19.913cm" svg:y1="10.225cm" svg:x2="15.691cm" svg:y2="10.192cm">
          <text:p/>
        </draw:line>
        <draw:line draw:name="Straight Connector 525" draw:style-name="gr14" draw:text-style-name="P8" draw:layer="layout" svg:x1="19.893cm" svg:y1="9.719cm" svg:x2="15.023cm" svg:y2="9.726cm">
          <text:p/>
        </draw:line>
        <draw:line draw:name="Straight Connector 526" draw:style-name="gr14" draw:text-style-name="P8" draw:layer="layout" svg:x1="19.942cm" svg:y1="8.155cm" svg:x2="19.943cm" svg:y2="9.737cm">
          <text:p/>
        </draw:line>
        <draw:line draw:name="Straight Connector 527" draw:style-name="gr14" draw:text-style-name="P8" draw:layer="layout" svg:x1="19.894cm" svg:y1="8.147cm" svg:x2="19.183cm" svg:y2="8.148cm">
          <text:p/>
        </draw:line>
        <draw:line draw:name="Straight Connector 528" draw:style-name="gr14" draw:text-style-name="P8" draw:layer="layout" svg:x1="19.894cm" svg:y1="7.702cm" svg:x2="19.183cm" svg:y2="7.703cm">
          <text:p/>
        </draw:line>
        <draw:line draw:name="Straight Connector 529" draw:style-name="gr14" draw:text-style-name="P8" draw:layer="layout" svg:x1="19.979cm" svg:y1="5.844cm" svg:x2="19.981cm" svg:y2="7.714cm">
          <text:p/>
        </draw:line>
        <draw:line draw:name="Straight Connector 530" draw:style-name="gr14" draw:text-style-name="P8" draw:layer="layout" svg:x1="19.864cm" svg:y1="5.804cm" svg:x2="16.993cm" svg:y2="5.805cm">
          <text:p/>
        </draw:line>
        <draw:line draw:name="Straight Connector 531" draw:style-name="gr14" draw:text-style-name="P8" draw:layer="layout" svg:x1="19.979cm" svg:y1="5.444cm" svg:x2="17.518cm" svg:y2="5.445cm">
          <text:p/>
        </draw:line>
        <draw:line draw:name="Straight Connector 532" draw:style-name="gr14" draw:text-style-name="P8" draw:layer="layout" svg:x1="19.989cm" svg:y1="2.327cm" svg:x2="19.99cm" svg:y2="5.468cm">
          <text:p/>
        </draw:line>
        <draw:line draw:name="Straight Connector 533" draw:style-name="gr14" draw:text-style-name="P8" draw:layer="layout" svg:x1="20.698cm" svg:y1="2.327cm" svg:x2="20.737cm" svg:y2="7.699cm">
          <text:p/>
        </draw:line>
        <draw:line draw:name="Straight Connector 534" draw:style-name="gr3" draw:text-style-name="P8" draw:layer="layout" svg:x1="19.423cm" svg:y1="2.306cm" svg:x2="23.33cm" svg:y2="2.307cm">
          <text:p/>
        </draw:line>
        <draw:line draw:name="Straight Connector 535" draw:style-name="gr14" draw:text-style-name="P8" draw:layer="layout" svg:x1="17.509cm" svg:y1="2.635cm" svg:x2="17.55cm" svg:y2="5.467cm">
          <text:p/>
        </draw:line>
        <draw:line draw:name="Straight Connector 536" draw:style-name="gr14" draw:text-style-name="P8" draw:layer="layout" svg:x1="17cm" svg:y1="3.19cm" svg:x2="17.001cm" svg:y2="5.804cm">
          <text:p/>
        </draw:line>
        <draw:line draw:name="Straight Connector 537" draw:style-name="gr14" draw:text-style-name="P8" draw:layer="layout" svg:x1="17.565cm" svg:y1="2.667cm" svg:x2="-0.357cm" svg:y2="2.668cm">
          <text:p/>
        </draw:line>
        <draw:line draw:name="Straight Connector 538" draw:style-name="gr14" draw:text-style-name="P8" draw:layer="layout" svg:x1="16.993cm" svg:y1="3.196cm" svg:x2="11.303cm" svg:y2="3.197cm">
          <text:p/>
        </draw:line>
        <draw:line draw:name="Straight Connector 539" draw:style-name="gr14" draw:text-style-name="P8" draw:layer="layout" svg:x1="8.788cm" svg:y1="3.602cm" svg:x2="2.383cm" svg:y2="3.578cm">
          <text:p/>
        </draw:line>
        <draw:line draw:name="Straight Connector 540" draw:style-name="gr14" draw:text-style-name="P8" draw:layer="layout" svg:x1="11.323cm" svg:y1="3.192cm" svg:x2="8.788cm" svg:y2="3.578cm">
          <text:p/>
        </draw:line>
        <draw:custom-shape draw:name="Rectangle 70" draw:style-name="gr137" draw:text-style-name="P12" draw:layer="layout" svg:width="2.041cm" svg:height="0.101cm" svg:x="6.406cm" svg:y="3.0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1" draw:style-name="gr15" draw:text-style-name="P8" draw:layer="layout" svg:x1="8.448cm" svg:y1="3.069cm" svg:x2="10.248cm" svg:y2="3.005cm">
          <text:p/>
        </draw:line>
        <draw:line draw:name="Straight Connector 542" draw:style-name="gr15" draw:text-style-name="P8" draw:layer="layout" svg:x1="8.466cm" svg:y1="3.19cm" svg:x2="10.248cm" svg:y2="3.026cm">
          <text:p/>
        </draw:line>
        <draw:custom-shape draw:name="Rectangle 71" draw:style-name="gr138" draw:text-style-name="P12" draw:layer="layout" svg:width="1.706cm" svg:height="0.101cm" svg:x="4.091cm" svg:y="3.0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39" draw:text-style-name="P12" draw:layer="layout" svg:width="1.359cm" svg:height="0.101cm" svg:x="2.47cm" svg:y="3.0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3" draw:style-name="gr14" draw:text-style-name="P8" draw:layer="layout" svg:x1="1.858cm" svg:y1="3.301cm" svg:x2="-0.357cm" svg:y2="3.302cm">
          <text:p/>
        </draw:line>
        <draw:line draw:name="Straight Connector 544" draw:style-name="gr14" draw:text-style-name="P8" draw:layer="layout" svg:x1="2.314cm" svg:y1="3.578cm" svg:x2="2.296cm" svg:y2="12.827cm">
          <text:p/>
        </draw:line>
        <draw:line draw:name="Straight Connector 545" draw:style-name="gr14" draw:text-style-name="P8" draw:layer="layout" svg:x1="1.865cm" svg:y1="3.335cm" svg:x2="1.798cm" svg:y2="13.331cm">
          <text:p/>
        </draw:line>
        <draw:line draw:name="Straight Connector 546" draw:style-name="gr14" draw:text-style-name="P8" draw:layer="layout" svg:x1="15.643cm" svg:y1="13.289cm" svg:x2="1.792cm" svg:y2="13.223cm">
          <text:p/>
        </draw:line>
        <draw:line draw:name="Straight Connector 547" draw:style-name="gr14" draw:text-style-name="P8" draw:layer="layout" svg:x1="15.023cm" svg:y1="12.86cm" svg:x2="2.199cm" svg:y2="12.771cm">
          <text:p/>
        </draw:line>
        <draw:line draw:name="Straight Connector 548" draw:style-name="gr14" draw:text-style-name="P8" draw:layer="layout" svg:x1="15.642cm" svg:y1="10.191cm" svg:x2="15.643cm" svg:y2="13.33cm">
          <text:p/>
        </draw:line>
        <draw:line draw:name="Straight Connector 549" draw:style-name="gr14" draw:text-style-name="P8" draw:layer="layout" svg:x1="15.023cm" svg:y1="9.763cm" svg:x2="15.024cm" svg:y2="12.902cm">
          <text:p/>
        </draw:line>
        <draw:frame draw:name="Picture 1" draw:style-name="gr47" draw:text-style-name="P8" draw:layer="layout" svg:width="0.387cm" svg:height="0.386cm" draw:transform="rotate (-3.14159265358979) translate (3.298cm 4.877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2" draw:style-name="gr47" draw:text-style-name="P8" draw:layer="layout" svg:width="0.505cm" svg:height="0.506cm" draw:transform="rotate (-3.14159265358979) translate (4.687cm 1.525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3" draw:style-name="gr47" draw:text-style-name="P8" draw:layer="layout" svg:width="0.507cm" svg:height="0.505cm" draw:transform="rotate (-3.14159265358979) translate (13.504cm 2.153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4" draw:style-name="gr47" draw:text-style-name="P8" draw:layer="layout" svg:width="0.386cm" svg:height="0.387cm" draw:transform="rotate (-3.14159265358979) translate (5.535cm 4.894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5" draw:style-name="gr47" draw:text-style-name="P8" draw:layer="layout" svg:width="0.386cm" svg:height="0.385cm" svg:x="2.911cm" svg:y="3.913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6" draw:style-name="gr47" draw:text-style-name="P8" draw:layer="layout" svg:width="0.386cm" svg:height="0.385cm" svg:x="5.119cm" svg:y="3.928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7" draw:style-name="gr47" draw:text-style-name="P8" draw:layer="layout" svg:width="0.387cm" svg:height="0.387cm" svg:x="15.215cm" svg:y="14.059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8" draw:style-name="gr48" draw:text-style-name="P8" draw:layer="layout" svg:width="0.387cm" svg:height="0.385cm" draw:transform="rotate (1.5707963267949) translate (24.794cm 10.18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9" draw:style-name="gr47" draw:text-style-name="P8" draw:layer="layout" svg:width="0.385cm" svg:height="0.386cm" svg:x="18.46cm" svg:y="14.329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0" draw:style-name="gr48" draw:text-style-name="P8" draw:layer="layout" svg:width="0.386cm" svg:height="0.386cm" draw:transform="rotate (-1.5707963267949) translate (18.61cm 12.073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1" draw:style-name="gr48" draw:text-style-name="P8" draw:layer="layout" svg:width="0.386cm" svg:height="0.387cm" draw:transform="rotate (-1.5707963267949) translate (18.663cm 4.667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2" draw:style-name="gr47" draw:text-style-name="P8" draw:layer="layout" svg:width="0.386cm" svg:height="0.387cm" draw:transform="rotate (-3.14159265358979) translate (16.367cm 2.195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3" draw:style-name="gr49" draw:text-style-name="P13" draw:layer="layout" svg:width="0.386cm" svg:height="0.386cm" draw:transform="rotate (1.5707963267949) translate (24.902cm 7.37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4" draw:style-name="gr47" draw:text-style-name="P8" draw:layer="layout" svg:width="0.385cm" svg:height="0.387cm" svg:x="5.787cm" svg:y="13.898cm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5" draw:style-name="gr47" draw:text-style-name="P8" draw:layer="layout" svg:width="0.386cm" svg:height="0.385cm" svg:x="12.544cm" svg:y="13.58cm">
          <draw:image xlink:href="Pictures/100000000000016800000168E00E0282D627F6B6.png" xlink:type="simple" xlink:show="embed" xlink:actuate="onLoad" draw:mime-type="image/png">
            <text:p/>
          </draw:image>
        </draw:frame>
        <draw:custom-shape draw:name="Rectangle 73" draw:style-name="gr140" draw:text-style-name="P7" draw:layer="layout" svg:width="1.499cm" svg:height="2.075cm" svg:x="3.514cm" svg:y="6.5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50" draw:style-name="gr4" draw:text-style-name="P8" draw:layer="layout" svg:x1="4.181cm" svg:y1="7.072cm" svg:x2="4.182cm" svg:y2="8.133cm">
          <text:p/>
        </draw:line>
        <draw:line draw:name="Straight Connector 551" draw:style-name="gr3" draw:text-style-name="P8" draw:layer="layout" svg:x1="4.168cm" svg:y1="8.094cm" svg:x2="3.539cm" svg:y2="8.613cm">
          <text:p/>
        </draw:line>
        <draw:line draw:name="Straight Connector 552" draw:style-name="gr3" draw:text-style-name="P8" draw:layer="layout" svg:x1="4.982cm" svg:y1="6.554cm" svg:x2="4.168cm" svg:y2="7.1cm">
          <text:p/>
        </draw:line>
        <draw:line draw:name="Straight Connector 553" draw:style-name="gr3" draw:text-style-name="P8" draw:layer="layout" svg:x1="3.504cm" svg:y1="6.526cm" svg:x2="4.218cm" svg:y2="7.099cm">
          <text:p/>
        </draw:line>
        <draw:line draw:name="Straight Connector 554" draw:style-name="gr3" draw:text-style-name="P8" draw:layer="layout" svg:x1="4.218cm" svg:y1="8.094cm" svg:x2="5.011cm" svg:y2="8.634cm">
          <text:p/>
        </draw:line>
        <draw:frame draw:name="Picture 16" draw:style-name="gr47" draw:text-style-name="P8" draw:layer="layout" svg:width="0.385cm" svg:height="0.363cm" draw:transform="rotate (-1.5707963267949) translate (4.041cm 7.47cm)">
          <draw:image xlink:href="Pictures/100000000000016800000168E00E0282D627F6B6.png" xlink:type="simple" xlink:show="embed" xlink:actuate="onLoad" draw:mime-type="image/png">
            <text:p/>
          </draw:image>
        </draw:frame>
        <draw:frame draw:name="Picture 17" draw:style-name="gr51" draw:text-style-name="P8" draw:layer="layout" svg:width="0.719cm" svg:height="0.551cm" draw:transform="rotate (-0.0459021593274509) translate (4.371cm 4.549cm)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18" draw:style-name="gr51" draw:text-style-name="P8" draw:layer="layout" svg:width="0.719cm" svg:height="0.552cm" draw:transform="skewX (0.00174532925199433) rotate (-0.297927703315432) translate (25.07cm 12.095cm)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19" draw:style-name="gr51" draw:text-style-name="P8" draw:layer="layout" svg:width="0.718cm" svg:height="0.55cm" svg:x="1.225cm" svg:y="0.693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0" draw:style-name="gr51" draw:text-style-name="P8" draw:layer="layout" svg:width="0.718cm" svg:height="0.55cm" svg:x="21.615cm" svg:y="14.467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1" draw:style-name="gr51" draw:text-style-name="P8" draw:layer="layout" svg:width="0.718cm" svg:height="0.55cm" svg:x="17.163cm" svg:y="5.939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2" draw:style-name="gr51" draw:text-style-name="P8" draw:layer="layout" svg:width="0.718cm" svg:height="0.55cm" svg:x="25.281cm" svg:y="8.623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3" draw:style-name="gr51" draw:text-style-name="P8" draw:layer="layout" svg:width="0.718cm" svg:height="0.55cm" svg:x="23.9cm" svg:y="4.712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4" draw:style-name="gr51" draw:text-style-name="P8" draw:layer="layout" svg:width="0.718cm" svg:height="0.55cm" svg:x="20.233cm" svg:y="1.078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5" draw:style-name="gr51" draw:text-style-name="P8" draw:layer="layout" svg:width="0.718cm" svg:height="0.55cm" svg:x="16.386cm" svg:y="1.118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6" draw:style-name="gr51" draw:text-style-name="P8" draw:layer="layout" svg:width="0.718cm" svg:height="0.551cm" svg:x="7.126cm" svg:y="1.234cm">
          <draw:image xlink:href="Pictures/10000000000001F40000017FC3B5C7BA105528FB.jpg" xlink:type="simple" xlink:show="embed" xlink:actuate="onLoad" draw:mime-type="image/jpeg">
            <text:p/>
          </draw:image>
        </draw:frame>
        <draw:frame draw:name="Picture 27" draw:style-name="gr51" draw:text-style-name="P8" draw:layer="layout" svg:width="0.718cm" svg:height="0.55cm" svg:x="4.832cm" svg:y="14.217cm">
          <draw:image xlink:href="Pictures/10000000000001F40000017FC3B5C7BA105528FB.jpg" xlink:type="simple" xlink:show="embed" xlink:actuate="onLoad" draw:mime-type="image/jpeg">
            <text:p/>
          </draw:image>
        </draw:frame>
        <draw:line draw:name="Straight Connector 555" draw:style-name="gr52" draw:text-style-name="P8" draw:layer="layout" svg:x1="5.695cm" svg:y1="5.021cm" svg:x2="5.695cm" svg:y2="6.016cm">
          <text:p/>
        </draw:line>
        <draw:line draw:name="Straight Connector 556" draw:style-name="gr52" draw:text-style-name="P8" draw:layer="layout" svg:x1="5.689cm" svg:y1="5.937cm" svg:x2="2.158cm" svg:y2="5.908cm">
          <text:p/>
        </draw:line>
        <draw:line draw:name="Straight Connector 557" draw:style-name="gr52" draw:text-style-name="P8" draw:layer="layout" svg:x1="5.716cm" svg:y1="6.004cm" svg:x2="2.186cm" svg:y2="5.975cm">
          <text:p/>
        </draw:line>
        <draw:line draw:name="Straight Connector 558" draw:style-name="gr52" draw:text-style-name="P8" draw:layer="layout" svg:x1="2.209cm" svg:y1="5.955cm" svg:x2="2.21cm" svg:y2="13.578cm">
          <text:p/>
        </draw:line>
        <draw:line draw:name="Straight Connector 559" draw:style-name="gr53" draw:text-style-name="P8" draw:layer="layout" svg:x1="13.317cm" svg:y1="13.603cm" svg:x2="5.265cm" svg:y2="13.589cm">
          <text:p/>
        </draw:line>
        <draw:line draw:name="Straight Connector 560" draw:style-name="gr52" draw:text-style-name="P8" draw:layer="layout" svg:x1="5.079cm" svg:y1="13.583cm" svg:x2="5.063cm" svg:y2="14.145cm">
          <text:p/>
        </draw:line>
        <draw:line draw:name="Straight Connector 561" draw:style-name="gr53" draw:text-style-name="P8" draw:layer="layout" svg:x1="5.215cm" svg:y1="13.604cm" svg:x2="5.2cm" svg:y2="14.165cm">
          <text:p/>
        </draw:line>
        <draw:line draw:name="Straight Connector 562" draw:style-name="gr53" draw:text-style-name="P8" draw:layer="layout" svg:x1="13.32cm" svg:y1="13.61cm" svg:x2="15.919cm" svg:y2="13.418cm">
          <text:p/>
        </draw:line>
        <draw:line draw:name="Straight Connector 563" draw:style-name="gr53" draw:text-style-name="P8" draw:layer="layout" svg:x1="15.919cm" svg:y1="13.418cm" svg:x2="16.678cm" svg:y2="13.736cm">
          <text:p/>
        </draw:line>
        <draw:line draw:name="Straight Connector 564" draw:style-name="gr53" draw:text-style-name="P8" draw:layer="layout" svg:x1="16.661cm" svg:y1="13.721cm" svg:x2="19.912cm" svg:y2="13.76cm">
          <text:p/>
        </draw:line>
        <draw:line draw:name="Straight Connector 565" draw:style-name="gr52" draw:text-style-name="P8" draw:layer="layout" svg:x1="20.095cm" svg:y1="13.727cm" svg:x2="20.096cm" svg:y2="14.418cm">
          <text:p/>
        </draw:line>
        <draw:line draw:name="Straight Connector 566" draw:style-name="gr52" draw:text-style-name="P8" draw:layer="layout" svg:x1="20.101cm" svg:y1="14.267cm" svg:x2="21.766cm" svg:y2="14.283cm">
          <text:p/>
        </draw:line>
        <draw:line draw:name="Straight Connector 567" draw:style-name="gr52" draw:text-style-name="P8" draw:layer="layout" svg:x1="2.212cm" svg:y1="2.228cm" svg:x2="2.178cm" svg:y2="5.903cm">
          <text:p/>
        </draw:line>
        <draw:line draw:name="Straight Connector 568" draw:style-name="gr52" draw:text-style-name="P8" draw:layer="layout" svg:x1="2.238cm" svg:y1="2.228cm" svg:x2="1.534cm" svg:y2="2.229cm">
          <text:p/>
        </draw:line>
        <draw:line draw:name="Straight Connector 569" draw:style-name="gr52" draw:text-style-name="P8" draw:layer="layout" svg:x1="5.638cm" svg:y1="4.976cm" svg:x2="5.638cm" svg:y2="5.97cm">
          <text:p/>
        </draw:line>
        <draw:line draw:name="Straight Connector 570" draw:style-name="gr52" draw:text-style-name="P8" draw:layer="layout" svg:x1="5.76cm" svg:y1="5.01cm" svg:x2="5.76cm" svg:y2="6.004cm">
          <text:p/>
        </draw:line>
        <draw:line draw:name="Straight Connector 571" draw:style-name="gr52" draw:text-style-name="P8" draw:layer="layout" svg:x1="1.554cm" svg:y1="1.224cm" svg:x2="1.554cm" svg:y2="2.218cm">
          <text:p/>
        </draw:line>
        <draw:line draw:name="Straight Connector 572" draw:style-name="gr52" draw:text-style-name="P8" draw:layer="layout" svg:x1="5.833cm" svg:y1="5.005cm" svg:x2="5.839cm" svg:y2="5.887cm">
          <text:p/>
        </draw:line>
        <draw:line draw:name="Straight Connector 573" draw:style-name="gr52" draw:text-style-name="P8" draw:layer="layout" svg:x1="5.822cm" svg:y1="5.021cm" svg:x2="5.051cm" svg:y2="5.015cm">
          <text:p/>
        </draw:line>
        <draw:line draw:name="Straight Connector 574" draw:style-name="gr52" draw:text-style-name="P8" draw:layer="layout" svg:x1="5.719cm" svg:y1="5.064cm" svg:x2="4.948cm" svg:y2="5.058cm">
          <text:p/>
        </draw:line>
        <draw:line draw:name="Straight Connector 575" draw:style-name="gr52" draw:text-style-name="P8" draw:layer="layout" svg:x1="5.698cm" svg:y1="5.114cm" svg:x2="4.926cm" svg:y2="5.108cm">
          <text:p/>
        </draw:line>
        <draw:line draw:name="Straight Connector 576" draw:style-name="gr52" draw:text-style-name="P8" draw:layer="layout" svg:x1="19.869cm" svg:y1="5.959cm" svg:x2="5.819cm" svg:y2="5.881cm">
          <text:p/>
        </draw:line>
        <draw:line draw:name="Straight Connector 577" draw:style-name="gr52" draw:text-style-name="P8" draw:layer="layout" svg:x1="19.953cm" svg:y1="6.036cm" svg:x2="5.689cm" svg:y2="5.943cm">
          <text:p/>
        </draw:line>
        <draw:line draw:name="Straight Connector 578" draw:style-name="gr52" draw:text-style-name="P8" draw:layer="layout" svg:x1="19.931cm" svg:y1="6.101cm" svg:x2="5.555cm" svg:y2="6.008cm">
          <text:p/>
        </draw:line>
        <draw:custom-shape draw:name="Rectangle 74" draw:style-name="gr54" draw:text-style-name="P14" draw:layer="layout" svg:width="0.259cm" svg:height="0.196cm" svg:x="18.902cm" svg:y="5.8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54" draw:text-style-name="P14" draw:layer="layout" svg:width="0.259cm" svg:height="0.196cm" svg:x="5.593cm" svg:y="5.0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54" draw:text-style-name="P14" draw:layer="layout" svg:width="0.259cm" svg:height="0.195cm" svg:x="19.739cm" svg:y="2.1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54" draw:text-style-name="P14" draw:layer="layout" svg:width="0.258cm" svg:height="0.196cm" svg:x="19.921cm" svg:y="13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54" draw:text-style-name="P14" draw:layer="layout" svg:width="0.26cm" svg:height="0.196cm" svg:x="5.004cm" svg:y="13.4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54" draw:text-style-name="P14" draw:layer="layout" svg:width="0.259cm" svg:height="0.196cm" svg:x="1.452cm" svg:y="1.4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79" draw:style-name="gr52" draw:text-style-name="P8" draw:layer="layout" svg:x1="19.914cm" svg:y1="2.372cm" svg:x2="19.897cm" svg:y2="5.969cm">
          <text:p/>
        </draw:line>
        <draw:line draw:name="Straight Connector 580" draw:style-name="gr52" draw:text-style-name="P8" draw:layer="layout" svg:x1="19.946cm" svg:y1="5.311cm" svg:x2="19.947cm" svg:y2="6.041cm">
          <text:p/>
        </draw:line>
        <draw:line draw:name="Straight Connector 581" draw:style-name="gr52" draw:text-style-name="P8" draw:layer="layout" svg:x1="24.727cm" svg:y1="6.554cm" svg:x2="20.936cm" svg:y2="5.349cm">
          <text:p/>
        </draw:line>
        <draw:line draw:name="Straight Connector 582" draw:style-name="gr52" draw:text-style-name="P8" draw:layer="layout" svg:x1="19.919cm" svg:y1="6.085cm" svg:x2="19.851cm" svg:y2="13.722cm">
          <text:p/>
        </draw:line>
        <draw:line draw:name="Straight Connector 583" draw:style-name="gr55" draw:text-style-name="P8" draw:layer="layout" svg:x1="16.738cm" svg:y1="1.884cm" svg:x2="13.237cm" svg:y2="1.894cm">
          <text:p/>
        </draw:line>
        <draw:line draw:name="Straight Connector 584" draw:style-name="gr56" draw:text-style-name="P8" draw:layer="layout" svg:x1="16.678cm" svg:y1="1.481cm" svg:x2="16.679cm" svg:y2="1.896cm">
          <text:p/>
        </draw:line>
        <draw:line draw:name="Straight Connector 585" draw:style-name="gr57" draw:text-style-name="P8" draw:layer="layout" svg:x1="16.585cm" svg:y1="0.898cm" svg:x2="16.586cm" svg:y2="1.361cm">
          <text:p/>
        </draw:line>
        <draw:line draw:name="Straight Connector 586" draw:style-name="gr57" draw:text-style-name="P8" draw:layer="layout" svg:x1="23.383cm" svg:y1="1.257cm" svg:x2="23.474cm" svg:y2="5.263cm">
          <text:p/>
        </draw:line>
        <draw:line draw:name="Straight Connector 587" draw:style-name="gr56" draw:text-style-name="P8" draw:layer="layout" svg:x1="19.801cm" svg:y1="2.367cm" svg:x2="19.15cm" svg:y2="2.938cm">
          <text:p/>
        </draw:line>
        <draw:line draw:name="Straight Connector 588" draw:style-name="gr56" draw:text-style-name="P8" draw:layer="layout" svg:x1="18.617cm" svg:y1="2.909cm" svg:x2="18.618cm" svg:y2="4.654cm">
          <text:p/>
        </draw:line>
        <draw:line draw:name="Straight Connector 589" draw:style-name="gr58" draw:text-style-name="P8" draw:layer="layout" svg:x1="20.521cm" svg:y1="0.908cm" svg:x2="16.579cm" svg:y2="0.898cm">
          <text:p/>
        </draw:line>
        <draw:line draw:name="Straight Connector 590" draw:style-name="gr57" draw:text-style-name="P8" draw:layer="layout" svg:x1="20.51cm" svg:y1="0.917cm" svg:x2="20.505cm" svg:y2="1.137cm">
          <text:p/>
        </draw:line>
        <draw:line draw:name="Straight Connector 591" draw:style-name="gr55" draw:text-style-name="P8" draw:layer="layout" svg:x1="19.203cm" svg:y1="2.918cm" svg:x2="18.642cm" svg:y2="2.919cm">
          <text:p/>
        </draw:line>
        <draw:line draw:name="Straight Connector 592" draw:style-name="gr56" draw:text-style-name="P8" draw:layer="layout" svg:x1="25.747cm" svg:y1="5.21cm" svg:x2="25.738cm" svg:y2="6.465cm">
          <text:p/>
        </draw:line>
        <draw:line draw:name="Straight Connector 593" draw:style-name="gr57" draw:text-style-name="P8" draw:layer="layout" svg:x1="19.83cm" svg:y1="2.378cm" svg:x2="19.799cm" svg:y2="5.884cm">
          <text:p/>
        </draw:line>
        <draw:line draw:name="Straight Connector 594" draw:style-name="gr55" draw:text-style-name="P8" draw:layer="layout" svg:x1="19.795cm" svg:y1="1.085cm" svg:x2="19.818cm" svg:y2="2.199cm">
          <text:p/>
        </draw:line>
        <draw:line draw:name="Straight Connector 595" draw:style-name="gr55" draw:text-style-name="P8" draw:layer="layout" svg:x1="24.94cm" svg:y1="6.465cm" svg:x2="25.763cm" svg:y2="6.466cm">
          <text:p/>
        </draw:line>
        <draw:line draw:name="Straight Connector 596" draw:style-name="gr58" draw:text-style-name="P8" draw:layer="layout" svg:x1="17.452cm" svg:y1="5.881cm" svg:x2="19.818cm" svg:y2="5.899cm">
          <text:p/>
        </draw:line>
        <draw:line draw:name="Straight Connector 597" draw:style-name="gr58" draw:text-style-name="P8" draw:layer="layout" svg:x1="25.342cm" svg:y1="10.4cm" svg:x2="25.343cm" svg:y2="9.037cm">
          <text:p/>
        </draw:line>
        <draw:line draw:name="Straight Connector 598" draw:style-name="gr55" draw:text-style-name="P8" draw:layer="layout" svg:x1="19.785cm" svg:y1="1.093cm" svg:x2="20.448cm" svg:y2="1.094cm">
          <text:p/>
        </draw:line>
        <draw:line draw:name="Straight Connector 599" draw:style-name="gr56" draw:text-style-name="P8" draw:layer="layout" svg:x1="24.964cm" svg:y1="6.45cm" svg:x2="24.965cm" svg:y2="7.01cm">
          <text:p/>
        </draw:line>
        <draw:line draw:name="Straight Connector 600" draw:style-name="gr57" draw:text-style-name="P8" draw:layer="layout" svg:x1="17.456cm" svg:y1="5.857cm" svg:x2="17.457cm" svg:y2="6.216cm">
          <text:p/>
        </draw:line>
        <draw:line draw:name="Straight Connector 601" draw:style-name="gr58" draw:text-style-name="P8" draw:layer="layout" svg:x1="23.424cm" svg:y1="1.302cm" svg:x2="20.791cm" svg:y2="1.295cm">
          <text:p/>
        </draw:line>
        <draw:line draw:name="Straight Connector 602" draw:style-name="gr58" draw:text-style-name="P8" draw:layer="layout" svg:x1="23.462cm" svg:y1="5.242cm" svg:x2="23.972cm" svg:y2="5.243cm">
          <text:p/>
        </draw:line>
        <draw:line draw:name="Straight Connector 603" draw:style-name="gr55" draw:text-style-name="P8" draw:layer="layout" svg:x1="24.31cm" svg:y1="5.225cm" svg:x2="25.738cm" svg:y2="5.226cm">
          <text:p/>
        </draw:line>
        <draw:custom-shape draw:name="Flowchart: Magnetic Disk 1" draw:style-name="gr59" draw:text-style-name="P14" draw:layer="layout" svg:width="0.324cm" svg:height="0.179cm" svg:x="25.433cm" svg:y="7.282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Straight Connector 604" draw:style-name="gr52" draw:text-style-name="P8" draw:layer="layout" svg:x1="20.964cm" svg:y1="5.362cm" svg:x2="19.933cm" svg:y2="5.334cm">
          <text:p/>
        </draw:line>
        <draw:line draw:name="Straight Connector 605" draw:style-name="gr52" draw:text-style-name="P8" draw:layer="layout" svg:x1="24.713cm" svg:y1="7.414cm" svg:x2="24.714cm" svg:y2="6.542cm">
          <text:p/>
        </draw:line>
        <draw:line draw:name="Straight Connector 606" draw:style-name="gr52" draw:text-style-name="P8" draw:layer="layout" svg:x1="25.369cm" svg:y1="7.428cm" svg:x2="24.669cm" svg:y2="7.419cm">
          <text:p/>
        </draw:line>
        <draw:line draw:name="Straight Connector 607" draw:style-name="gr55" draw:text-style-name="P8" draw:layer="layout" svg:x1="24.572cm" svg:y1="12.266cm" svg:x2="25.163cm" svg:y2="12.345cm">
          <text:p/>
        </draw:line>
        <draw:line draw:name="Straight Connector 608" draw:style-name="gr58" draw:text-style-name="P8" draw:layer="layout" svg:x1="24.338cm" svg:y1="13.64cm" svg:x2="25.332cm" svg:y2="13.814cm">
          <text:p/>
        </draw:line>
        <draw:line draw:name="Straight Connector 609" draw:style-name="gr58" draw:text-style-name="P8" draw:layer="layout" svg:x1="24.962cm" svg:y1="10.379cm" svg:x2="25.366cm" svg:y2="10.38cm">
          <text:p/>
        </draw:line>
        <draw:line draw:name="Straight Connector 610" draw:style-name="gr58" draw:text-style-name="P8" draw:layer="layout" svg:x1="24.669cm" svg:y1="12.21cm" svg:x2="24.94cm" svg:y2="10.371cm">
          <text:p/>
        </draw:line>
        <draw:line draw:name="Straight Connector 611" draw:style-name="gr55" draw:text-style-name="P8" draw:layer="layout" svg:x1="24.603cm" svg:y1="12.266cm" svg:x2="24.906cm" svg:y2="10.187cm">
          <text:p/>
        </draw:line>
        <draw:line draw:name="Straight Connector 612" draw:style-name="gr58" draw:text-style-name="P8" draw:layer="layout" svg:x1="24.659cm" svg:y1="12.218cm" svg:x2="25.251cm" svg:y2="12.297cm">
          <text:p/>
        </draw:line>
        <draw:line draw:name="Straight Connector 613" draw:style-name="gr58" draw:text-style-name="P8" draw:layer="layout" svg:x1="24.57cm" svg:y1="12.32cm" svg:x2="25.161cm" svg:y2="12.399cm">
          <text:p/>
        </draw:line>
        <draw:line draw:name="Straight Connector 614" draw:style-name="gr58" draw:text-style-name="P8" draw:layer="layout" svg:x1="24.351cm" svg:y1="13.637cm" svg:x2="24.583cm" svg:y2="12.313cm">
          <text:p/>
        </draw:line>
        <draw:line draw:name="Straight Connector 615" draw:style-name="gr58" draw:text-style-name="P8" draw:layer="layout" svg:x1="25.095cm" svg:y1="14.958cm" svg:x2="25.311cm" svg:y2="13.803cm">
          <text:p/>
        </draw:line>
        <draw:line draw:name="Straight Connector 616" draw:style-name="gr58" draw:text-style-name="P8" draw:layer="layout" svg:x1="22.244cm" svg:y1="14.849cm" svg:x2="25.095cm" svg:y2="14.933cm">
          <text:p/>
        </draw:line>
        <draw:line draw:name="Straight Connector 617" draw:style-name="gr55" draw:text-style-name="P8" draw:layer="layout" svg:x1="20.055cm" svg:y1="14.328cm" svg:x2="21.72cm" svg:y2="14.344cm">
          <text:p/>
        </draw:line>
        <draw:line draw:name="Straight Connector 618" draw:style-name="gr55" draw:text-style-name="P8" draw:layer="layout" svg:x1="20.053cm" svg:y1="14.328cm" svg:x2="20.037cm" svg:y2="13.799cm">
          <text:p/>
        </draw:line>
        <draw:line draw:name="Straight Connector 619" draw:style-name="gr55" draw:text-style-name="P8" draw:layer="layout" svg:x1="15.878cm" svg:y1="13.788cm" svg:x2="20.042cm" svg:y2="13.821cm">
          <text:p/>
        </draw:line>
        <draw:line draw:name="Straight Connector 620" draw:style-name="gr55" draw:text-style-name="P8" draw:layer="layout" svg:x1="18.667cm" svg:y1="14.354cm" svg:x2="18.651cm" svg:y2="13.825cm">
          <text:p/>
        </draw:line>
        <draw:line draw:name="Straight Connector 621" draw:style-name="gr55" draw:text-style-name="P8" draw:layer="layout" svg:x1="18.651cm" svg:y1="13.803cm" svg:x2="18.652cm" svg:y2="13.45cm">
          <text:p/>
        </draw:line>
        <draw:line draw:name="Straight Connector 622" draw:style-name="gr55" draw:text-style-name="P8" draw:layer="layout" svg:x1="15.875cm" svg:y1="14.308cm" svg:x2="15.875cm" svg:y2="13.772cm">
          <text:p/>
        </draw:line>
        <draw:line draw:name="Straight Connector 623" draw:style-name="gr55" draw:text-style-name="P8" draw:layer="layout" svg:x1="15.912cm" svg:y1="14.314cm" svg:x2="15.479cm" svg:y2="14.308cm">
          <text:p/>
        </draw:line>
        <draw:line draw:name="Straight Connector 624" draw:style-name="gr55" draw:text-style-name="P8" draw:layer="layout" svg:x1="19.038cm" svg:y1="12.194cm" svg:x2="18.375cm" svg:y2="12.195cm">
          <text:p/>
        </draw:line>
        <draw:line draw:name="Straight Connector 625" draw:style-name="gr55" draw:text-style-name="P8" draw:layer="layout" svg:x1="19.06cm" svg:y1="13.474cm" svg:x2="18.628cm" svg:y2="13.468cm">
          <text:p/>
        </draw:line>
        <draw:line draw:name="Straight Connector 626" draw:style-name="gr55" draw:text-style-name="P8" draw:layer="layout" svg:x1="19.031cm" svg:y1="13.496cm" svg:x2="19.032cm" svg:y2="12.186cm">
          <text:p/>
        </draw:line>
        <draw:custom-shape draw:name="Oval 1" draw:style-name="gr141" draw:text-style-name="P15" draw:layer="layout" svg:width="2.09cm" svg:height="0.562cm" svg:x="11.37cm" svg:y="7.28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8" draw:style-name="gr61" draw:text-style-name="P16" draw:layer="layout" svg:width="2.041cm" svg:height="2.042cm" svg:x="12.191cm" svg:y="6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61" draw:text-style-name="P16" draw:layer="layout" svg:width="2.041cm" svg:height="2.042cm" svg:x="12.191cm" svg:y="6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61" draw:text-style-name="P16" draw:layer="layout" svg:width="2.041cm" svg:height="2.042cm" svg:x="12.191cm" svg:y="6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2" draw:text-style-name="P18" draw:layer="layout" svg:width="2.438cm" svg:height="1.139cm" svg:x="9.785cm" svg:y="5.401cm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3" draw:text-style-name="P18" draw:layer="layout" svg:width="2.438cm" svg:height="1.139cm" draw:transform="rotate (1.5707963267949) translate (1.73cm 7.279cm)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44" draw:text-style-name="P18" draw:layer="layout" svg:width="2.438cm" svg:height="1.139cm" svg:x="7.66cm" svg:y="13.435cm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27" draw:style-name="gr55" draw:text-style-name="P8" draw:layer="layout" svg:x1="5.272cm" svg:y1="13.491cm" svg:x2="12.656cm" svg:y2="13.492cm">
          <text:p/>
        </draw:line>
        <draw:line draw:name="Straight Connector 628" draw:style-name="gr55" draw:text-style-name="P8" draw:layer="layout" svg:x1="5.134cm" svg:y1="14.231cm" svg:x2="5.135cm" svg:y2="13.488cm">
          <text:p/>
        </draw:line>
        <draw:line draw:name="Straight Connector 629" draw:style-name="gr55" draw:text-style-name="P8" draw:layer="layout" svg:x1="12.656cm" svg:y1="13.772cm" svg:x2="12.657cm" svg:y2="13.484cm">
          <text:p/>
        </draw:line>
        <draw:line draw:name="Straight Connector 630" draw:style-name="gr55" draw:text-style-name="P8" draw:layer="layout" svg:x1="5.98cm" svg:y1="13.779cm" svg:x2="5.264cm" svg:y2="13.78cm">
          <text:p/>
        </draw:line>
        <draw:line draw:name="Straight Connector 631" draw:style-name="gr55" draw:text-style-name="P8" draw:layer="layout" svg:x1="5.272cm" svg:y1="14.18cm" svg:x2="5.273cm" svg:y2="13.763cm">
          <text:p/>
        </draw:line>
        <draw:line draw:name="Straight Connector 632" draw:style-name="gr55" draw:text-style-name="P8" draw:layer="layout" svg:x1="5.979cm" svg:y1="14.205cm" svg:x2="5.98cm" svg:y2="13.788cm">
          <text:p/>
        </draw:line>
        <draw:custom-shape draw:name="TextBox 35" draw:style-name="gr145" draw:text-style-name="P18" draw:layer="layout" svg:width="2.438cm" svg:height="1.139cm" draw:transform="rotate (1.5707963267949) translate (19.413cm 9.836cm)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6" draw:text-style-name="P18" draw:layer="layout" svg:width="2.437cm" svg:height="1.139cm" draw:transform="rotate (-0.295135176512242) translate (21.577cm 5.486cm)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47" draw:text-style-name="P18" draw:layer="layout" svg:width="1.302cm" svg:height="1.139cm" svg:x="6.3cm" svg:y="2.132cm">
          <text:p text:style-name="P17"><text:span text:style-name="T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8" draw:text-style-name="P18" draw:layer="layout" svg:width="1.607cm" svg:height="1.139cm" svg:x="12.423cm" svg:y="2.126cm">
          <text:p text:style-name="P17"><text:span text:style-name="T4">Sc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49" draw:text-style-name="P18" draw:layer="layout" svg:width="1.697cm" svg:height="1.139cm" svg:x="15.392cm" svg:y="2.137cm">
          <text:p text:style-name="P17"><text:span text:style-name="T4">Edu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50" draw:text-style-name="P18" draw:layer="layout" svg:width="2.068cm" svg:height="1.139cm" draw:transform="rotate (1.5707963267949) translate (18.632cm 4.796cm)">
          <text:p text:style-name="P17"><text:span text:style-name="T4">Multi M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51" draw:text-style-name="P18" draw:layer="layout" svg:width="0.953cm" svg:height="1.583cm" svg:x="19.873cm" svg:y="2.139cm">
          <text:p text:style-name="P17"><text:span text:style-name="T4">I.C.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52" draw:text-style-name="P18" draw:layer="layout" svg:width="1.3cm" svg:height="1.139cm" svg:x="16.856cm" svg:y="6.59cm">
          <text:p text:style-name="P17"><text:span text:style-name="T4">Co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53" draw:text-style-name="P18" draw:layer="layout" svg:width="1.301cm" svg:height="2.027cm" svg:x="23.659cm" svg:y="6.657cm">
          <text:p text:style-name="P17"><text:span text:style-name="T4">Guard Ho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54" draw:text-style-name="P18" draw:layer="layout" svg:width="1.47cm" svg:height="1.139cm" svg:x="24.912cm" svg:y="8.181cm">
          <text:p text:style-name="P17"><text:span text:style-name="T4">R.O.C.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55" draw:text-style-name="P18" draw:layer="layout" svg:width="1.301cm" svg:height="1.139cm" svg:x="25.199cm" svg:y="9.932cm">
          <text:p text:style-name="P17"><text:span text:style-name="T4">Supp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56" draw:text-style-name="P18" draw:layer="layout" svg:width="1.301cm" svg:height="1.139cm" draw:transform="rotate (-0.25237460983838) translate (25.079cm 11.678cm)">
          <text:p text:style-name="P17"><text:span text:style-name="T4">B.A.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57" draw:text-style-name="P18" draw:layer="layout" svg:width="1.301cm" svg:height="1.139cm" svg:x="21.66cm" svg:y="13.97cm">
          <text:p text:style-name="P17"><text:span text:style-name="T4">Adm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58" draw:text-style-name="P18" draw:layer="layout" svg:width="1.301cm" svg:height="1.139cm" svg:x="12.154cm" svg:y="13.896cm">
          <text:p text:style-name="P17"><text:span text:style-name="T4">Tr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59" draw:text-style-name="P18" draw:layer="layout" svg:width="1.3cm" svg:height="1.139cm" svg:x="18.515cm" svg:y="13.821cm">
          <text:p text:style-name="P17"><text:span text:style-name="T4">Host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60" draw:text-style-name="P18" draw:layer="layout" svg:width="1.472cm" svg:height="1.139cm" svg:x="14.656cm" svg:y="13.514cm">
          <text:p text:style-name="P17"><text:span text:style-name="T4">Cante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61" draw:text-style-name="P18" draw:layer="layout" svg:width="1.889cm" svg:height="1.139cm" svg:x="7.245cm" svg:y="14.145cm">
          <text:p text:style-name="P17"><text:span text:style-name="T4">Automo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62" draw:text-style-name="P18" draw:layer="layout" svg:width="2.156cm" svg:height="1.583cm" svg:x="2.998cm" svg:y="14.167cm">
          <text:p text:style-name="P17"><text:span text:style-name="T4">CIT 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33" draw:style-name="gr58" draw:text-style-name="P8" draw:layer="layout" svg:x1="7.845cm" svg:y1="2.286cm" svg:x2="5.307cm" svg:y2="2.287cm">
          <text:p/>
        </draw:line>
        <draw:line draw:name="Straight Connector 634" draw:style-name="gr57" draw:text-style-name="P8" draw:layer="layout" svg:x1="7.845cm" svg:y1="1.604cm" svg:x2="7.846cm" svg:y2="2.284cm">
          <text:p/>
        </draw:line>
        <draw:line draw:name="Straight Connector 635" draw:style-name="gr57" draw:text-style-name="P8" draw:layer="layout" svg:x1="7.481cm" svg:y1="1.605cm" svg:x2="7.836cm" svg:y2="1.606cm">
          <text:p/>
        </draw:line>
        <draw:line draw:name="Straight Connector 636" draw:style-name="gr56" draw:text-style-name="P8" draw:layer="layout" svg:x1="5.209cm" svg:y1="2.255cm" svg:x2="5.21cm" svg:y2="3.781cm">
          <text:p/>
        </draw:line>
        <draw:line draw:name="Straight Connector 637" draw:style-name="gr56" draw:text-style-name="P8" draw:layer="layout" svg:x1="5.119cm" svg:y1="4.178cm" svg:x2="3.35cm" svg:y2="4.179cm">
          <text:p/>
        </draw:line>
        <draw:line draw:name="Straight Connector 638" draw:style-name="gr56" draw:text-style-name="P8" draw:layer="layout" svg:x1="4.926cm" svg:y1="1.182cm" svg:x2="4.927cm" svg:y2="2.267cm">
          <text:p/>
        </draw:line>
        <draw:line draw:name="Straight Connector 639" draw:style-name="gr56" draw:text-style-name="P8" draw:layer="layout" svg:x1="4.409cm" svg:y1="1.182cm" svg:x2="4.937cm" svg:y2="1.183cm">
          <text:p/>
        </draw:line>
        <draw:line draw:name="Straight Connector 640" draw:style-name="gr55" draw:text-style-name="P8" draw:layer="layout" svg:x1="5.245cm" svg:y1="2.277cm" svg:x2="4.896cm" svg:y2="2.278cm">
          <text:p/>
        </draw:line>
        <draw:line draw:name="Straight Connector 641" draw:style-name="gr57" draw:text-style-name="P8" draw:layer="layout" svg:x1="5.286cm" svg:y1="2.263cm" svg:x2="5.287cm" svg:y2="3.789cm">
          <text:p/>
        </draw:line>
        <draw:line draw:name="Straight Connector 642" draw:style-name="gr56" draw:text-style-name="P8" draw:layer="layout" svg:x1="5.051cm" svg:y1="4.712cm" svg:x2="3.282cm" svg:y2="4.713cm">
          <text:p/>
        </draw:line>
        <draw:line draw:name="Straight Connector 643" draw:style-name="gr56" draw:text-style-name="P8" draw:layer="layout" svg:x1="3.894cm" svg:y1="7.486cm" svg:x2="3.895cm" svg:y2="6.45cm">
          <text:p/>
        </draw:line>
        <draw:line draw:name="Straight Connector 644" draw:style-name="gr56" draw:text-style-name="P8" draw:layer="layout" svg:x1="4.615cm" svg:y1="4.196cm" svg:x2="4.616cm" svg:y2="4.574cm">
          <text:p/>
        </draw:line>
        <draw:custom-shape draw:name="Straight Arrow Connector 2" draw:style-name="gr163" draw:text-style-name="P8" draw:layer="layout" svg:width="1.952cm" svg:height="0.066cm" svg:x="5.506cm" svg:y="4.0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3" draw:style-name="gr164" draw:text-style-name="P18" draw:layer="layout" svg:width="1.3cm" svg:height="1.139cm" svg:x="7.326cm" svg:y="3.698cm">
          <text:p text:style-name="P17"><text:span text:style-name="T4">2</text:span><text:span text:style-name="T5">nd</text:span><text:span text:style-name="T4"> fl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45" draw:style-name="gr56" draw:text-style-name="P8" draw:layer="layout" svg:x1="4.672cm" svg:y1="6.431cm" svg:x2="3.894cm" svg:y2="6.432cm">
          <text:p/>
        </draw:line>
        <draw:line draw:name="Straight Connector 646" draw:style-name="gr56" draw:text-style-name="P8" draw:layer="layout" svg:x1="4.661cm" svg:y1="6.431cm" svg:x2="4.662cm" svg:y2="5.001cm">
          <text:p/>
        </draw:line>
        <draw:line draw:name="Straight Connector 647" draw:style-name="gr57" draw:text-style-name="P8" draw:layer="layout" svg:x1="5.286cm" svg:y1="3.792cm" svg:x2="4.688cm" svg:y2="3.793cm">
          <text:p/>
        </draw:line>
        <draw:line draw:name="Straight Connector 648" draw:style-name="gr57" draw:text-style-name="P8" draw:layer="layout" svg:x1="4.721cm" svg:y1="3.808cm" svg:x2="4.722cm" svg:y2="4.654cm">
          <text:p/>
        </draw:line>
        <draw:custom-shape draw:name="TextBox 54" draw:style-name="gr165" draw:text-style-name="P18" draw:layer="layout" svg:width="1.301cm" svg:height="1.139cm" svg:x="1.58cm" svg:y="1.327cm">
          <text:p text:style-name="P17"><text:span text:style-name="T4">L.H.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66" draw:text-style-name="P18" draw:layer="layout" svg:width="1.504cm" svg:height="1.139cm" svg:x="3.602cm" svg:y="1.5cm">
          <text:p text:style-name="P17"><text:span text:style-name="T4">Fishe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67" draw:text-style-name="P18" draw:layer="layout" svg:width="1.301cm" svg:height="1.139cm" svg:x="3.805cm" svg:y="3.361cm">
          <text:p text:style-name="P17"><text:span text:style-name="T4">CHD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68" draw:text-style-name="P18" draw:layer="layout" svg:width="2.167cm" svg:height="1.139cm" draw:transform="rotate (1.5707963267949) translate (4.897cm 8.757cm)">
          <text:p text:style-name="P17"><text:span text:style-name="T4">Multi Purp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69" draw:text-style-name="P18" draw:layer="layout" svg:width="1.907cm" svg:height="1.139cm" svg:x="23.404cm" svg:y="5.138cm">
          <text:p text:style-name="P17"><text:span text:style-name="T4">CoE Facu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70" draw:text-style-name="P18" draw:layer="layout" svg:width="2.069cm" svg:height="1.139cm" draw:transform="rotate (1.5707963267949) translate (17.79cm 13.071cm)">
          <text:p text:style-name="P17"><text:span text:style-name="T4">Social H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71" draw:text-style-name="P8" draw:layer="layout" svg:width="1.951cm" svg:height="0.066cm" svg:x="5.453cm" svg:y="4.7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0" draw:style-name="gr172" draw:text-style-name="P18" draw:layer="layout" svg:width="1.412cm" svg:height="0.695cm" svg:x="7.244cm" svg:y="4.438cm">
          <text:p text:style-name="P17"><text:span text:style-name="T4">G. fl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49" draw:style-name="gr92" draw:text-style-name="P8" draw:layer="layout" svg:x1="19.869cm" svg:y1="1.182cm" svg:x2="19.87cm" svg:y2="2.197cm">
          <text:p/>
        </draw:line>
        <draw:line draw:name="Straight Connector 650" draw:style-name="gr92" draw:text-style-name="P8" draw:layer="layout" svg:x1="19.851cm" svg:y1="1.182cm" svg:x2="20.514cm" svg:y2="1.183cm">
          <text:p/>
        </draw:line>
        <draw:line draw:name="Straight Connector 651" draw:style-name="gr58" draw:text-style-name="P8" draw:layer="layout" svg:x1="19.946cm" svg:y1="1.263cm" svg:x2="19.947cm" svg:y2="2.278cm">
          <text:p/>
        </draw:line>
        <draw:line draw:name="Straight Connector 652" draw:style-name="gr58" draw:text-style-name="P8" draw:layer="layout" svg:x1="19.946cm" svg:y1="1.263cm" svg:x2="20.472cm" svg:y2="1.264cm">
          <text:p/>
        </draw:line>
        <draw:line draw:name="Straight Connector 653" draw:style-name="gr93" draw:text-style-name="P8" draw:layer="layout" svg:x1="8.879cm" svg:y1="7.906cm" svg:x2="7.362cm" svg:y2="7.897cm">
          <text:p/>
        </draw:line>
        <draw:line draw:name="Straight Connector 654" draw:style-name="gr93" draw:text-style-name="P8" draw:layer="layout" svg:x1="8.867cm" svg:y1="7.939cm" svg:x2="7.35cm" svg:y2="7.929cm">
          <text:p/>
        </draw:line>
        <draw:custom-shape draw:name="TextBox 61" draw:style-name="gr173" draw:text-style-name="P18" draw:layer="layout" svg:width="2.663cm" svg:height="1.139cm" svg:x="8.805cm" svg:y="7.628cm">
          <text:p text:style-name="P17"><text:span text:style-name="T4">Cat 6A Backb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5" draw:style-name="gr52" draw:text-style-name="P8" draw:layer="layout" svg:x1="8.888cm" svg:y1="8.354cm" svg:x2="7.352cm" svg:y2="8.348cm">
          <text:p/>
        </draw:line>
        <draw:line draw:name="Straight Connector 656" draw:style-name="gr52" draw:text-style-name="P8" draw:layer="layout" svg:x1="8.885cm" svg:y1="8.392cm" svg:x2="7.35cm" svg:y2="8.386cm">
          <text:p/>
        </draw:line>
        <draw:custom-shape draw:name="TextBox 62" draw:style-name="gr174" draw:text-style-name="P18" draw:layer="layout" svg:width="2.438cm" svg:height="1.139cm" svg:x="8.81cm" svg:y="8.066cm">
          <text:p text:style-name="P17"><text:span text:style-name="T4">Fiber optic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7" draw:style-name="gr56" draw:text-style-name="P8" draw:layer="layout" svg:x1="8.878cm" svg:y1="8.829cm" svg:x2="7.36cm" svg:y2="8.83cm">
          <text:p/>
        </draw:line>
        <draw:line draw:name="Straight Connector 658" draw:style-name="gr56" draw:text-style-name="P8" draw:layer="layout" svg:x1="8.878cm" svg:y1="8.865cm" svg:x2="7.36cm" svg:y2="8.866cm">
          <text:p/>
        </draw:line>
        <draw:custom-shape draw:name="TextBox 63" draw:style-name="gr175" draw:text-style-name="P18" draw:layer="layout" svg:width="2.885cm" svg:height="1.139cm" svg:x="8.795cm" svg:y="8.542cm">
          <text:p text:style-name="P17"><text:span text:style-name="T4">Cat 6A <text:s/>Access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47" draw:text-style-name="P8" draw:layer="layout" svg:width="0.386cm" svg:height="0.363cm" draw:transform="rotate (-1.5707963267949) translate (8.718cm 9.098cm)">
          <draw:image xlink:href="Pictures/100000000000016800000168E00E0282D627F6B6.png" xlink:type="simple" xlink:show="embed" xlink:actuate="onLoad" draw:mime-type="image/png">
            <text:p/>
          </draw:image>
        </draw:frame>
        <draw:custom-shape draw:name="TextBox 64" draw:style-name="gr176" draw:text-style-name="P18" draw:layer="layout" svg:width="2.885cm" svg:height="1.139cm" svg:x="8.772cm" svg:y="9.025cm">
          <text:p text:style-name="P17"><text:span text:style-name="T4"><text:s/></text:span><text:span text:style-name="T4">Access 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51" draw:text-style-name="P8" draw:layer="layout" svg:width="0.718cm" svg:height="0.55cm" draw:transform="skewX (0.00174532925199434) rotate (-0.0460766922526503) translate (8.161cm 9.674cm)">
          <draw:image xlink:href="Pictures/10000000000001F40000017FC3B5C7BA105528FB.jpg" xlink:type="simple" xlink:show="embed" xlink:actuate="onLoad" draw:mime-type="image/jpeg">
            <text:p/>
          </draw:image>
        </draw:frame>
        <draw:custom-shape draw:name="Rectangle 80" draw:style-name="gr177" draw:text-style-name="P9" draw:layer="layout" svg:width="0.607cm" svg:height="0.581cm" svg:x="4.846cm" svg:y="5.0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9" draw:style-name="gr52" draw:text-style-name="P8" draw:layer="layout" svg:x1="5.582cm" svg:y1="5.054cm" svg:x2="4.811cm" svg:y2="5.048cm">
          <text:p/>
        </draw:line>
        <draw:line draw:name="Straight Connector 660" draw:style-name="gr52" draw:text-style-name="P8" draw:layer="layout" svg:x1="5.563cm" svg:y1="5.113cm" svg:x2="4.792cm" svg:y2="5.107cm">
          <text:p/>
        </draw:line>
        <draw:custom-shape draw:name="TextBox 65" draw:style-name="gr178" draw:text-style-name="P18" draw:layer="layout" svg:width="2.885cm" svg:height="1.139cm" svg:x="8.772cm" svg:y="9.683cm">
          <text:p text:style-name="P17"><text:span text:style-name="T4"><text:s/></text:span><text:span text:style-name="T4">Data Cabi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1" draw:style-name="gr52" draw:text-style-name="P8" draw:layer="layout" svg:x1="5.087cm" svg:y1="13.604cm" svg:x2="2.222cm" svg:y2="13.586cm">
          <text:p/>
        </draw:line>
        <draw:line draw:name="Straight Connector 662" draw:style-name="gr53" draw:text-style-name="P8" draw:layer="layout" svg:x1="19.994cm" svg:y1="2.384cm" svg:x2="19.959cm" svg:y2="14.38cm">
          <text:p/>
        </draw:line>
        <draw:line draw:name="Straight Connector 663" draw:style-name="gr99" draw:text-style-name="P8" draw:layer="layout" svg:x1="19.999cm" svg:y1="1.28cm" svg:x2="20cm" svg:y2="2.295cm">
          <text:p/>
        </draw:line>
        <draw:line draw:name="Straight Connector 664" draw:style-name="gr99" draw:text-style-name="P8" draw:layer="layout" svg:x1="19.993cm" svg:y1="1.309cm" svg:x2="20.497cm" svg:y2="1.311cm">
          <text:p/>
        </draw:line>
        <draw:line draw:name="Straight Connector 665" draw:style-name="gr99" draw:text-style-name="P8" draw:layer="layout" svg:x1="19.934cm" svg:y1="14.386cm" svg:x2="21.591cm" svg:y2="14.41cm">
          <text:p/>
        </draw:line>
        <draw:line draw:name="Straight Connector 666" draw:style-name="gr52" draw:text-style-name="P8" draw:layer="layout" svg:x1="19.835cm" svg:y1="13.708cm" svg:x2="20.123cm" svg:y2="13.708cm">
          <text:p/>
        </draw:line>
        <draw:line draw:name="Straight Connector 667" draw:style-name="gr99" draw:text-style-name="P8" draw:layer="layout" svg:x1="19.892cm" svg:y1="13.767cm" svg:x2="19.893cm" svg:y2="14.427cm">
          <text:p/>
        </draw:line>
        <draw:line draw:name="Straight Connector 668" draw:style-name="gr99" draw:text-style-name="P8" draw:layer="layout" svg:x1="19.889cm" svg:y1="14.433cm" svg:x2="21.546cm" svg:y2="14.457cm">
          <text:p/>
        </draw:line>
        <draw:line draw:name="Straight Connector 669" draw:style-name="gr53" draw:text-style-name="P8" draw:layer="layout" svg:x1="7.35cm" svg:y1="7.56cm" svg:x2="8.868cm" svg:y2="7.561cm">
          <text:p/>
        </draw:line>
        <draw:line draw:name="Straight Connector 670" draw:style-name="gr53" draw:text-style-name="P8" draw:layer="layout" svg:x1="7.35cm" svg:y1="7.602cm" svg:x2="8.868cm" svg:y2="7.603cm">
          <text:p/>
        </draw:line>
        <draw:custom-shape draw:name="TextBox 66" draw:style-name="gr179" draw:text-style-name="P18" draw:layer="layout" svg:width="3.784cm" svg:height="1.139cm" svg:x="8.81cm" svg:y="7.273cm">
          <text:p text:style-name="P17"><text:span text:style-name="T4">Fiber optic Redund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8" draw:text-style-name="P1" draw:layer="layout" svg:width="25cm" svg:height="2.5cm" svg:x="1.5cm" svg:y="0.5cm" presentation:class="title">
          <draw:text-box>
            <text:p text:style-name="P1"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v</text:span><text:span text:style-name="T1">i</text:span><text:span text:style-name="T1">t</text:span><text:span text:style-name="T1">y</text:span></text:p>
          </draw:text-box>
        </draw:frame>
        <draw:frame presentation:style-name="pr9" draw:layer="layout" svg:width="25cm" svg:height="9cm" svg:x="1.5cm" svg:y="3.5cm" presentation:class="outline">
          <draw:text-box>
            <text:list text:style-name="L4">
              <text:list-header>
                <text:p/>
              </text:list-header>
              <text:list-item>
                <text:p>ISP: PLDT</text:p>
              </text:list-item>
              <text:list-item>
                <text:p>Current bandwidth: 80Mbps /100Mbps]</text:p>
              </text:list-item>
              <text:list-item>
                <text:p>Connection type: Fiber, leased line.</text:p>
              </text:list-item>
              <text:list-item>
                <text:p>Monthly cost: </text:p>
              </text:list-item>
              <text:list-item>
                <text:p>Recent upgrades or changes in I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text-style-name="P1" draw:layer="layout" svg:width="25cm" svg:height="2.5cm" svg:x="1.5cm" svg:y="0.5cm" presentation:class="title">
          <draw:text-box>
            <text:p text:style-name="P1"><text:span text:style-name="T1">R</text:span><text:span text:style-name="T1">e</text:span><text:span text:style-name="T1">c</text:span><text:span text:style-name="T1">e</text:span><text:span text:style-name="T1">n</text:span><text:span text:style-name="T1">t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</text:span></text:p>
          </draw:text-box>
        </draw:frame>
        <draw:frame presentation:style-name="pr12" draw:layer="layout" svg:width="25cm" svg:height="9cm" svg:x="1.5cm" svg:y="3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Uptime: [Percentage of time network was online]</text:p>
              </text:list-item>
              <text:list-item>
                <text:p>Downtime incidents: [List any major outages or slowdowns]</text:p>
              </text:list-item>
              <text:list-item>
                <text:p>Average speeds and latency: [Insert stats if available]</text:p>
              </text:list-item>
              <text:list-item>
                <text:p>Network load statistics (peak usage times, heavy bandwidth us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>
          <draw:text-box>
            <text:p text:style-name="P1"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</text:span><text:span text:style-name="T1"> </text:span><text:span text:style-name="T1">C</text:span><text:span text:style-name="T1">h</text:span><text:span text:style-name="T1">a</text:span><text:span text:style-name="T1">l</text:span><text:span text:style-name="T1">l</text:span><text:span text:style-name="T1">e</text:span><text:span text:style-name="T1">n</text:span><text:span text:style-name="T1">g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s</text:span><text:span text:style-name="T1">s</text:span><text:span text:style-name="T1">u</text:span><text:span text:style-name="T1">e</text:span><text:span text:style-name="T1">s</text:span></text:p>
          </draw:text-box>
        </draw:frame>
        <draw:frame presentation:style-name="pr15" draw:layer="layout" svg:width="25cm" svg:height="10cm" svg:x="1.5cm" svg:y="2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Areas with poor Wi-Fi connectivity</text:p>
              </text:list-item>
              <text:list-item>
                <text:p>Slow internet speeds during peak hours</text:p>
              </text:list-item>
              <text:list-item>
                <text:p>Bams </text:p>
                <text:list>
                  <text:list-item>
                    <text:p>Biometric Scanning Errors</text:p>
                  </text:list-item>
                  <text:list-item>
                    <text:p>Data Sync Problems</text:p>
                  </text:list-item>
                  <text:list-item>
                    <text:p>System Downtime</text:p>
                  </text:list-item>
                </text:list>
              </text:list-item>
              <text:list-item>
                <text:p>Aging equipment in need of upgrades</text:p>
              </text:list-item>
              <text:list-item>
                <text:p>Limited IT staff to handle network iss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>
          <draw:text-box>
            <text:p text:style-name="P1"><text:span text:style-name="T1">P</text:span><text:span text:style-name="T1">l</text:span><text:span text:style-name="T1">a</text:span><text:span text:style-name="T1">n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I</text:span><text:span text:style-name="T1">m</text:span><text:span text:style-name="T1">p</text:span><text:span text:style-name="T1">r</text:span><text:span text:style-name="T1">o</text:span><text:span text:style-name="T1">v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4">
              <text:list-header>
                <text:p/>
              </text:list-header>
              <text:list-item>
                <text:p>Upgrading hardware: New routers, switches, etc.</text:p>
              </text:list-item>
              <text:list-item>
                <text:p>Increasing bandwidth from ISP or add new ISP</text:p>
              </text:list-item>
              <text:list-item>
                <text:p>Expanding Wi-Fi coverage to remote areas of the campus</text:p>
              </text:list-item>
              <text:list-item>
                <text:p>Hiring additional IT personnel</text:p>
              </text:list-item>
              <text:list-item>
                <text:p>Regular network maintenance schedu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text-style-name="P1" draw:layer="layout" svg:width="25cm" svg:height="2.5cm" svg:x="1.5cm" svg:y="0.5cm" presentation:class="title">
          <draw:text-box>
            <text:p text:style-name="P1"><text:span text:style-name="T1">Re</text:span><text:span text:style-name="T1">co</text:span><text:span text:style-name="T1">m</text:span><text:span text:style-name="T1">me</text:span><text:span text:style-name="T1">nd</text:span><text:span text:style-name="T1">ati</text:span><text:span text:style-name="T1">on</text:span><text:span text:style-name="T1">s </text:span><text:span text:style-name="T1">for </text:span><text:span text:style-name="T1">the </text:span><text:span text:style-name="T1">Fut</text:span><text:span text:style-name="T1">ure</text:span></text:p>
          </draw:text-box>
        </draw:frame>
        <draw:frame presentation:style-name="pr15" draw:layer="layout" svg:width="25cm" svg:height="9cm" svg:x="1.5cm" svg:y="3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artner with a new ISP for better service </text:p>
              </text:list-item>
              <text:list-item>
                <text:p>Invest in ICT training for staff and faculty</text:p>
              </text:list-item>
              <text:list-item>
                <text:p>Consider creating a dedicated budget for continuous ICT improvements</text:p>
              </text:list-item>
              <text:list-item>
                <text:p>Encourage students and staff to report connectivity iss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7" draw:text-style-name="P19" draw:layer="layout" svg:width="25cm" svg:height="11cm" svg:x="1.5cm" svg:y="0.5cm" presentation:class="title" presentation:user-transformed="true">
          <draw:text-box>
            <text:p text:style-name="P19"><text:span text:style-name="T6"><text:s/></text:span><text:span text:style-name="T6">T</text:span><text:span text:style-name="T6">h</text:span><text:span text:style-name="T6">a</text:span><text:span text:style-name="T6">n</text:span><text:span text:style-name="T6">k </text:span><text:span text:style-name="T6">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9d9d9d" draw:end-color="#909090" draw:start-intensity="100%" draw:end-intensity="100%" draw:angle="0deg" draw:border="0%"/>
    <draw:gradient draw:name="Gradient_20_2" draw:display-name="Gradient 2" draw:style="linear" draw:start-color="#9d9d9d" draw:end-color="#909090" draw:start-intensity="100%" draw:end-intensity="100%" draw:angle="80.7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0T21:38:45.176343108</meta:creation-date>
    <meta:editing-duration>PT20M10S</meta:editing-duration>
    <meta:editing-cycles>6</meta:editing-cycles>
    <meta:generator>LibreOffice/7.3.7.2$Linux_X86_64 LibreOffice_project/30$Build-2</meta:generator>
    <dc:title>Forestbird</dc:title>
    <dc:date>2024-10-20T22:34:07.846367303</dc:date>
    <meta:document-statistic meta:object-count="1205"/>
  </office:meta>
</office:document-meta>
</file>